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pt" svg:y="713.71pt">
            <loext:p draw:notify-on-update-of-ranges="Sheet1.A1:Sheet1.A50 Sheet1.B1:Sheet1.B50 Sheet1.A1:Sheet1.A50 Sheet1.C1:Sheet1.C50 Sheet1.A1:Sheet1.A50 Sheet1.D1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8.38pt" svg:y="712.74pt">
            <loext:p draw:notify-on-update-of-ranges="Sheet1.A1:Sheet1.A50 Sheet1.F1:Sheet1.F50 Sheet1.A1:Sheet1.A50 Sheet1.G1:Sheet1.G50 Sheet1.A1:Sheet1.A50 Sheet1.H1:Sheet1.H50 Sheet1.A1:Sheet1.A50 Sheet1.I1:Sheet1.I50 Sheet1.A1:Sheet1.A50 Sheet1.J1:Sheet1.J50 Sheet1.A1:Sheet1.A50 Sheet1.K1:Sheet1.K50 Sheet1.A1:Sheet1.A50 Sheet1.L1:Sheet1.L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49.53pt" svg:y="719.63pt">
            <loext:p draw:notify-on-update-of-ranges="Sheet1.A1:Sheet1.A50 Sheet1.N1:Sheet1.N50 Sheet1.A1:Sheet1.A50 Sheet1.O1:Sheet1.O50 Sheet1.A1:Sheet1.A50 Sheet1.P1:Sheet1.P50 Sheet1.A1:Sheet1.A50 Sheet1.Q1:Sheet1.Q50 Sheet1.A1:Sheet1.A50 Sheet1.R1:Sheet1.R50 Sheet1.A1:Sheet1.A50 Sheet1.S1:Sheet1.S50 Sheet1.A1:Sheet1.A50 Sheet1.T1:Sheet1.T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166" calcext:value-type="float">
            <text:p>58.2166</text:p>
          </table:table-cell>
          <table:table-cell office:value-type="float" office:value="58.1924" calcext:value-type="float">
            <text:p>58.1924</text:p>
          </table:table-cell>
          <table:table-cell office:value-type="float" office:value="58.2977" calcext:value-type="float">
            <text:p>58.2977</text:p>
          </table:table-cell>
          <table:table-cell office:value-type="string" calcext:value-type="string">
            <text:p><text:s/></text:p>
          </table:table-cell>
          <table:table-cell office:value-type="float" office:value="-0.00545954" calcext:value-type="float">
            <text:p>-0.00545954</text:p>
          </table:table-cell>
          <table:table-cell office:value-type="float" office:value="-0.391622" calcext:value-type="float">
            <text:p>-0.391622</text:p>
          </table:table-cell>
          <table:table-cell office:value-type="float" office:value="-0.00588514" calcext:value-type="float">
            <text:p>-0.00588514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-0.0021851" calcext:value-type="float">
            <text:p>-0.0021851</text:p>
          </table:table-cell>
          <table:table-cell office:value-type="float" office:value="0.198287" calcext:value-type="float">
            <text:p>0.198287</text:p>
          </table:table-cell>
          <table:table-cell office:value-type="float" office:value="-0.000891972" calcext:value-type="float">
            <text:p>-0.000891972</text:p>
          </table:table-cell>
          <table:table-cell office:value-type="string" calcext:value-type="string">
            <text:p><text:s/></text:p>
          </table:table-cell>
          <table:table-cell office:value-type="float" office:value="-0.545954" calcext:value-type="float">
            <text:p>-0.545954</text:p>
          </table:table-cell>
          <table:table-cell office:value-type="float" office:value="0.228613" calcext:value-type="float">
            <text:p>0.228613</text:p>
          </table:table-cell>
          <table:table-cell office:value-type="float" office:value="-0.294257" calcext:value-type="float">
            <text:p>-0.294257</text:p>
          </table:table-cell>
          <table:table-cell office:value-type="float" office:value="-0.0486798" calcext:value-type="float">
            <text:p>-0.0486798</text:p>
          </table:table-cell>
          <table:table-cell office:value-type="float" office:value="-0.109255" calcext:value-type="float">
            <text:p>-0.109255</text:p>
          </table:table-cell>
          <table:table-cell office:value-type="float" office:value="-0.112391" calcext:value-type="float">
            <text:p>-0.112391</text:p>
          </table:table-cell>
          <table:table-cell office:value-type="float" office:value="-0.0445986" calcext:value-type="float">
            <text:p>-0.044598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0643" calcext:value-type="float">
            <text:p>57.0643</text:p>
          </table:table-cell>
          <table:table-cell office:value-type="float" office:value="57.7158" calcext:value-type="float">
            <text:p>57.7158</text:p>
          </table:table-cell>
          <table:table-cell office:value-type="float" office:value="57.8146" calcext:value-type="float">
            <text:p>57.8146</text:p>
          </table:table-cell>
          <table:table-cell office:value-type="string" calcext:value-type="string">
            <text:p><text:s/></text:p>
          </table:table-cell>
          <table:table-cell office:value-type="float" office:value="-0.0108087" calcext:value-type="float">
            <text:p>-0.0108087</text:p>
          </table:table-cell>
          <table:table-cell office:value-type="float" office:value="-0.385986" calcext:value-type="float">
            <text:p>-0.385986</text:p>
          </table:table-cell>
          <table:table-cell office:value-type="float" office:value="-0.0117844" calcext:value-type="float">
            <text:p>-0.0117844</text:p>
          </table:table-cell>
          <table:table-cell office:value-type="float" office:value="0.718848" calcext:value-type="float">
            <text:p>0.718848</text:p>
          </table:table-cell>
          <table:table-cell office:value-type="float" office:value="-0.00429929" calcext:value-type="float">
            <text:p>-0.00429929</text:p>
          </table:table-cell>
          <table:table-cell office:value-type="float" office:value="0.195398" calcext:value-type="float">
            <text:p>0.195398</text:p>
          </table:table-cell>
          <table:table-cell office:value-type="float" office:value="-0.00175809" calcext:value-type="float">
            <text:p>-0.00175809</text:p>
          </table:table-cell>
          <table:table-cell office:value-type="string" calcext:value-type="string">
            <text:p><text:s/></text:p>
          </table:table-cell>
          <table:table-cell office:value-type="float" office:value="-0.534914" calcext:value-type="float">
            <text:p>-0.534914</text:p>
          </table:table-cell>
          <table:table-cell office:value-type="float" office:value="0.281778" calcext:value-type="float">
            <text:p>0.281778</text:p>
          </table:table-cell>
          <table:table-cell office:value-type="float" office:value="-0.294966" calcext:value-type="float">
            <text:p>-0.294966</text:p>
          </table:table-cell>
          <table:table-cell office:value-type="float" office:value="-0.0691815" calcext:value-type="float">
            <text:p>-0.0691815</text:p>
          </table:table-cell>
          <table:table-cell office:value-type="float" office:value="-0.10571" calcext:value-type="float">
            <text:p>-0.10571</text:p>
          </table:table-cell>
          <table:table-cell office:value-type="float" office:value="-0.144453" calcext:value-type="float">
            <text:p>-0.144453</text:p>
          </table:table-cell>
          <table:table-cell office:value-type="float" office:value="-0.0433057" calcext:value-type="float">
            <text:p>-0.04330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9915" calcext:value-type="float">
            <text:p>55.9915</text:p>
          </table:table-cell>
          <table:table-cell office:value-type="float" office:value="57.4449" calcext:value-type="float">
            <text:p>57.4449</text:p>
          </table:table-cell>
          <table:table-cell office:value-type="float" office:value="57.8582" calcext:value-type="float">
            <text:p>57.8582</text:p>
          </table:table-cell>
          <table:table-cell office:value-type="string" calcext:value-type="string">
            <text:p><text:s/></text:p>
          </table:table-cell>
          <table:table-cell office:value-type="float" office:value="-0.0160607" calcext:value-type="float">
            <text:p>-0.0160607</text:p>
          </table:table-cell>
          <table:table-cell office:value-type="float" office:value="-0.378671" calcext:value-type="float">
            <text:p>-0.378671</text:p>
          </table:table-cell>
          <table:table-cell office:value-type="float" office:value="-0.0177464" calcext:value-type="float">
            <text:p>-0.0177464</text:p>
          </table:table-cell>
          <table:table-cell office:value-type="float" office:value="0.716964" calcext:value-type="float">
            <text:p>0.716964</text:p>
          </table:table-cell>
          <table:table-cell office:value-type="float" office:value="-0.00637269" calcext:value-type="float">
            <text:p>-0.00637269</text:p>
          </table:table-cell>
          <table:table-cell office:value-type="float" office:value="0.191618" calcext:value-type="float">
            <text:p>0.191618</text:p>
          </table:table-cell>
          <table:table-cell office:value-type="float" office:value="-0.00262413" calcext:value-type="float">
            <text:p>-0.00262413</text:p>
          </table:table-cell>
          <table:table-cell office:value-type="string" calcext:value-type="string">
            <text:p><text:s/></text:p>
          </table:table-cell>
          <table:table-cell office:value-type="float" office:value="-0.525203" calcext:value-type="float">
            <text:p>-0.525203</text:p>
          </table:table-cell>
          <table:table-cell office:value-type="float" office:value="0.36575" calcext:value-type="float">
            <text:p>0.36575</text:p>
          </table:table-cell>
          <table:table-cell office:value-type="float" office:value="-0.298098" calcext:value-type="float">
            <text:p>-0.298098</text:p>
          </table:table-cell>
          <table:table-cell office:value-type="float" office:value="-0.0942142" calcext:value-type="float">
            <text:p>-0.0942142</text:p>
          </table:table-cell>
          <table:table-cell office:value-type="float" office:value="-0.10367" calcext:value-type="float">
            <text:p>-0.10367</text:p>
          </table:table-cell>
          <table:table-cell office:value-type="float" office:value="-0.189019" calcext:value-type="float">
            <text:p>-0.189019</text:p>
          </table:table-cell>
          <table:table-cell office:value-type="float" office:value="-0.0433022" calcext:value-type="float">
            <text:p>-0.043302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9415" calcext:value-type="float">
            <text:p>54.9415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9654" calcext:value-type="float">
            <text:p>57.9654</text:p>
          </table:table-cell>
          <table:table-cell office:value-type="string" calcext:value-type="string">
            <text:p><text:s/></text:p>
          </table:table-cell>
          <table:table-cell office:value-type="float" office:value="-0.0212018" calcext:value-type="float">
            <text:p>-0.0212018</text:p>
          </table:table-cell>
          <table:table-cell office:value-type="float" office:value="-0.369104" calcext:value-type="float">
            <text:p>-0.369104</text:p>
          </table:table-cell>
          <table:table-cell office:value-type="float" office:value="-0.0237656" calcext:value-type="float">
            <text:p>-0.0237656</text:p>
          </table:table-cell>
          <table:table-cell office:value-type="float" office:value="0.714466" calcext:value-type="float">
            <text:p>0.714466</text:p>
          </table:table-cell>
          <table:table-cell office:value-type="float" office:value="-0.00846049" calcext:value-type="float">
            <text:p>-0.00846049</text:p>
          </table:table-cell>
          <table:table-cell office:value-type="float" office:value="0.18671" calcext:value-type="float">
            <text:p>0.18671</text:p>
          </table:table-cell>
          <table:table-cell office:value-type="float" office:value="-0.00354014" calcext:value-type="float">
            <text:p>-0.00354014</text:p>
          </table:table-cell>
          <table:table-cell office:value-type="string" calcext:value-type="string">
            <text:p><text:s/></text:p>
          </table:table-cell>
          <table:table-cell office:value-type="float" office:value="-0.514106" calcext:value-type="float">
            <text:p>-0.514106</text:p>
          </table:table-cell>
          <table:table-cell office:value-type="float" office:value="0.478382" calcext:value-type="float">
            <text:p>0.478382</text:p>
          </table:table-cell>
          <table:table-cell office:value-type="float" office:value="-0.300959" calcext:value-type="float">
            <text:p>-0.300959</text:p>
          </table:table-cell>
          <table:table-cell office:value-type="float" office:value="-0.124916" calcext:value-type="float">
            <text:p>-0.124916</text:p>
          </table:table-cell>
          <table:table-cell office:value-type="float" office:value="-0.10439" calcext:value-type="float">
            <text:p>-0.10439</text:p>
          </table:table-cell>
          <table:table-cell office:value-type="float" office:value="-0.24538" calcext:value-type="float">
            <text:p>-0.24538</text:p>
          </table:table-cell>
          <table:table-cell office:value-type="float" office:value="-0.0458006" calcext:value-type="float">
            <text:p>-0.045800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5487" calcext:value-type="float">
            <text:p>53.5487</text:p>
          </table:table-cell>
          <table:table-cell office:value-type="float" office:value="56.4006" calcext:value-type="float">
            <text:p>56.4006</text:p>
          </table:table-cell>
          <table:table-cell office:value-type="float" office:value="57.9485" calcext:value-type="float">
            <text:p>57.9485</text:p>
          </table:table-cell>
          <table:table-cell office:value-type="string" calcext:value-type="string">
            <text:p><text:s/></text:p>
          </table:table-cell>
          <table:table-cell office:value-type="float" office:value="-0.0261863" calcext:value-type="float">
            <text:p>-0.0261863</text:p>
          </table:table-cell>
          <table:table-cell office:value-type="float" office:value="-0.357341" calcext:value-type="float">
            <text:p>-0.357341</text:p>
          </table:table-cell>
          <table:table-cell office:value-type="float" office:value="-0.0299104" calcext:value-type="float">
            <text:p>-0.0299104</text:p>
          </table:table-cell>
          <table:table-cell office:value-type="float" office:value="0.711282" calcext:value-type="float">
            <text:p>0.711282</text:p>
          </table:table-cell>
          <table:table-cell office:value-type="float" office:value="-0.0104361" calcext:value-type="float">
            <text:p>-0.0104361</text:p>
          </table:table-cell>
          <table:table-cell office:value-type="float" office:value="0.180656" calcext:value-type="float">
            <text:p>0.180656</text:p>
          </table:table-cell>
          <table:table-cell office:value-type="float" office:value="-0.00440978" calcext:value-type="float">
            <text:p>-0.00440978</text:p>
          </table:table-cell>
          <table:table-cell office:value-type="string" calcext:value-type="string">
            <text:p><text:s/></text:p>
          </table:table-cell>
          <table:table-cell office:value-type="float" office:value="-0.498456" calcext:value-type="float">
            <text:p>-0.498456</text:p>
          </table:table-cell>
          <table:table-cell office:value-type="float" office:value="0.588134" calcext:value-type="float">
            <text:p>0.588134</text:p>
          </table:table-cell>
          <table:table-cell office:value-type="float" office:value="-0.307241" calcext:value-type="float">
            <text:p>-0.307241</text:p>
          </table:table-cell>
          <table:table-cell office:value-type="float" office:value="-0.159181" calcext:value-type="float">
            <text:p>-0.159181</text:p>
          </table:table-cell>
          <table:table-cell office:value-type="float" office:value="-0.0987816" calcext:value-type="float">
            <text:p>-0.0987816</text:p>
          </table:table-cell>
          <table:table-cell office:value-type="float" office:value="-0.302695" calcext:value-type="float">
            <text:p>-0.302695</text:p>
          </table:table-cell>
          <table:table-cell office:value-type="float" office:value="-0.0434817" calcext:value-type="float">
            <text:p>-0.04348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2284" calcext:value-type="float">
            <text:p>52.2284</text:p>
          </table:table-cell>
          <table:table-cell office:value-type="float" office:value="55.9672" calcext:value-type="float">
            <text:p>55.9672</text:p>
          </table:table-cell>
          <table:table-cell office:value-type="float" office:value="58.0088" calcext:value-type="float">
            <text:p>58.0088</text:p>
          </table:table-cell>
          <table:table-cell office:value-type="string" calcext:value-type="string">
            <text:p><text:s/></text:p>
          </table:table-cell>
          <table:table-cell office:value-type="float" office:value="-0.0310324" calcext:value-type="float">
            <text:p>-0.0310324</text:p>
          </table:table-cell>
          <table:table-cell office:value-type="float" office:value="-0.344003" calcext:value-type="float">
            <text:p>-0.344003</text:p>
          </table:table-cell>
          <table:table-cell office:value-type="float" office:value="-0.0361307" calcext:value-type="float">
            <text:p>-0.0361307</text:p>
          </table:table-cell>
          <table:table-cell office:value-type="float" office:value="0.707561" calcext:value-type="float">
            <text:p>0.707561</text:p>
          </table:table-cell>
          <table:table-cell office:value-type="float" office:value="-0.0123263" calcext:value-type="float">
            <text:p>-0.0123263</text:p>
          </table:table-cell>
          <table:table-cell office:value-type="float" office:value="0.173832" calcext:value-type="float">
            <text:p>0.173832</text:p>
          </table:table-cell>
          <table:table-cell office:value-type="float" office:value="-0.00525209" calcext:value-type="float">
            <text:p>-0.00525209</text:p>
          </table:table-cell>
          <table:table-cell office:value-type="string" calcext:value-type="string">
            <text:p><text:s/></text:p>
          </table:table-cell>
          <table:table-cell office:value-type="float" office:value="-0.484606" calcext:value-type="float">
            <text:p>-0.484606</text:p>
          </table:table-cell>
          <table:table-cell office:value-type="float" office:value="0.666903" calcext:value-type="float">
            <text:p>0.666903</text:p>
          </table:table-cell>
          <table:table-cell office:value-type="float" office:value="-0.311017" calcext:value-type="float">
            <text:p>-0.311017</text:p>
          </table:table-cell>
          <table:table-cell office:value-type="float" office:value="-0.186082" calcext:value-type="float">
            <text:p>-0.186082</text:p>
          </table:table-cell>
          <table:table-cell office:value-type="float" office:value="-0.09451" calcext:value-type="float">
            <text:p>-0.09451</text:p>
          </table:table-cell>
          <table:table-cell office:value-type="float" office:value="-0.341221" calcext:value-type="float">
            <text:p>-0.341221</text:p>
          </table:table-cell>
          <table:table-cell office:value-type="float" office:value="-0.0421156" calcext:value-type="float">
            <text:p>-0.042115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7828" calcext:value-type="float">
            <text:p>50.7828</text:p>
          </table:table-cell>
          <table:table-cell office:value-type="float" office:value="55.2939" calcext:value-type="float">
            <text:p>55.2939</text:p>
          </table:table-cell>
          <table:table-cell office:value-type="float" office:value="58.1206" calcext:value-type="float">
            <text:p>58.1206</text:p>
          </table:table-cell>
          <table:table-cell office:value-type="string" calcext:value-type="string">
            <text:p><text:s/></text:p>
          </table:table-cell>
          <table:table-cell office:value-type="float" office:value="-0.035715" calcext:value-type="float">
            <text:p>-0.035715</text:p>
          </table:table-cell>
          <table:table-cell office:value-type="float" office:value="-0.328388" calcext:value-type="float">
            <text:p>-0.328388</text:p>
          </table:table-cell>
          <table:table-cell office:value-type="float" office:value="-0.0424776" calcext:value-type="float">
            <text:p>-0.0424776</text:p>
          </table:table-cell>
          <table:table-cell office:value-type="float" office:value="0.703095" calcext:value-type="float">
            <text:p>0.703095</text:p>
          </table:table-cell>
          <table:table-cell office:value-type="float" office:value="-0.014111" calcext:value-type="float">
            <text:p>-0.014111</text:p>
          </table:table-cell>
          <table:table-cell office:value-type="float" office:value="0.165902" calcext:value-type="float">
            <text:p>0.165902</text:p>
          </table:table-cell>
          <table:table-cell office:value-type="float" office:value="-0.00605653" calcext:value-type="float">
            <text:p>-0.00605653</text:p>
          </table:table-cell>
          <table:table-cell office:value-type="string" calcext:value-type="string">
            <text:p><text:s/></text:p>
          </table:table-cell>
          <table:table-cell office:value-type="float" office:value="-0.468264" calcext:value-type="float">
            <text:p>-0.468264</text:p>
          </table:table-cell>
          <table:table-cell office:value-type="float" office:value="0.780751" calcext:value-type="float">
            <text:p>0.780751</text:p>
          </table:table-cell>
          <table:table-cell office:value-type="float" office:value="-0.317343" calcext:value-type="float">
            <text:p>-0.317343</text:p>
          </table:table-cell>
          <table:table-cell office:value-type="float" office:value="-0.223289" calcext:value-type="float">
            <text:p>-0.223289</text:p>
          </table:table-cell>
          <table:table-cell office:value-type="float" office:value="-0.0892336" calcext:value-type="float">
            <text:p>-0.0892336</text:p>
          </table:table-cell>
          <table:table-cell office:value-type="float" office:value="-0.396516" calcext:value-type="float">
            <text:p>-0.396516</text:p>
          </table:table-cell>
          <table:table-cell office:value-type="float" office:value="-0.0402221" calcext:value-type="float">
            <text:p>-0.040222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2766" calcext:value-type="float">
            <text:p>49.2766</text:p>
          </table:table-cell>
          <table:table-cell office:value-type="float" office:value="54.7187" calcext:value-type="float">
            <text:p>54.7187</text:p>
          </table:table-cell>
          <table:table-cell office:value-type="float" office:value="58.2434" calcext:value-type="float">
            <text:p>58.2434</text:p>
          </table:table-cell>
          <table:table-cell office:value-type="string" calcext:value-type="string">
            <text:p><text:s/></text:p>
          </table:table-cell>
          <table:table-cell office:value-type="float" office:value="-0.0402469" calcext:value-type="float">
            <text:p>-0.0402469</text:p>
          </table:table-cell>
          <table:table-cell office:value-type="float" office:value="-0.310882" calcext:value-type="float">
            <text:p>-0.310882</text:p>
          </table:table-cell>
          <table:table-cell office:value-type="float" office:value="-0.0489304" calcext:value-type="float">
            <text:p>-0.0489304</text:p>
          </table:table-cell>
          <table:table-cell office:value-type="float" office:value="0.697942" calcext:value-type="float">
            <text:p>0.697942</text:p>
          </table:table-cell>
          <table:table-cell office:value-type="float" office:value="-0.0157745" calcext:value-type="float">
            <text:p>-0.0157745</text:p>
          </table:table-cell>
          <table:table-cell office:value-type="float" office:value="0.157096" calcext:value-type="float">
            <text:p>0.157096</text:p>
          </table:table-cell>
          <table:table-cell office:value-type="float" office:value="-0.00681092" calcext:value-type="float">
            <text:p>-0.00681092</text:p>
          </table:table-cell>
          <table:table-cell office:value-type="string" calcext:value-type="string">
            <text:p><text:s/></text:p>
          </table:table-cell>
          <table:table-cell office:value-type="float" office:value="-0.453184" calcext:value-type="float">
            <text:p>-0.453184</text:p>
          </table:table-cell>
          <table:table-cell office:value-type="float" office:value="0.875281" calcext:value-type="float">
            <text:p>0.875281</text:p>
          </table:table-cell>
          <table:table-cell office:value-type="float" office:value="-0.322639" calcext:value-type="float">
            <text:p>-0.322639</text:p>
          </table:table-cell>
          <table:table-cell office:value-type="float" office:value="-0.257613" calcext:value-type="float">
            <text:p>-0.257613</text:p>
          </table:table-cell>
          <table:table-cell office:value-type="float" office:value="-0.0831776" calcext:value-type="float">
            <text:p>-0.0831776</text:p>
          </table:table-cell>
          <table:table-cell office:value-type="float" office:value="-0.440297" calcext:value-type="float">
            <text:p>-0.440297</text:p>
          </table:table-cell>
          <table:table-cell office:value-type="float" office:value="-0.0377196" calcext:value-type="float">
            <text:p>-0.037719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5864" calcext:value-type="float">
            <text:p>47.5864</text:p>
          </table:table-cell>
          <table:table-cell office:value-type="float" office:value="54.0689" calcext:value-type="float">
            <text:p>54.0689</text:p>
          </table:table-cell>
          <table:table-cell office:value-type="float" office:value="58.2968" calcext:value-type="float">
            <text:p>58.2968</text:p>
          </table:table-cell>
          <table:table-cell office:value-type="string" calcext:value-type="string">
            <text:p><text:s/></text:p>
          </table:table-cell>
          <table:table-cell office:value-type="float" office:value="-0.0446102" calcext:value-type="float">
            <text:p>-0.0446102</text:p>
          </table:table-cell>
          <table:table-cell office:value-type="float" office:value="-0.291204" calcext:value-type="float">
            <text:p>-0.291204</text:p>
          </table:table-cell>
          <table:table-cell office:value-type="float" office:value="-0.0555547" calcext:value-type="float">
            <text:p>-0.0555547</text:p>
          </table:table-cell>
          <table:table-cell office:value-type="float" office:value="0.691961" calcext:value-type="float">
            <text:p>0.691961</text:p>
          </table:table-cell>
          <table:table-cell office:value-type="float" office:value="-0.0172123" calcext:value-type="float">
            <text:p>-0.0172123</text:p>
          </table:table-cell>
          <table:table-cell office:value-type="float" office:value="0.147267" calcext:value-type="float">
            <text:p>0.147267</text:p>
          </table:table-cell>
          <table:table-cell office:value-type="float" office:value="-0.00743649" calcext:value-type="float">
            <text:p>-0.00743649</text:p>
          </table:table-cell>
          <table:table-cell office:value-type="string" calcext:value-type="string">
            <text:p><text:s/></text:p>
          </table:table-cell>
          <table:table-cell office:value-type="float" office:value="-0.436335" calcext:value-type="float">
            <text:p>-0.436335</text:p>
          </table:table-cell>
          <table:table-cell office:value-type="float" office:value="0.9839" calcext:value-type="float">
            <text:p>0.9839</text:p>
          </table:table-cell>
          <table:table-cell office:value-type="float" office:value="-0.331215" calcext:value-type="float">
            <text:p>-0.331215</text:p>
          </table:table-cell>
          <table:table-cell office:value-type="float" office:value="-0.299087" calcext:value-type="float">
            <text:p>-0.299087</text:p>
          </table:table-cell>
          <table:table-cell office:value-type="float" office:value="-0.0718864" calcext:value-type="float">
            <text:p>-0.0718864</text:p>
          </table:table-cell>
          <table:table-cell office:value-type="float" office:value="-0.491455" calcext:value-type="float">
            <text:p>-0.491455</text:p>
          </table:table-cell>
          <table:table-cell office:value-type="float" office:value="-0.0312782" calcext:value-type="float">
            <text:p>-0.031278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4607" calcext:value-type="float">
            <text:p>11.4607</text:p>
          </table:table-cell>
          <table:table-cell office:value-type="float" office:value="10.1796" calcext:value-type="float">
            <text:p>10.1796</text:p>
          </table:table-cell>
          <table:table-cell office:value-type="float" office:value="16.9441" calcext:value-type="float">
            <text:p>16.9441</text:p>
          </table:table-cell>
          <table:table-cell office:value-type="string" calcext:value-type="string">
            <text:p><text:s/></text:p>
          </table:table-cell>
          <table:table-cell office:value-type="float" office:value="-0.0463604" calcext:value-type="float">
            <text:p>-0.0463604</text:p>
          </table:table-cell>
          <table:table-cell office:value-type="float" office:value="-0.297159" calcext:value-type="float">
            <text:p>-0.297159</text:p>
          </table:table-cell>
          <table:table-cell office:value-type="float" office:value="-0.0510407" calcext:value-type="float">
            <text:p>-0.0510407</text:p>
          </table:table-cell>
          <table:table-cell office:value-type="float" office:value="0.693939" calcext:value-type="float">
            <text:p>0.693939</text:p>
          </table:table-cell>
          <table:table-cell office:value-type="float" office:value="-0.0257671" calcext:value-type="float">
            <text:p>-0.0257671</text:p>
          </table:table-cell>
          <table:table-cell office:value-type="float" office:value="0.152098" calcext:value-type="float">
            <text:p>0.152098</text:p>
          </table:table-cell>
          <table:table-cell office:value-type="float" office:value="-0.0140597" calcext:value-type="float">
            <text:p>-0.0140597</text:p>
          </table:table-cell>
          <table:table-cell office:value-type="string" calcext:value-type="string">
            <text:p><text:s/></text:p>
          </table:table-cell>
          <table:table-cell office:value-type="float" office:value="-0.175022" calcext:value-type="float">
            <text:p>-0.175022</text:p>
          </table:table-cell>
          <table:table-cell office:value-type="float" office:value="-0.297744" calcext:value-type="float">
            <text:p>-0.297744</text:p>
          </table:table-cell>
          <table:table-cell office:value-type="float" office:value="0.225697" calcext:value-type="float">
            <text:p>0.225697</text:p>
          </table:table-cell>
          <table:table-cell office:value-type="float" office:value="0.0989265" calcext:value-type="float">
            <text:p>0.0989265</text:p>
          </table:table-cell>
          <table:table-cell office:value-type="float" office:value="-0.427742" calcext:value-type="float">
            <text:p>-0.427742</text:p>
          </table:table-cell>
          <table:table-cell office:value-type="float" office:value="0.241577" calcext:value-type="float">
            <text:p>0.241577</text:p>
          </table:table-cell>
          <table:table-cell office:value-type="float" office:value="-0.331163" calcext:value-type="float">
            <text:p>-0.33116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917" calcext:value-type="float">
            <text:p>11.4917</text:p>
          </table:table-cell>
          <table:table-cell office:value-type="float" office:value="10.6102" calcext:value-type="float">
            <text:p>10.6102</text:p>
          </table:table-cell>
          <table:table-cell office:value-type="float" office:value="16.6021" calcext:value-type="float">
            <text:p>16.6021</text:p>
          </table:table-cell>
          <table:table-cell office:value-type="string" calcext:value-type="string">
            <text:p><text:s/></text:p>
          </table:table-cell>
          <table:table-cell office:value-type="float" office:value="-0.0479021" calcext:value-type="float">
            <text:p>-0.0479021</text:p>
          </table:table-cell>
          <table:table-cell office:value-type="float" office:value="-0.298029" calcext:value-type="float">
            <text:p>-0.298029</text:p>
          </table:table-cell>
          <table:table-cell office:value-type="float" office:value="-0.0457551" calcext:value-type="float">
            <text:p>-0.0457551</text:p>
          </table:table-cell>
          <table:table-cell office:value-type="float" office:value="0.694954" calcext:value-type="float">
            <text:p>0.694954</text:p>
          </table:table-cell>
          <table:table-cell office:value-type="float" office:value="-0.0353804" calcext:value-type="float">
            <text:p>-0.0353804</text:p>
          </table:table-cell>
          <table:table-cell office:value-type="float" office:value="0.154932" calcext:value-type="float">
            <text:p>0.154932</text:p>
          </table:table-cell>
          <table:table-cell office:value-type="float" office:value="-0.0215464" calcext:value-type="float">
            <text:p>-0.0215464</text:p>
          </table:table-cell>
          <table:table-cell office:value-type="string" calcext:value-type="string">
            <text:p><text:s/></text:p>
          </table:table-cell>
          <table:table-cell office:value-type="float" office:value="-0.15417" calcext:value-type="float">
            <text:p>-0.15417</text:p>
          </table:table-cell>
          <table:table-cell office:value-type="float" office:value="-0.0434916" calcext:value-type="float">
            <text:p>-0.0434916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0.0507155" calcext:value-type="float">
            <text:p>0.0507155</text:p>
          </table:table-cell>
          <table:table-cell office:value-type="float" office:value="-0.480664" calcext:value-type="float">
            <text:p>-0.480664</text:p>
          </table:table-cell>
          <table:table-cell office:value-type="float" office:value="0.141677" calcext:value-type="float">
            <text:p>0.141677</text:p>
          </table:table-cell>
          <table:table-cell office:value-type="float" office:value="-0.374335" calcext:value-type="float">
            <text:p>-0.3743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343" calcext:value-type="float">
            <text:p>11.8343</text:p>
          </table:table-cell>
          <table:table-cell office:value-type="float" office:value="9.33208" calcext:value-type="float">
            <text:p>9.33208</text:p>
          </table:table-cell>
          <table:table-cell office:value-type="float" office:value="17.3792" calcext:value-type="float">
            <text:p>17.3792</text:p>
          </table:table-cell>
          <table:table-cell office:value-type="string" calcext:value-type="string">
            <text:p><text:s/></text:p>
          </table:table-cell>
          <table:table-cell office:value-type="float" office:value="-0.0494618" calcext:value-type="float">
            <text:p>-0.0494618</text:p>
          </table:table-cell>
          <table:table-cell office:value-type="float" office:value="-0.297439" calcext:value-type="float">
            <text:p>-0.297439</text:p>
          </table:table-cell>
          <table:table-cell office:value-type="float" office:value="-0.0406862" calcext:value-type="float">
            <text:p>-0.0406862</text:p>
          </table:table-cell>
          <table:table-cell office:value-type="float" office:value="0.695851" calcext:value-type="float">
            <text:p>0.695851</text:p>
          </table:table-cell>
          <table:table-cell office:value-type="float" office:value="-0.0448518" calcext:value-type="float">
            <text:p>-0.0448518</text:p>
          </table:table-cell>
          <table:table-cell office:value-type="float" office:value="0.157167" calcext:value-type="float">
            <text:p>0.157167</text:p>
          </table:table-cell>
          <table:table-cell office:value-type="float" office:value="-0.0289147" calcext:value-type="float">
            <text:p>-0.0289147</text:p>
          </table:table-cell>
          <table:table-cell office:value-type="string" calcext:value-type="string">
            <text:p><text:s/></text:p>
          </table:table-cell>
          <table:table-cell office:value-type="float" office:value="-0.155961" calcext:value-type="float">
            <text:p>-0.155961</text:p>
          </table:table-cell>
          <table:table-cell office:value-type="float" office:value="0.0295048" calcext:value-type="float">
            <text:p>0.0295048</text:p>
          </table:table-cell>
          <table:table-cell office:value-type="float" office:value="0.253444" calcext:value-type="float">
            <text:p>0.253444</text:p>
          </table:table-cell>
          <table:table-cell office:value-type="float" office:value="0.0448741" calcext:value-type="float">
            <text:p>0.0448741</text:p>
          </table:table-cell>
          <table:table-cell office:value-type="float" office:value="-0.473572" calcext:value-type="float">
            <text:p>-0.473572</text:p>
          </table:table-cell>
          <table:table-cell office:value-type="float" office:value="0.11177" calcext:value-type="float">
            <text:p>0.11177</text:p>
          </table:table-cell>
          <table:table-cell office:value-type="float" office:value="-0.368414" calcext:value-type="float">
            <text:p>-0.36841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877" calcext:value-type="float">
            <text:p>12.6877</text:p>
          </table:table-cell>
          <table:table-cell office:value-type="float" office:value="8.7917" calcext:value-type="float">
            <text:p>8.7917</text:p>
          </table:table-cell>
          <table:table-cell office:value-type="float" office:value="17.6548" calcext:value-type="float">
            <text:p>17.6548</text:p>
          </table:table-cell>
          <table:table-cell office:value-type="string" calcext:value-type="string">
            <text:p><text:s/></text:p>
          </table:table-cell>
          <table:table-cell office:value-type="float" office:value="-0.0510417" calcext:value-type="float">
            <text:p>-0.0510417</text:p>
          </table:table-cell>
          <table:table-cell office:value-type="float" office:value="-0.297056" calcext:value-type="float">
            <text:p>-0.297056</text:p>
          </table:table-cell>
          <table:table-cell office:value-type="float" office:value="-0.035684" calcext:value-type="float">
            <text:p>-0.035684</text:p>
          </table:table-cell>
          <table:table-cell office:value-type="float" office:value="0.696996" calcext:value-type="float">
            <text:p>0.696996</text:p>
          </table:table-cell>
          <table:table-cell office:value-type="float" office:value="-0.0542405" calcext:value-type="float">
            <text:p>-0.0542405</text:p>
          </table:table-cell>
          <table:table-cell office:value-type="float" office:value="0.159541" calcext:value-type="float">
            <text:p>0.159541</text:p>
          </table:table-cell>
          <table:table-cell office:value-type="float" office:value="-0.036215" calcext:value-type="float">
            <text:p>-0.036215</text:p>
          </table:table-cell>
          <table:table-cell office:value-type="string" calcext:value-type="string">
            <text:p><text:s/></text:p>
          </table:table-cell>
          <table:table-cell office:value-type="float" office:value="-0.157993" calcext:value-type="float">
            <text:p>-0.157993</text:p>
          </table:table-cell>
          <table:table-cell office:value-type="float" office:value="0.0191262" calcext:value-type="float">
            <text:p>0.0191262</text:p>
          </table:table-cell>
          <table:table-cell office:value-type="float" office:value="0.250114" calcext:value-type="float">
            <text:p>0.250114</text:p>
          </table:table-cell>
          <table:table-cell office:value-type="float" office:value="0.0572628" calcext:value-type="float">
            <text:p>0.0572628</text:p>
          </table:table-cell>
          <table:table-cell office:value-type="float" office:value="-0.469432" calcext:value-type="float">
            <text:p>-0.469432</text:p>
          </table:table-cell>
          <table:table-cell office:value-type="float" office:value="0.118705" calcext:value-type="float">
            <text:p>0.118705</text:p>
          </table:table-cell>
          <table:table-cell office:value-type="float" office:value="-0.365015" calcext:value-type="float">
            <text:p>-0.3650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5503" calcext:value-type="float">
            <text:p>13.5503</text:p>
          </table:table-cell>
          <table:table-cell office:value-type="float" office:value="8.08844" calcext:value-type="float">
            <text:p>8.08844</text:p>
          </table:table-cell>
          <table:table-cell office:value-type="float" office:value="17.671" calcext:value-type="float">
            <text:p>17.671</text:p>
          </table:table-cell>
          <table:table-cell office:value-type="string" calcext:value-type="string">
            <text:p><text:s/></text:p>
          </table:table-cell>
          <table:table-cell office:value-type="float" office:value="-0.0526315" calcext:value-type="float">
            <text:p>-0.0526315</text:p>
          </table:table-cell>
          <table:table-cell office:value-type="float" office:value="-0.29608" calcext:value-type="float">
            <text:p>-0.29608</text:p>
          </table:table-cell>
          <table:table-cell office:value-type="float" office:value="-0.0308249" calcext:value-type="float">
            <text:p>-0.0308249</text:p>
          </table:table-cell>
          <table:table-cell office:value-type="float" office:value="0.698165" calcext:value-type="float">
            <text:p>0.698165</text:p>
          </table:table-cell>
          <table:table-cell office:value-type="float" office:value="-0.0635114" calcext:value-type="float">
            <text:p>-0.0635114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-0.0434169" calcext:value-type="float">
            <text:p>-0.0434169</text:p>
          </table:table-cell>
          <table:table-cell office:value-type="string" calcext:value-type="string">
            <text:p><text:s/></text:p>
          </table:table-cell>
          <table:table-cell office:value-type="float" office:value="-0.158985" calcext:value-type="float">
            <text:p>-0.158985</text:p>
          </table:table-cell>
          <table:table-cell office:value-type="float" office:value="0.0488457" calcext:value-type="float">
            <text:p>0.0488457</text:p>
          </table:table-cell>
          <table:table-cell office:value-type="float" office:value="0.242955" calcext:value-type="float">
            <text:p>0.242955</text:p>
          </table:table-cell>
          <table:table-cell office:value-type="float" office:value="0.0584341" calcext:value-type="float">
            <text:p>0.0584341</text:p>
          </table:table-cell>
          <table:table-cell office:value-type="float" office:value="-0.463545" calcext:value-type="float">
            <text:p>-0.463545</text:p>
          </table:table-cell>
          <table:table-cell office:value-type="float" office:value="0.106042" calcext:value-type="float">
            <text:p>0.106042</text:p>
          </table:table-cell>
          <table:table-cell office:value-type="float" office:value="-0.360092" calcext:value-type="float">
            <text:p>-0.36009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108" calcext:value-type="float">
            <text:p>14.4108</text:p>
          </table:table-cell>
          <table:table-cell office:value-type="float" office:value="7.55783" calcext:value-type="float">
            <text:p>7.55783</text:p>
          </table:table-cell>
          <table:table-cell office:value-type="float" office:value="17.7167" calcext:value-type="float">
            <text:p>17.7167</text:p>
          </table:table-cell>
          <table:table-cell office:value-type="string" calcext:value-type="string">
            <text:p><text:s/></text:p>
          </table:table-cell>
          <table:table-cell office:value-type="float" office:value="-0.0542443" calcext:value-type="float">
            <text:p>-0.0542443</text:p>
          </table:table-cell>
          <table:table-cell office:value-type="float" office:value="-0.295397" calcext:value-type="float">
            <text:p>-0.295397</text:p>
          </table:table-cell>
          <table:table-cell office:value-type="float" office:value="-0.0260227" calcext:value-type="float">
            <text:p>-0.0260227</text:p>
          </table:table-cell>
          <table:table-cell office:value-type="float" office:value="0.699586" calcext:value-type="float">
            <text:p>0.699586</text:p>
          </table:table-cell>
          <table:table-cell office:value-type="float" office:value="-0.0727142" calcext:value-type="float">
            <text:p>-0.0727142</text:p>
          </table:table-cell>
          <table:table-cell office:value-type="float" office:value="0.163956" calcext:value-type="float">
            <text:p>0.163956</text:p>
          </table:table-cell>
          <table:table-cell office:value-type="float" office:value="-0.0505623" calcext:value-type="float">
            <text:p>-0.0505623</text:p>
          </table:table-cell>
          <table:table-cell office:value-type="string" calcext:value-type="string">
            <text:p><text:s/></text:p>
          </table:table-cell>
          <table:table-cell office:value-type="float" office:value="-0.161273" calcext:value-type="float">
            <text:p>-0.161273</text:p>
          </table:table-cell>
          <table:table-cell office:value-type="float" office:value="0.0341052" calcext:value-type="float">
            <text:p>0.0341052</text:p>
          </table:table-cell>
          <table:table-cell office:value-type="float" office:value="0.240106" calcext:value-type="float">
            <text:p>0.240106</text:p>
          </table:table-cell>
          <table:table-cell office:value-type="float" office:value="0.0710309" calcext:value-type="float">
            <text:p>0.0710309</text:p>
          </table:table-cell>
          <table:table-cell office:value-type="float" office:value="-0.46014" calcext:value-type="float">
            <text:p>-0.46014</text:p>
          </table:table-cell>
          <table:table-cell office:value-type="float" office:value="0.114676" calcext:value-type="float">
            <text:p>0.114676</text:p>
          </table:table-cell>
          <table:table-cell office:value-type="float" office:value="-0.357273" calcext:value-type="float">
            <text:p>-0.35727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026" calcext:value-type="float">
            <text:p>15.2026</text:p>
          </table:table-cell>
          <table:table-cell office:value-type="float" office:value="6.85932" calcext:value-type="float">
            <text:p>6.85932</text:p>
          </table:table-cell>
          <table:table-cell office:value-type="float" office:value="17.5182" calcext:value-type="float">
            <text:p>17.5182</text:p>
          </table:table-cell>
          <table:table-cell office:value-type="string" calcext:value-type="string">
            <text:p><text:s/></text:p>
          </table:table-cell>
          <table:table-cell office:value-type="float" office:value="-0.0558958" calcext:value-type="float">
            <text:p>-0.0558958</text:p>
          </table:table-cell>
          <table:table-cell office:value-type="float" office:value="-0.293668" calcext:value-type="float">
            <text:p>-0.293668</text:p>
          </table:table-cell>
          <table:table-cell office:value-type="float" office:value="-0.0213835" calcext:value-type="float">
            <text:p>-0.0213835</text:p>
          </table:table-cell>
          <table:table-cell office:value-type="float" office:value="0.700891" calcext:value-type="float">
            <text:p>0.700891</text:p>
          </table:table-cell>
          <table:table-cell office:value-type="float" office:value="-0.0818806" calcext:value-type="float">
            <text:p>-0.0818806</text:p>
          </table:table-cell>
          <table:table-cell office:value-type="float" office:value="0.165801" calcext:value-type="float">
            <text:p>0.165801</text:p>
          </table:table-cell>
          <table:table-cell office:value-type="float" office:value="-0.0576663" calcext:value-type="float">
            <text:p>-0.0576663</text:p>
          </table:table-cell>
          <table:table-cell office:value-type="string" calcext:value-type="string">
            <text:p><text:s/></text:p>
          </table:table-cell>
          <table:table-cell office:value-type="float" office:value="-0.165156" calcext:value-type="float">
            <text:p>-0.165156</text:p>
          </table:table-cell>
          <table:table-cell office:value-type="float" office:value="0.0864718" calcext:value-type="float">
            <text:p>0.0864718</text:p>
          </table:table-cell>
          <table:table-cell office:value-type="float" office:value="0.231961" calcext:value-type="float">
            <text:p>0.231961</text:p>
          </table:table-cell>
          <table:table-cell office:value-type="float" office:value="0.065282" calcext:value-type="float">
            <text:p>0.065282</text:p>
          </table:table-cell>
          <table:table-cell office:value-type="float" office:value="-0.458323" calcext:value-type="float">
            <text:p>-0.458323</text:p>
          </table:table-cell>
          <table:table-cell office:value-type="float" office:value="0.0922636" calcext:value-type="float">
            <text:p>0.0922636</text:p>
          </table:table-cell>
          <table:table-cell office:value-type="float" office:value="-0.355196" calcext:value-type="float">
            <text:p>-0.35519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577" calcext:value-type="float">
            <text:p>15.9577</text:p>
          </table:table-cell>
          <table:table-cell office:value-type="float" office:value="6.10448" calcext:value-type="float">
            <text:p>6.10448</text:p>
          </table:table-cell>
          <table:table-cell office:value-type="float" office:value="17.2124" calcext:value-type="float">
            <text:p>17.2124</text:p>
          </table:table-cell>
          <table:table-cell office:value-type="string" calcext:value-type="string">
            <text:p><text:s/></text:p>
          </table:table-cell>
          <table:table-cell office:value-type="float" office:value="-0.0575947" calcext:value-type="float">
            <text:p>-0.0575947</text:p>
          </table:table-cell>
          <table:table-cell office:value-type="float" office:value="-0.291203" calcext:value-type="float">
            <text:p>-0.291203</text:p>
          </table:table-cell>
          <table:table-cell office:value-type="float" office:value="-0.0169598" calcext:value-type="float">
            <text:p>-0.0169598</text:p>
          </table:table-cell>
          <table:table-cell office:value-type="float" office:value="0.702093" calcext:value-type="float">
            <text:p>0.702093</text:p>
          </table:table-cell>
          <table:table-cell office:value-type="float" office:value="-0.0909511" calcext:value-type="float">
            <text:p>-0.0909511</text:p>
          </table:table-cell>
          <table:table-cell office:value-type="float" office:value="0.167295" calcext:value-type="float">
            <text:p>0.167295</text:p>
          </table:table-cell>
          <table:table-cell office:value-type="float" office:value="-0.0646784" calcext:value-type="float">
            <text:p>-0.0646784</text:p>
          </table:table-cell>
          <table:table-cell office:value-type="string" calcext:value-type="string">
            <text:p><text:s/></text:p>
          </table:table-cell>
          <table:table-cell office:value-type="float" office:value="-0.169883" calcext:value-type="float">
            <text:p>-0.169883</text:p>
          </table:table-cell>
          <table:table-cell office:value-type="float" office:value="0.123273" calcext:value-type="float">
            <text:p>0.123273</text:p>
          </table:table-cell>
          <table:table-cell office:value-type="float" office:value="0.221188" calcext:value-type="float">
            <text:p>0.221188</text:p>
          </table:table-cell>
          <table:table-cell office:value-type="float" office:value="0.0601039" calcext:value-type="float">
            <text:p>0.0601039</text:p>
          </table:table-cell>
          <table:table-cell office:value-type="float" office:value="-0.453522" calcext:value-type="float">
            <text:p>-0.453522</text:p>
          </table:table-cell>
          <table:table-cell office:value-type="float" office:value="0.0747098" calcext:value-type="float">
            <text:p>0.0747098</text:p>
          </table:table-cell>
          <table:table-cell office:value-type="float" office:value="-0.350607" calcext:value-type="float">
            <text:p>-0.3506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5789" calcext:value-type="float">
            <text:p>16.5789</text:p>
          </table:table-cell>
          <table:table-cell office:value-type="float" office:value="5.6464" calcext:value-type="float">
            <text:p>5.6464</text:p>
          </table:table-cell>
          <table:table-cell office:value-type="float" office:value="16.8878" calcext:value-type="float">
            <text:p>16.8878</text:p>
          </table:table-cell>
          <table:table-cell office:value-type="string" calcext:value-type="string">
            <text:p><text:s/></text:p>
          </table:table-cell>
          <table:table-cell office:value-type="float" office:value="-0.0593231" calcext:value-type="float">
            <text:p>-0.0593231</text:p>
          </table:table-cell>
          <table:table-cell office:value-type="float" office:value="-0.289058" calcext:value-type="float">
            <text:p>-0.289058</text:p>
          </table:table-cell>
          <table:table-cell office:value-type="float" office:value="-0.0125772" calcext:value-type="float">
            <text:p>-0.0125772</text:p>
          </table:table-cell>
          <table:table-cell office:value-type="float" office:value="0.703539" calcext:value-type="float">
            <text:p>0.703539</text:p>
          </table:table-cell>
          <table:table-cell office:value-type="float" office:value="-0.10002" calcext:value-type="float">
            <text:p>-0.10002</text:p>
          </table:table-cell>
          <table:table-cell office:value-type="float" office:value="0.168986" calcext:value-type="float">
            <text:p>0.168986</text:p>
          </table:table-cell>
          <table:table-cell office:value-type="float" office:value="-0.0716845" calcext:value-type="float">
            <text:p>-0.0716845</text:p>
          </table:table-cell>
          <table:table-cell office:value-type="string" calcext:value-type="string">
            <text:p><text:s/></text:p>
          </table:table-cell>
          <table:table-cell office:value-type="float" office:value="-0.172841" calcext:value-type="float">
            <text:p>-0.172841</text:p>
          </table:table-cell>
          <table:table-cell office:value-type="float" office:value="0.107206" calcext:value-type="float">
            <text:p>0.107206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0.0722951" calcext:value-type="float">
            <text:p>0.0722951</text:p>
          </table:table-cell>
          <table:table-cell office:value-type="float" office:value="-0.453459" calcext:value-type="float">
            <text:p>-0.453459</text:p>
          </table:table-cell>
          <table:table-cell office:value-type="float" office:value="0.0845321" calcext:value-type="float">
            <text:p>0.0845321</text:p>
          </table:table-cell>
          <table:table-cell office:value-type="float" office:value="-0.350307" calcext:value-type="float">
            <text:p>-0.3503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0109" calcext:value-type="float">
            <text:p>17.0109</text:p>
          </table:table-cell>
          <table:table-cell office:value-type="float" office:value="4.9662" calcext:value-type="float">
            <text:p>4.9662</text:p>
          </table:table-cell>
          <table:table-cell office:value-type="float" office:value="16.5024" calcext:value-type="float">
            <text:p>16.5024</text:p>
          </table:table-cell>
          <table:table-cell office:value-type="string" calcext:value-type="string">
            <text:p><text:s/></text:p>
          </table:table-cell>
          <table:table-cell office:value-type="float" office:value="-0.0611403" calcext:value-type="float">
            <text:p>-0.0611403</text:p>
          </table:table-cell>
          <table:table-cell office:value-type="float" office:value="-0.285788" calcext:value-type="float">
            <text:p>-0.285788</text:p>
          </table:table-cell>
          <table:table-cell office:value-type="float" office:value="-0.00841022" calcext:value-type="float">
            <text:p>-0.00841022</text:p>
          </table:table-cell>
          <table:table-cell office:value-type="float" office:value="0.704779" calcext:value-type="float">
            <text:p>0.704779</text:p>
          </table:table-cell>
          <table:table-cell office:value-type="float" office:value="-0.109115" calcext:value-type="float">
            <text:p>-0.109115</text:p>
          </table:table-cell>
          <table:table-cell office:value-type="float" office:value="0.170203" calcext:value-type="float">
            <text:p>0.170203</text:p>
          </table:table-cell>
          <table:table-cell office:value-type="float" office:value="-0.0786866" calcext:value-type="float">
            <text:p>-0.0786866</text:p>
          </table:table-cell>
          <table:table-cell office:value-type="string" calcext:value-type="string">
            <text:p><text:s/></text:p>
          </table:table-cell>
          <table:table-cell office:value-type="float" office:value="-0.181728" calcext:value-type="float">
            <text:p>-0.181728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208347" calcext:value-type="float">
            <text:p>0.208347</text:p>
          </table:table-cell>
          <table:table-cell office:value-type="float" office:value="0.0620023" calcext:value-type="float">
            <text:p>0.0620023</text:p>
          </table:table-cell>
          <table:table-cell office:value-type="float" office:value="-0.454761" calcext:value-type="float">
            <text:p>-0.454761</text:p>
          </table:table-cell>
          <table:table-cell office:value-type="float" office:value="0.0608532" calcext:value-type="float">
            <text:p>0.0608532</text:p>
          </table:table-cell>
          <table:table-cell office:value-type="float" office:value="-0.3501" calcext:value-type="float">
            <text:p>-0.350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4146" calcext:value-type="float">
            <text:p>59.4146</text:p>
          </table:table-cell>
          <table:table-cell office:value-type="float" office:value="54.4772" calcext:value-type="float">
            <text:p>54.4772</text:p>
          </table:table-cell>
          <table:table-cell office:value-type="float" office:value="44.3864" calcext:value-type="float">
            <text:p>44.3864</text:p>
          </table:table-cell>
          <table:table-cell office:value-type="string" calcext:value-type="string">
            <text:p><text:s/></text:p>
          </table:table-cell>
          <table:table-cell office:value-type="float" office:value="-0.0567409" calcext:value-type="float">
            <text:p>-0.0567409</text:p>
          </table:table-cell>
          <table:table-cell office:value-type="float" office:value="-0.301446" calcext:value-type="float">
            <text:p>-0.301446</text:p>
          </table:table-cell>
          <table:table-cell office:value-type="float" office:value="-0.00192793" calcext:value-type="float">
            <text:p>-0.00192793</text:p>
          </table:table-cell>
          <table:table-cell office:value-type="float" office:value="0.707555" calcext:value-type="float">
            <text:p>0.707555</text:p>
          </table:table-cell>
          <table:table-cell office:value-type="float" office:value="-0.109108" calcext:value-type="float">
            <text:p>-0.109108</text:p>
          </table:table-cell>
          <table:table-cell office:value-type="float" office:value="0.172892" calcext:value-type="float">
            <text:p>0.172892</text:p>
          </table:table-cell>
          <table:table-cell office:value-type="float" office:value="-0.0792699" calcext:value-type="float">
            <text:p>-0.0792699</text:p>
          </table:table-cell>
          <table:table-cell office:value-type="string" calcext:value-type="string">
            <text:p><text:s/></text:p>
          </table:table-cell>
          <table:table-cell office:value-type="float" office:value="0.439947" calcext:value-type="float">
            <text:p>0.439947</text:p>
          </table:table-cell>
          <table:table-cell office:value-type="float" office:value="-0.782897" calcext:value-type="float">
            <text:p>-0.782897</text:p>
          </table:table-cell>
          <table:table-cell office:value-type="float" office:value="0.324114" calcext:value-type="float">
            <text:p>0.324114</text:p>
          </table:table-cell>
          <table:table-cell office:value-type="float" office:value="0.138791" calcext:value-type="float">
            <text:p>0.138791</text:p>
          </table:table-cell>
          <table:table-cell table:style-name="ce1" office:value-type="float" office:value="0.000384787" calcext:value-type="float">
            <text:p>3.85E-04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-0.0291681" calcext:value-type="float">
            <text:p>-0.029168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.3278" calcext:value-type="float">
            <text:p>64.3278</text:p>
          </table:table-cell>
          <table:table-cell office:value-type="float" office:value="61.2121" calcext:value-type="float">
            <text:p>61.2121</text:p>
          </table:table-cell>
          <table:table-cell office:value-type="float" office:value="52.443" calcext:value-type="float">
            <text:p>52.443</text:p>
          </table:table-cell>
          <table:table-cell office:value-type="string" calcext:value-type="string">
            <text:p><text:s/></text:p>
          </table:table-cell>
          <table:table-cell office:value-type="float" office:value="-0.0515846" calcext:value-type="float">
            <text:p>-0.0515846</text:p>
          </table:table-cell>
          <table:table-cell office:value-type="float" office:value="-0.317955" calcext:value-type="float">
            <text:p>-0.317955</text:p>
          </table:table-cell>
          <table:table-cell office:value-type="float" office:value="0.00487399" calcext:value-type="float">
            <text:p>0.00487399</text:p>
          </table:table-cell>
          <table:table-cell office:value-type="float" office:value="0.710172" calcext:value-type="float">
            <text:p>0.710172</text:p>
          </table:table-cell>
          <table:table-cell office:value-type="float" office:value="-0.108152" calcext:value-type="float">
            <text:p>-0.108152</text:p>
          </table:table-cell>
          <table:table-cell office:value-type="float" office:value="0.175225" calcext:value-type="float">
            <text:p>0.175225</text:p>
          </table:table-cell>
          <table:table-cell office:value-type="float" office:value="-0.0792057" calcext:value-type="float">
            <text:p>-0.0792057</text:p>
          </table:table-cell>
          <table:table-cell office:value-type="string" calcext:value-type="string">
            <text:p><text:s/></text:p>
          </table:table-cell>
          <table:table-cell office:value-type="float" office:value="0.515631" calcext:value-type="float">
            <text:p>0.515631</text:p>
          </table:table-cell>
          <table:table-cell office:value-type="float" office:value="-0.825413" calcext:value-type="float">
            <text:p>-0.825413</text:p>
          </table:table-cell>
          <table:table-cell office:value-type="float" office:value="0.340096" calcext:value-type="float">
            <text:p>0.340096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0477701" calcext:value-type="float">
            <text:p>0.0477701</text:p>
          </table:table-cell>
          <table:table-cell office:value-type="float" office:value="0.116639" calcext:value-type="float">
            <text:p>0.116639</text:p>
          </table:table-cell>
          <table:table-cell office:value-type="float" office:value="0.00321121" calcext:value-type="float">
            <text:p>0.0032112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.2375" calcext:value-type="float">
            <text:p>64.2375</text:p>
          </table:table-cell>
          <table:table-cell office:value-type="float" office:value="61.8812" calcext:value-type="float">
            <text:p>61.8812</text:p>
          </table:table-cell>
          <table:table-cell office:value-type="float" office:value="53.8605" calcext:value-type="float">
            <text:p>53.8605</text:p>
          </table:table-cell>
          <table:table-cell office:value-type="string" calcext:value-type="string">
            <text:p><text:s/></text:p>
          </table:table-cell>
          <table:table-cell office:value-type="float" office:value="-0.046469" calcext:value-type="float">
            <text:p>-0.046469</text:p>
          </table:table-cell>
          <table:table-cell office:value-type="float" office:value="-0.331615" calcext:value-type="float">
            <text:p>-0.331615</text:p>
          </table:table-cell>
          <table:table-cell office:value-type="float" office:value="0.0114241" calcext:value-type="float">
            <text:p>0.0114241</text:p>
          </table:table-cell>
          <table:table-cell office:value-type="float" office:value="0.711635" calcext:value-type="float">
            <text:p>0.711635</text:p>
          </table:table-cell>
          <table:table-cell office:value-type="float" office:value="-0.10716" calcext:value-type="float">
            <text:p>-0.10716</text:p>
          </table:table-cell>
          <table:table-cell office:value-type="float" office:value="0.176203" calcext:value-type="float">
            <text:p>0.176203</text:p>
          </table:table-cell>
          <table:table-cell office:value-type="float" office:value="-0.079077" calcext:value-type="float">
            <text:p>-0.079077</text:p>
          </table:table-cell>
          <table:table-cell office:value-type="string" calcext:value-type="string">
            <text:p><text:s/></text:p>
          </table:table-cell>
          <table:table-cell office:value-type="float" office:value="0.511552" calcext:value-type="float">
            <text:p>0.511552</text:p>
          </table:table-cell>
          <table:table-cell office:value-type="float" office:value="-0.683018" calcext:value-type="float">
            <text:p>-0.683018</text:p>
          </table:table-cell>
          <table:table-cell office:value-type="float" office:value="0.327504" calcext:value-type="float">
            <text:p>0.327504</text:p>
          </table:table-cell>
          <table:table-cell office:value-type="float" office:value="0.0731302" calcext:value-type="float">
            <text:p>0.0731302</text:p>
          </table:table-cell>
          <table:table-cell office:value-type="float" office:value="0.0496235" calcext:value-type="float">
            <text:p>0.0496235</text:p>
          </table:table-cell>
          <table:table-cell office:value-type="float" office:value="0.0489125" calcext:value-type="float">
            <text:p>0.0489125</text:p>
          </table:table-cell>
          <table:table-cell office:value-type="float" office:value="0.00643548" calcext:value-type="float">
            <text:p>0.0064354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.0713" calcext:value-type="float">
            <text:p>64.0713</text:p>
          </table:table-cell>
          <table:table-cell office:value-type="float" office:value="62.545" calcext:value-type="float">
            <text:p>62.545</text:p>
          </table:table-cell>
          <table:table-cell office:value-type="float" office:value="55.3421" calcext:value-type="float">
            <text:p>55.3421</text:p>
          </table:table-cell>
          <table:table-cell office:value-type="string" calcext:value-type="string">
            <text:p><text:s/></text:p>
          </table:table-cell>
          <table:table-cell office:value-type="float" office:value="-0.0413529" calcext:value-type="float">
            <text:p>-0.0413529</text:p>
          </table:table-cell>
          <table:table-cell office:value-type="float" office:value="-0.343393" calcext:value-type="float">
            <text:p>-0.343393</text:p>
          </table:table-cell>
          <table:table-cell office:value-type="float" office:value="0.0178379" calcext:value-type="float">
            <text:p>0.0178379</text:p>
          </table:table-cell>
          <table:table-cell office:value-type="float" office:value="0.712359" calcext:value-type="float">
            <text:p>0.712359</text:p>
          </table:table-cell>
          <table:table-cell office:value-type="float" office:value="-0.106137" calcext:value-type="float">
            <text:p>-0.106137</text:p>
          </table:table-cell>
          <table:table-cell office:value-type="float" office:value="0.176285" calcext:value-type="float">
            <text:p>0.176285</text:p>
          </table:table-cell>
          <table:table-cell office:value-type="float" office:value="-0.0789038" calcext:value-type="float">
            <text:p>-0.0789038</text:p>
          </table:table-cell>
          <table:table-cell office:value-type="string" calcext:value-type="string">
            <text:p><text:s/></text:p>
          </table:table-cell>
          <table:table-cell office:value-type="float" office:value="0.511619" calcext:value-type="float">
            <text:p>0.511619</text:p>
          </table:table-cell>
          <table:table-cell office:value-type="float" office:value="-0.588918" calcext:value-type="float">
            <text:p>-0.588918</text:p>
          </table:table-cell>
          <table:table-cell office:value-type="float" office:value="0.320691" calcext:value-type="float">
            <text:p>0.320691</text:p>
          </table:table-cell>
          <table:table-cell office:value-type="float" office:value="0.0362102" calcext:value-type="float">
            <text:p>0.0362102</text:p>
          </table:table-cell>
          <table:table-cell office:value-type="float" office:value="0.0511207" calcext:value-type="float">
            <text:p>0.0511207</text:p>
          </table:table-cell>
          <table:table-cell office:value-type="float" office:value="0.00408856" calcext:value-type="float">
            <text:p>0.00408856</text:p>
          </table:table-cell>
          <table:table-cell office:value-type="float" office:value="0.00865843" calcext:value-type="float">
            <text:p>0.0086584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.9726" calcext:value-type="float">
            <text:p>63.9726</text:p>
          </table:table-cell>
          <table:table-cell office:value-type="float" office:value="62.8457" calcext:value-type="float">
            <text:p>62.8457</text:p>
          </table:table-cell>
          <table:table-cell office:value-type="float" office:value="56.6411" calcext:value-type="float">
            <text:p>56.6411</text:p>
          </table:table-cell>
          <table:table-cell office:value-type="string" calcext:value-type="string">
            <text:p><text:s/></text:p>
          </table:table-cell>
          <table:table-cell office:value-type="float" office:value="-0.0362719" calcext:value-type="float">
            <text:p>-0.0362719</text:p>
          </table:table-cell>
          <table:table-cell office:value-type="float" office:value="-0.35268" calcext:value-type="float">
            <text:p>-0.35268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712156" calcext:value-type="float">
            <text:p>0.712156</text:p>
          </table:table-cell>
          <table:table-cell office:value-type="float" office:value="-0.105077" calcext:value-type="float">
            <text:p>-0.105077</text:p>
          </table:table-cell>
          <table:table-cell office:value-type="float" office:value="0.17522" calcext:value-type="float">
            <text:p>0.17522</text:p>
          </table:table-cell>
          <table:table-cell office:value-type="float" office:value="-0.0786659" calcext:value-type="float">
            <text:p>-0.0786659</text:p>
          </table:table-cell>
          <table:table-cell office:value-type="string" calcext:value-type="string">
            <text:p><text:s/></text:p>
          </table:table-cell>
          <table:table-cell office:value-type="float" office:value="0.508099" calcext:value-type="float">
            <text:p>0.508099</text:p>
          </table:table-cell>
          <table:table-cell office:value-type="float" office:value="-0.464353" calcext:value-type="float">
            <text:p>-0.464353</text:p>
          </table:table-cell>
          <table:table-cell office:value-type="float" office:value="0.309504" calcext:value-type="float">
            <text:p>0.309504</text:p>
          </table:table-cell>
          <table:table-cell office:value-type="float" office:value="-0.0101412" calcext:value-type="float">
            <text:p>-0.0101412</text:p>
          </table:table-cell>
          <table:table-cell office:value-type="float" office:value="0.0530088" calcext:value-type="float">
            <text:p>0.0530088</text:p>
          </table:table-cell>
          <table:table-cell office:value-type="float" office:value="-0.0532648" calcext:value-type="float">
            <text:p>-0.0532648</text:p>
          </table:table-cell>
          <table:table-cell office:value-type="float" office:value="0.0118935" calcext:value-type="float">
            <text:p>0.01189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.8801" calcext:value-type="float">
            <text:p>63.8801</text:p>
          </table:table-cell>
          <table:table-cell office:value-type="float" office:value="63.2265" calcext:value-type="float">
            <text:p>63.2265</text:p>
          </table:table-cell>
          <table:table-cell office:value-type="float" office:value="57.9499" calcext:value-type="float">
            <text:p>57.9499</text:p>
          </table:table-cell>
          <table:table-cell office:value-type="string" calcext:value-type="string">
            <text:p><text:s/></text:p>
          </table:table-cell>
          <table:table-cell office:value-type="float" office:value="-0.0312502" calcext:value-type="float">
            <text:p>-0.0312502</text:p>
          </table:table-cell>
          <table:table-cell office:value-type="float" office:value="-0.359748" calcext:value-type="float">
            <text:p>-0.359748</text:p>
          </table:table-cell>
          <table:table-cell office:value-type="float" office:value="0.030053" calcext:value-type="float">
            <text:p>0.030053</text:p>
          </table:table-cell>
          <table:table-cell office:value-type="float" office:value="0.711128" calcext:value-type="float">
            <text:p>0.711128</text:p>
          </table:table-cell>
          <table:table-cell office:value-type="float" office:value="-0.104052" calcext:value-type="float">
            <text:p>-0.104052</text:p>
          </table:table-cell>
          <table:table-cell office:value-type="float" office:value="0.173128" calcext:value-type="float">
            <text:p>0.173128</text:p>
          </table:table-cell>
          <table:table-cell office:value-type="float" office:value="-0.0784195" calcext:value-type="float">
            <text:p>-0.0784195</text:p>
          </table:table-cell>
          <table:table-cell office:value-type="string" calcext:value-type="string">
            <text:p><text:s/></text:p>
          </table:table-cell>
          <table:table-cell office:value-type="float" office:value="0.502165" calcext:value-type="float">
            <text:p>0.502165</text:p>
          </table:table-cell>
          <table:table-cell office:value-type="float" office:value="-0.353377" calcext:value-type="float">
            <text:p>-0.353377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-0.0514131" calcext:value-type="float">
            <text:p>-0.0514131</text:p>
          </table:table-cell>
          <table:table-cell office:value-type="float" office:value="0.0512612" calcext:value-type="float">
            <text:p>0.0512612</text:p>
          </table:table-cell>
          <table:table-cell office:value-type="float" office:value="-0.104587" calcext:value-type="float">
            <text:p>-0.104587</text:p>
          </table:table-cell>
          <table:table-cell office:value-type="float" office:value="0.0123217" calcext:value-type="float">
            <text:p>0.01232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.6694" calcext:value-type="float">
            <text:p>63.6694</text:p>
          </table:table-cell>
          <table:table-cell office:value-type="float" office:value="63.4516" calcext:value-type="float">
            <text:p>63.4516</text:p>
          </table:table-cell>
          <table:table-cell office:value-type="float" office:value="59.2115" calcext:value-type="float">
            <text:p>59.2115</text:p>
          </table:table-cell>
          <table:table-cell office:value-type="string" calcext:value-type="string">
            <text:p><text:s/></text:p>
          </table:table-cell>
          <table:table-cell office:value-type="float" office:value="-0.0262946" calcext:value-type="float">
            <text:p>-0.0262946</text:p>
          </table:table-cell>
          <table:table-cell office:value-type="float" office:value="-0.364646" calcext:value-type="float">
            <text:p>-0.364646</text:p>
          </table:table-cell>
          <table:table-cell office:value-type="float" office:value="0.035908" calcext:value-type="float">
            <text:p>0.035908</text:p>
          </table:table-cell>
          <table:table-cell office:value-type="float" office:value="0.709312" calcext:value-type="float">
            <text:p>0.709312</text:p>
          </table:table-cell>
          <table:table-cell office:value-type="float" office:value="-0.103041" calcext:value-type="float">
            <text:p>-0.103041</text:p>
          </table:table-cell>
          <table:table-cell office:value-type="float" office:value="0.170055" calcext:value-type="float">
            <text:p>0.170055</text:p>
          </table:table-cell>
          <table:table-cell office:value-type="float" office:value="-0.0781474" calcext:value-type="float">
            <text:p>-0.0781474</text:p>
          </table:table-cell>
          <table:table-cell office:value-type="string" calcext:value-type="string">
            <text:p><text:s/></text:p>
          </table:table-cell>
          <table:table-cell office:value-type="float" office:value="0.495566" calcext:value-type="float">
            <text:p>0.495566</text:p>
          </table:table-cell>
          <table:table-cell office:value-type="float" office:value="-0.244918" calcext:value-type="float">
            <text:p>-0.244918</text:p>
          </table:table-cell>
          <table:table-cell office:value-type="float" office:value="0.29275" calcext:value-type="float">
            <text:p>0.29275</text:p>
          </table:table-cell>
          <table:table-cell office:value-type="float" office:value="-0.0907763" calcext:value-type="float">
            <text:p>-0.0907763</text:p>
          </table:table-cell>
          <table:table-cell office:value-type="float" office:value="0.0505678" calcext:value-type="float">
            <text:p>0.0505678</text:p>
          </table:table-cell>
          <table:table-cell office:value-type="float" office:value="-0.153645" calcext:value-type="float">
            <text:p>-0.153645</text:p>
          </table:table-cell>
          <table:table-cell office:value-type="float" office:value="0.0136069" calcext:value-type="float">
            <text:p>0.013606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5975" calcext:value-type="float">
            <text:p>63.5975</text:p>
          </table:table-cell>
          <table:table-cell office:value-type="float" office:value="63.3445" calcext:value-type="float">
            <text:p>63.3445</text:p>
          </table:table-cell>
          <table:table-cell office:value-type="float" office:value="60.3766" calcext:value-type="float">
            <text:p>60.3766</text:p>
          </table:table-cell>
          <table:table-cell office:value-type="string" calcext:value-type="string">
            <text:p><text:s/></text:p>
          </table:table-cell>
          <table:table-cell office:value-type="float" office:value="-0.0214487" calcext:value-type="float">
            <text:p>-0.0214487</text:p>
          </table:table-cell>
          <table:table-cell office:value-type="float" office:value="-0.367059" calcext:value-type="float">
            <text:p>-0.367059</text:p>
          </table:table-cell>
          <table:table-cell office:value-type="float" office:value="0.0415707" calcext:value-type="float">
            <text:p>0.0415707</text:p>
          </table:table-cell>
          <table:table-cell office:value-type="float" office:value="0.706598" calcext:value-type="float">
            <text:p>0.706598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6588" calcext:value-type="float">
            <text:p>0.16588</text:p>
          </table:table-cell>
          <table:table-cell office:value-type="float" office:value="-0.0778628" calcext:value-type="float">
            <text:p>-0.0778628</text:p>
          </table:table-cell>
          <table:table-cell office:value-type="string" calcext:value-type="string">
            <text:p><text:s/></text:p>
          </table:table-cell>
          <table:table-cell office:value-type="float" office:value="0.484587" calcext:value-type="float">
            <text:p>0.484587</text:p>
          </table:table-cell>
          <table:table-cell office:value-type="float" office:value="-0.120628" calcext:value-type="float">
            <text:p>-0.120628</text:p>
          </table:table-cell>
          <table:table-cell office:value-type="float" office:value="0.283138" calcext:value-type="float">
            <text:p>0.283138</text:p>
          </table:table-cell>
          <table:table-cell office:value-type="float" office:value="-0.135734" calcext:value-type="float">
            <text:p>-0.135734</text:p>
          </table:table-cell>
          <table:table-cell office:value-type="float" office:value="0.0485459" calcext:value-type="float">
            <text:p>0.0485459</text:p>
          </table:table-cell>
          <table:table-cell office:value-type="float" office:value="-0.208783" calcext:value-type="float">
            <text:p>-0.208783</text:p>
          </table:table-cell>
          <table:table-cell office:value-type="float" office:value="0.0142307" calcext:value-type="float">
            <text:p>0.01423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5394" calcext:value-type="float">
            <text:p>63.5394</text:p>
          </table:table-cell>
          <table:table-cell office:value-type="float" office:value="63.275" calcext:value-type="float">
            <text:p>63.275</text:p>
          </table:table-cell>
          <table:table-cell office:value-type="float" office:value="61.4413" calcext:value-type="float">
            <text:p>61.4413</text:p>
          </table:table-cell>
          <table:table-cell office:value-type="string" calcext:value-type="string">
            <text:p><text:s/></text:p>
          </table:table-cell>
          <table:table-cell office:value-type="float" office:value="-0.0167442" calcext:value-type="float">
            <text:p>-0.0167442</text:p>
          </table:table-cell>
          <table:table-cell office:value-type="float" office:value="-0.367112" calcext:value-type="float">
            <text:p>-0.367112</text:p>
          </table:table-cell>
          <table:table-cell office:value-type="float" office:value="0.0471055" calcext:value-type="float">
            <text:p>0.0471055</text:p>
          </table:table-cell>
          <table:table-cell office:value-type="float" office:value="0.703048" calcext:value-type="float">
            <text:p>0.703048</text:p>
          </table:table-cell>
          <table:table-cell office:value-type="float" office:value="-0.101211" calcext:value-type="float">
            <text:p>-0.101211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-0.0776229" calcext:value-type="float">
            <text:p>-0.0776229</text:p>
          </table:table-cell>
          <table:table-cell office:value-type="string" calcext:value-type="string">
            <text:p><text:s/></text:p>
          </table:table-cell>
          <table:table-cell office:value-type="float" office:value="0.470446" calcext:value-type="float">
            <text:p>0.470446</text:p>
          </table:table-cell>
          <table:table-cell office:value-type="float" office:value="-0.0026442" calcext:value-type="float">
            <text:p>-0.0026442</text:p>
          </table:table-cell>
          <table:table-cell office:value-type="float" office:value="0.276737" calcext:value-type="float">
            <text:p>0.276737</text:p>
          </table:table-cell>
          <table:table-cell office:value-type="float" office:value="-0.177512" calcext:value-type="float">
            <text:p>-0.177512</text:p>
          </table:table-cell>
          <table:table-cell office:value-type="float" office:value="0.0429511" calcext:value-type="float">
            <text:p>0.0429511</text:p>
          </table:table-cell>
          <table:table-cell office:value-type="float" office:value="-0.25953" calcext:value-type="float">
            <text:p>-0.25953</text:p>
          </table:table-cell>
          <table:table-cell office:value-type="float" office:value="0.011994" calcext:value-type="float">
            <text:p>0.0119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4041" calcext:value-type="float">
            <text:p>63.4041</text:p>
          </table:table-cell>
          <table:table-cell office:value-type="float" office:value="63.029" calcext:value-type="float">
            <text:p>63.029</text:p>
          </table:table-cell>
          <table:table-cell office:value-type="float" office:value="62.5207" calcext:value-type="float">
            <text:p>62.5207</text:p>
          </table:table-cell>
          <table:table-cell office:value-type="string" calcext:value-type="string">
            <text:p><text:s/></text:p>
          </table:table-cell>
          <table:table-cell office:value-type="float" office:value="-0.0121607" calcext:value-type="float">
            <text:p>-0.0121607</text:p>
          </table:table-cell>
          <table:table-cell office:value-type="float" office:value="-0.365178" calcext:value-type="float">
            <text:p>-0.365178</text:p>
          </table:table-cell>
          <table:table-cell office:value-type="float" office:value="0.052507" calcext:value-type="float">
            <text:p>0.052507</text:p>
          </table:table-cell>
          <table:table-cell office:value-type="float" office:value="0.698746" calcext:value-type="float">
            <text:p>0.698746</text:p>
          </table:table-cell>
          <table:table-cell office:value-type="float" office:value="-0.10039" calcext:value-type="float">
            <text:p>-0.10039</text:p>
          </table:table-cell>
          <table:table-cell office:value-type="float" office:value="0.154644" calcext:value-type="float">
            <text:p>0.154644</text:p>
          </table:table-cell>
          <table:table-cell office:value-type="float" office:value="-0.0773737" calcext:value-type="float">
            <text:p>-0.0773737</text:p>
          </table:table-cell>
          <table:table-cell office:value-type="string" calcext:value-type="string">
            <text:p><text:s/></text:p>
          </table:table-cell>
          <table:table-cell office:value-type="float" office:value="0.458349" calcext:value-type="float">
            <text:p>0.458349</text:p>
          </table:table-cell>
          <table:table-cell office:value-type="float" office:value="0.0966729" calcext:value-type="float">
            <text:p>0.0966729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-0.215082" calcext:value-type="float">
            <text:p>-0.215082</text:p>
          </table:table-cell>
          <table:table-cell office:value-type="float" office:value="0.0410571" calcext:value-type="float">
            <text:p>0.0410571</text:p>
          </table:table-cell>
          <table:table-cell office:value-type="float" office:value="-0.302262" calcext:value-type="float">
            <text:p>-0.302262</text:p>
          </table:table-cell>
          <table:table-cell office:value-type="float" office:value="0.0124577" calcext:value-type="float">
            <text:p>0.01245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10675" calcext:value-type="float">
            <text:p>6.10675</text:p>
          </table:table-cell>
          <table:table-cell office:value-type="float" office:value="6.03509" calcext:value-type="float">
            <text:p>6.03509</text:p>
          </table:table-cell>
          <table:table-cell office:value-type="float" office:value="4.40104" calcext:value-type="float">
            <text:p>4.40104</text:p>
          </table:table-cell>
          <table:table-cell office:value-type="string" calcext:value-type="string">
            <text:p><text:s/></text:p>
          </table:table-cell>
          <table:table-cell office:value-type="float" office:value="-0.0117797" calcext:value-type="float">
            <text:p>-0.0117797</text:p>
          </table:table-cell>
          <table:table-cell office:value-type="float" office:value="-0.366799" calcext:value-type="float">
            <text:p>-0.366799</text:p>
          </table:table-cell>
          <table:table-cell office:value-type="float" office:value="0.0533091" calcext:value-type="float">
            <text:p>0.0533091</text:p>
          </table:table-cell>
          <table:table-cell office:value-type="float" office:value="0.699077" calcext:value-type="float">
            <text:p>0.699077</text:p>
          </table:table-cell>
          <table:table-cell office:value-type="float" office:value="-0.100616" calcext:value-type="float">
            <text:p>-0.100616</text:p>
          </table:table-cell>
          <table:table-cell office:value-type="float" office:value="0.154979" calcext:value-type="float">
            <text:p>0.154979</text:p>
          </table:table-cell>
          <table:table-cell office:value-type="float" office:value="-0.0776035" calcext:value-type="float">
            <text:p>-0.0776035</text:p>
          </table:table-cell>
          <table:table-cell office:value-type="string" calcext:value-type="string">
            <text:p><text:s/></text:p>
          </table:table-cell>
          <table:table-cell office:value-type="float" office:value="0.0381071" calcext:value-type="float">
            <text:p>0.0381071</text:p>
          </table:table-cell>
          <table:table-cell office:value-type="float" office:value="-0.0810486" calcext:value-type="float">
            <text:p>-0.0810486</text:p>
          </table:table-cell>
          <table:table-cell office:value-type="float" office:value="0.040106" calcext:value-type="float">
            <text:p>0.040106</text:p>
          </table:table-cell>
          <table:table-cell office:value-type="float" office:value="0.0165457" calcext:value-type="float">
            <text:p>0.0165457</text:p>
          </table:table-cell>
          <table:table-cell office:value-type="float" office:value="-0.01134" calcext:value-type="float">
            <text:p>-0.01134</text:p>
          </table:table-cell>
          <table:table-cell office:value-type="float" office:value="0.0167544" calcext:value-type="float">
            <text:p>0.0167544</text:p>
          </table:table-cell>
          <table:table-cell office:value-type="float" office:value="-0.0114874" calcext:value-type="float">
            <text:p>-0.011487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37968" calcext:value-type="float">
            <text:p>0.737968</text:p>
          </table:table-cell>
          <table:table-cell office:value-type="float" office:value="0.556247" calcext:value-type="float">
            <text:p>0.556247</text:p>
          </table:table-cell>
          <table:table-cell office:value-type="float" office:value="0.68048" calcext:value-type="float">
            <text:p>0.68048</text:p>
          </table:table-cell>
          <table:table-cell office:value-type="string" calcext:value-type="string">
            <text:p><text:s/></text:p>
          </table:table-cell>
          <table:table-cell office:value-type="float" office:value="-0.0117866" calcext:value-type="float">
            <text:p>-0.0117866</text:p>
          </table:table-cell>
          <table:table-cell office:value-type="float" office:value="-0.366771" calcext:value-type="float">
            <text:p>-0.366771</text:p>
          </table:table-cell>
          <table:table-cell office:value-type="float" office:value="0.0532931" calcext:value-type="float">
            <text:p>0.0532931</text:p>
          </table:table-cell>
          <table:table-cell office:value-type="float" office:value="0.699074" calcext:value-type="float">
            <text:p>0.699074</text:p>
          </table:table-cell>
          <table:table-cell office:value-type="float" office:value="-0.100611" calcext:value-type="float">
            <text:p>-0.100611</text:p>
          </table:table-cell>
          <table:table-cell office:value-type="float" office:value="0.154976" calcext:value-type="float">
            <text:p>0.154976</text:p>
          </table:table-cell>
          <table:table-cell office:value-type="float" office:value="-0.077598" calcext:value-type="float">
            <text:p>-0.077598</text:p>
          </table:table-cell>
          <table:table-cell office:value-type="string" calcext:value-type="string">
            <text:p><text:s/></text:p>
          </table:table-cell>
          <table:table-cell office:value-type="float" office:value="-0.000692192" calcext:value-type="float">
            <text:p>-0.000692192</text:p>
          </table:table-cell>
          <table:table-cell office:value-type="float" office:value="0.00141852" calcext:value-type="float">
            <text:p>0.00141852</text:p>
          </table:table-cell>
          <table:table-cell office:value-type="float" office:value="-0.000800203" calcext:value-type="float">
            <text:p>-0.000800203</text:p>
          </table:table-cell>
          <table:table-cell table:style-name="ce1" office:value-type="float" office:value="-0.000121879" calcext:value-type="float">
            <text:p>-1.22E-04</text:p>
          </table:table-cell>
          <table:table-cell table:style-name="ce1" office:value-type="float" office:value="0.000289105" calcext:value-type="float">
            <text:p>2.89E-04</text:p>
          </table:table-cell>
          <table:table-cell table:style-name="ce1" office:value-type="float" office:value="-0.000130014" calcext:value-type="float">
            <text:p>-1.30E-04</text:p>
          </table:table-cell>
          <table:table-cell table:style-name="ce1" office:value-type="float" office:value="0.000270891" calcext:value-type="float">
            <text:p>2.71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16441" calcext:value-type="float">
            <text:p>0.816441</text:p>
          </table:table-cell>
          <table:table-cell office:value-type="float" office:value="0.565769" calcext:value-type="float">
            <text:p>0.565769</text:p>
          </table:table-cell>
          <table:table-cell office:value-type="float" office:value="0.574056" calcext:value-type="float">
            <text:p>0.574056</text:p>
          </table:table-cell>
          <table:table-cell office:value-type="string" calcext:value-type="string">
            <text:p><text:s/></text:p>
          </table:table-cell>
          <table:table-cell office:value-type="float" office:value="-0.011783" calcext:value-type="float">
            <text:p>-0.011783</text:p>
          </table:table-cell>
          <table:table-cell office:value-type="float" office:value="-0.366857" calcext:value-type="float">
            <text:p>-0.366857</text:p>
          </table:table-cell>
          <table:table-cell office:value-type="float" office:value="0.0533106" calcext:value-type="float">
            <text:p>0.0533106</text:p>
          </table:table-cell>
          <table:table-cell office:value-type="float" office:value="0.699107" calcext:value-type="float">
            <text:p>0.699107</text:p>
          </table:table-cell>
          <table:table-cell office:value-type="float" office:value="-0.10062" calcext:value-type="float">
            <text:p>-0.10062</text:p>
          </table:table-cell>
          <table:table-cell office:value-type="float" office:value="0.155017" calcext:value-type="float">
            <text:p>0.155017</text:p>
          </table:table-cell>
          <table:table-cell office:value-type="float" office:value="-0.0776065" calcext:value-type="float">
            <text:p>-0.0776065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357806" calcext:value-type="float">
            <text:p>3.58E-04</text:p>
          </table:table-cell>
          <table:table-cell office:value-type="float" office:value="-0.00431311" calcext:value-type="float">
            <text:p>-0.00431311</text:p>
          </table:table-cell>
          <table:table-cell office:value-type="float" office:value="0.000874619" calcext:value-type="float">
            <text:p>0.000874619</text:p>
          </table:table-cell>
          <table:table-cell office:value-type="float" office:value="0.00163672" calcext:value-type="float">
            <text:p>0.00163672</text:p>
          </table:table-cell>
          <table:table-cell table:style-name="ce1" office:value-type="float" office:value="-0.000460221" calcext:value-type="float">
            <text:p>-4.60E-04</text:p>
          </table:table-cell>
          <table:table-cell office:value-type="float" office:value="0.00202559" calcext:value-type="float">
            <text:p>0.00202559</text:p>
          </table:table-cell>
          <table:table-cell table:style-name="ce1" office:value-type="float" office:value="-0.000421235" calcext:value-type="float">
            <text:p>-4.21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4217" calcext:value-type="float">
            <text:p>0.804217</text:p>
          </table:table-cell>
          <table:table-cell office:value-type="float" office:value="0.570401" calcext:value-type="float">
            <text:p>0.570401</text:p>
          </table:table-cell>
          <table:table-cell office:value-type="float" office:value="0.585632" calcext:value-type="float">
            <text:p>0.585632</text:p>
          </table:table-cell>
          <table:table-cell office:value-type="string" calcext:value-type="string">
            <text:p><text:s/></text:p>
          </table:table-cell>
          <table:table-cell office:value-type="float" office:value="-0.0117829" calcext:value-type="float">
            <text:p>-0.0117829</text:p>
          </table:table-cell>
          <table:table-cell office:value-type="float" office:value="-0.366876" calcext:value-type="float">
            <text:p>-0.366876</text:p>
          </table:table-cell>
          <table:table-cell office:value-type="float" office:value="0.0533143" calcext:value-type="float">
            <text:p>0.0533143</text:p>
          </table:table-cell>
          <table:table-cell office:value-type="float" office:value="0.699114" calcext:value-type="float">
            <text:p>0.699114</text:p>
          </table:table-cell>
          <table:table-cell office:value-type="float" office:value="-0.100623" calcext:value-type="float">
            <text:p>-0.100623</text:p>
          </table:table-cell>
          <table:table-cell office:value-type="float" office:value="0.155026" calcext:value-type="float">
            <text:p>0.155026</text:p>
          </table:table-cell>
          <table:table-cell office:value-type="float" office:value="-0.0776089" calcext:value-type="float">
            <text:p>-0.077608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0127093" calcext:value-type="float">
            <text:p>1.27E-05</text:p>
          </table:table-cell>
          <table:table-cell office:value-type="float" office:value="-0.00093761" calcext:value-type="float">
            <text:p>-0.00093761</text:p>
          </table:table-cell>
          <table:table-cell table:style-name="ce1" office:value-type="float" office:value="0.000188001" calcext:value-type="float">
            <text:p>1.88E-04</text:p>
          </table:table-cell>
          <table:table-cell table:style-name="ce1" office:value-type="float" office:value="0.000354884" calcext:value-type="float">
            <text:p>3.55E-04</text:p>
          </table:table-cell>
          <table:table-cell table:style-name="ce1" office:value-type="float" office:value="-0.00014416" calcext:value-type="float">
            <text:p>-1.44E-04</text:p>
          </table:table-cell>
          <table:table-cell table:style-name="ce1" office:value-type="float" office:value="0.000446404" calcext:value-type="float">
            <text:p>4.46E-04</text:p>
          </table:table-cell>
          <table:table-cell table:style-name="ce1" office:value-type="float" office:value="-0.000123575" calcext:value-type="float">
            <text:p>-1.24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64511" calcext:value-type="float">
            <text:p>0.564511</text:p>
          </table:table-cell>
          <table:table-cell office:value-type="float" office:value="0.580371" calcext:value-type="float">
            <text:p>0.580371</text:p>
          </table:table-cell>
          <table:table-cell office:value-type="string" calcext:value-type="string">
            <text:p><text:s/></text:p>
          </table:table-cell>
          <table:table-cell office:value-type="float" office:value="-0.0117837" calcext:value-type="float">
            <text:p>-0.0117837</text:p>
          </table:table-cell>
          <table:table-cell office:value-type="float" office:value="-0.366868" calcext:value-type="float">
            <text:p>-0.366868</text:p>
          </table:table-cell>
          <table:table-cell office:value-type="float" office:value="0.0533144" calcext:value-type="float">
            <text:p>0.0533144</text:p>
          </table:table-cell>
          <table:table-cell office:value-type="float" office:value="0.699112" calcext:value-type="float">
            <text:p>0.699112</text:p>
          </table:table-cell>
          <table:table-cell office:value-type="float" office:value="-0.100624" calcext:value-type="float">
            <text:p>-0.100624</text:p>
          </table:table-cell>
          <table:table-cell office:value-type="float" office:value="0.155022" calcext:value-type="float">
            <text:p>0.155022</text:p>
          </table:table-cell>
          <table:table-cell office:value-type="float" office:value="-0.07761" calcext:value-type="float">
            <text:p>-0.0776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0817129" calcext:value-type="float">
            <text:p>-8.17E-05</text:p>
          </table:table-cell>
          <table:table-cell table:style-name="ce1" office:value-type="float" office:value="0.000405421" calcext:value-type="float">
            <text:p>4.05E-04</text:p>
          </table:table-cell>
          <table:table-cell table:style-name="ce1" office:value-type="float" office:value="0.00000105265" calcext:value-type="float">
            <text:p>1.05E-06</text:p>
          </table:table-cell>
          <table:table-cell table:style-name="ce1" office:value-type="float" office:value="-0.000121261" calcext:value-type="float">
            <text:p>-1.21E-04</text:p>
          </table:table-cell>
          <table:table-cell table:style-name="ce1" office:value-type="float" office:value="-0.0000704867" calcext:value-type="float">
            <text:p>-7.05E-05</text:p>
          </table:table-cell>
          <table:table-cell table:style-name="ce1" office:value-type="float" office:value="-0.000178078" calcext:value-type="float">
            <text:p>-1.78E-04</text:p>
          </table:table-cell>
          <table:table-cell table:style-name="ce1" office:value-type="float" office:value="-0.000051148" calcext:value-type="float">
            <text:p>-5.11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64511" calcext:value-type="float">
            <text:p>0.564511</text:p>
          </table:table-cell>
          <table:table-cell office:value-type="float" office:value="0.58382" calcext:value-type="float">
            <text:p>0.58382</text:p>
          </table:table-cell>
          <table:table-cell office:value-type="string" calcext:value-type="string">
            <text:p><text:s/></text:p>
          </table:table-cell>
          <table:table-cell office:value-type="float" office:value="-0.0117839" calcext:value-type="float">
            <text:p>-0.0117839</text:p>
          </table:table-cell>
          <table:table-cell office:value-type="float" office:value="-0.366872" calcext:value-type="float">
            <text:p>-0.366872</text:p>
          </table:table-cell>
          <table:table-cell office:value-type="float" office:value="0.0533158" calcext:value-type="float">
            <text:p>0.0533158</text:p>
          </table:table-cell>
          <table:table-cell office:value-type="float" office:value="0.699114" calcext:value-type="float">
            <text:p>0.699114</text:p>
          </table:table-cell>
          <table:table-cell office:value-type="float" office:value="-0.100626" calcext:value-type="float">
            <text:p>-0.100626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0.0776112" calcext:value-type="float">
            <text:p>-0.0776112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0204777" calcext:value-type="float">
            <text:p>-2.05E-05</text:p>
          </table:table-cell>
          <table:table-cell table:style-name="ce1" office:value-type="float" office:value="-0.000215733" calcext:value-type="float">
            <text:p>-2.16E-04</text:p>
          </table:table-cell>
          <table:table-cell table:style-name="ce1" office:value-type="float" office:value="0.0000703601" calcext:value-type="float">
            <text:p>7.04E-05</text:p>
          </table:table-cell>
          <table:table-cell table:style-name="ce1" office:value-type="float" office:value="0.000117244" calcext:value-type="float">
            <text:p>1.17E-04</text:p>
          </table:table-cell>
          <table:table-cell table:style-name="ce1" office:value-type="float" office:value="-0.0000734375" calcext:value-type="float">
            <text:p>-7.34E-05</text:p>
          </table:table-cell>
          <table:table-cell table:style-name="ce1" office:value-type="float" office:value="0.000128884" calcext:value-type="float">
            <text:p>1.29E-04</text:p>
          </table:table-cell>
          <table:table-cell table:style-name="ce1" office:value-type="float" office:value="-0.000060973" calcext:value-type="float">
            <text:p>-6.10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80371" calcext:value-type="float">
            <text:p>0.580371</text:p>
          </table:table-cell>
          <table:table-cell office:value-type="string" calcext:value-type="string">
            <text:p><text:s/></text:p>
          </table:table-cell>
          <table:table-cell office:value-type="float" office:value="-0.0117839" calcext:value-type="float">
            <text:p>-0.0117839</text:p>
          </table:table-cell>
          <table:table-cell office:value-type="float" office:value="-0.366871" calcext:value-type="float">
            <text:p>-0.366871</text:p>
          </table:table-cell>
          <table:table-cell office:value-type="float" office:value="0.0533157" calcext:value-type="float">
            <text:p>0.0533157</text:p>
          </table:table-cell>
          <table:table-cell office:value-type="float" office:value="0.699114" calcext:value-type="float">
            <text:p>0.699114</text:p>
          </table:table-cell>
          <table:table-cell office:value-type="float" office:value="-0.100626" calcext:value-type="float">
            <text:p>-0.100626</text:p>
          </table:table-cell>
          <table:table-cell office:value-type="float" office:value="0.155024" calcext:value-type="float">
            <text:p>0.155024</text:p>
          </table:table-cell>
          <table:table-cell office:value-type="float" office:value="-0.0776111" calcext:value-type="float">
            <text:p>-0.077611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000766847" calcext:value-type="float">
            <text:p>7.67E-07</text:p>
          </table:table-cell>
          <table:table-cell table:style-name="ce1" office:value-type="float" office:value="0.0000331516" calcext:value-type="float">
            <text:p>3.32E-05</text:p>
          </table:table-cell>
          <table:table-cell table:style-name="ce1" office:value-type="float" office:value="-0.00000423464" calcext:value-type="float">
            <text:p>-4.23E-06</text:p>
          </table:table-cell>
          <table:table-cell table:style-name="ce1" office:value-type="float" office:value="-0.0000297385" calcext:value-type="float">
            <text:p>-2.97E-05</text:p>
          </table:table-cell>
          <table:table-cell table:style-name="ce1" office:value-type="float" office:value="0.00000201999" calcext:value-type="float">
            <text:p>2.02E-06</text:p>
          </table:table-cell>
          <table:table-cell table:style-name="ce1" office:value-type="float" office:value="-0.000031212" calcext:value-type="float">
            <text:p>-3.12E-05</text:p>
          </table:table-cell>
          <table:table-cell table:style-name="ce1" office:value-type="float" office:value="0.00000236031" calcext:value-type="float">
            <text:p>2.36E-0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564511" calcext:value-type="float">
            <text:p>0.564511</text:p>
          </table:table-cell>
          <table:table-cell office:value-type="float" office:value="0.57854" calcext:value-type="float">
            <text:p>0.57854</text:p>
          </table:table-cell>
          <table:table-cell office:value-type="string" calcext:value-type="string">
            <text:p><text:s/></text:p>
          </table:table-cell>
          <table:table-cell office:value-type="float" office:value="-0.0117836" calcext:value-type="float">
            <text:p>-0.0117836</text:p>
          </table:table-cell>
          <table:table-cell office:value-type="float" office:value="-0.366868" calcext:value-type="float">
            <text:p>-0.366868</text:p>
          </table:table-cell>
          <table:table-cell office:value-type="float" office:value="0.0533153" calcext:value-type="float">
            <text:p>0.0533153</text:p>
          </table:table-cell>
          <table:table-cell office:value-type="float" office:value="0.699113" calcext:value-type="float">
            <text:p>0.699113</text:p>
          </table:table-cell>
          <table:table-cell office:value-type="float" office:value="-0.100625" calcext:value-type="float">
            <text:p>-0.100625</text:p>
          </table:table-cell>
          <table:table-cell office:value-type="float" office:value="0.155023" calcext:value-type="float">
            <text:p>0.155023</text:p>
          </table:table-cell>
          <table:table-cell office:value-type="float" office:value="-0.0776106" calcext:value-type="float">
            <text:p>-0.077610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0308102" calcext:value-type="float">
            <text:p>3.08E-05</text:p>
          </table:table-cell>
          <table:table-cell table:style-name="ce1" office:value-type="float" office:value="0.000164226" calcext:value-type="float">
            <text:p>1.64E-04</text:p>
          </table:table-cell>
          <table:table-cell table:style-name="ce1" office:value-type="float" office:value="-0.0000167671" calcext:value-type="float">
            <text:p>-1.68E-05</text:p>
          </table:table-cell>
          <table:table-cell table:style-name="ce1" office:value-type="float" office:value="-0.000046119" calcext:value-type="float">
            <text:p>-4.61E-05</text:p>
          </table:table-cell>
          <table:table-cell table:style-name="ce1" office:value-type="float" office:value="0.0000341226" calcext:value-type="float">
            <text:p>3.41E-05</text:p>
          </table:table-cell>
          <table:table-cell table:style-name="ce1" office:value-type="float" office:value="-0.0000715531" calcext:value-type="float">
            <text:p>-7.16E-05</text:p>
          </table:table-cell>
          <table:table-cell table:style-name="ce1" office:value-type="float" office:value="0.000026377" calcext:value-type="float">
            <text:p>2.64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88496" calcext:value-type="float">
            <text:p>0.588496</text:p>
          </table:table-cell>
          <table:table-cell office:value-type="string" calcext:value-type="string">
            <text:p><text:s/></text:p>
          </table:table-cell>
          <table:table-cell office:value-type="float" office:value="-0.0117857" calcext:value-type="float">
            <text:p>-0.0117857</text:p>
          </table:table-cell>
          <table:table-cell office:value-type="float" office:value="-0.366856" calcext:value-type="float">
            <text:p>-0.366856</text:p>
          </table:table-cell>
          <table:table-cell office:value-type="float" office:value="0.0533155" calcext:value-type="float">
            <text:p>0.0533155</text:p>
          </table:table-cell>
          <table:table-cell office:value-type="float" office:value="0.699109" calcext:value-type="float">
            <text:p>0.699109</text:p>
          </table:table-cell>
          <table:table-cell office:value-type="float" office:value="-0.100628" calcext:value-type="float">
            <text:p>-0.100628</text:p>
          </table:table-cell>
          <table:table-cell office:value-type="float" office:value="0.155017" calcext:value-type="float">
            <text:p>0.155017</text:p>
          </table:table-cell>
          <table:table-cell office:value-type="float" office:value="-0.0776132" calcext:value-type="float">
            <text:p>-0.0776132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208005" calcext:value-type="float">
            <text:p>-2.08E-04</text:p>
          </table:table-cell>
          <table:table-cell office:value-type="float" office:value="0.000610453" calcext:value-type="float">
            <text:p>0.000610453</text:p>
          </table:table-cell>
          <table:table-cell table:style-name="ce1" office:value-type="float" office:value="0.00000889341" calcext:value-type="float">
            <text:p>8.89E-06</text:p>
          </table:table-cell>
          <table:table-cell table:style-name="ce1" office:value-type="float" office:value="-0.000188982" calcext:value-type="float">
            <text:p>-1.89E-04</text:p>
          </table:table-cell>
          <table:table-cell table:style-name="ce1" office:value-type="float" office:value="-0.000174263" calcext:value-type="float">
            <text:p>-1.74E-04</text:p>
          </table:table-cell>
          <table:table-cell table:style-name="ce1" office:value-type="float" office:value="-0.000267193" calcext:value-type="float">
            <text:p>-2.67E-04</text:p>
          </table:table-cell>
          <table:table-cell table:style-name="ce1" office:value-type="float" office:value="-0.000127188" calcext:value-type="float">
            <text:p>-1.27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8018" calcext:value-type="float">
            <text:p>0.808018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8382" calcext:value-type="float">
            <text:p>0.58382</text:p>
          </table:table-cell>
          <table:table-cell office:value-type="string" calcext:value-type="string">
            <text:p><text:s/></text:p>
          </table:table-cell>
          <table:table-cell office:value-type="float" office:value="-0.0117845" calcext:value-type="float">
            <text:p>-0.0117845</text:p>
          </table:table-cell>
          <table:table-cell office:value-type="float" office:value="-0.366866" calcext:value-type="float">
            <text:p>-0.366866</text:p>
          </table:table-cell>
          <table:table-cell office:value-type="float" office:value="0.0533156" calcext:value-type="float">
            <text:p>0.0533156</text:p>
          </table:table-cell>
          <table:table-cell office:value-type="float" office:value="0.699112" calcext:value-type="float">
            <text:p>0.699112</text:p>
          </table:table-cell>
          <table:table-cell office:value-type="float" office:value="-0.100626" calcext:value-type="float">
            <text:p>-0.100626</text:p>
          </table:table-cell>
          <table:table-cell office:value-type="float" office:value="0.155022" calcext:value-type="float">
            <text:p>0.155022</text:p>
          </table:table-cell>
          <table:table-cell office:value-type="float" office:value="-0.0776118" calcext:value-type="float">
            <text:p>-0.0776118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1188" calcext:value-type="float">
            <text:p>1.19E-04</text:p>
          </table:table-cell>
          <table:table-cell table:style-name="ce1" office:value-type="float" office:value="-0.000493113" calcext:value-type="float">
            <text:p>-4.93E-04</text:p>
          </table:table-cell>
          <table:table-cell table:style-name="ce1" office:value-type="float" office:value="0.0000045328" calcext:value-type="float">
            <text:p>4.53E-06</text:p>
          </table:table-cell>
          <table:table-cell table:style-name="ce1" office:value-type="float" office:value="0.000169431" calcext:value-type="float">
            <text:p>1.69E-04</text:p>
          </table:table-cell>
          <table:table-cell table:style-name="ce1" office:value-type="float" office:value="0.0000957265" calcext:value-type="float">
            <text:p>9.57E-05</text:p>
          </table:table-cell>
          <table:table-cell table:style-name="ce1" office:value-type="float" office:value="0.000232102" calcext:value-type="float">
            <text:p>2.32E-04</text:p>
          </table:table-cell>
          <table:table-cell table:style-name="ce1" office:value-type="float" office:value="0.0000684678" calcext:value-type="float">
            <text:p>6.85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.9791" calcext:value-type="float">
            <text:p>48.9791</text:p>
          </table:table-cell>
          <table:table-cell office:value-type="float" office:value="41.6221" calcext:value-type="float">
            <text:p>41.6221</text:p>
          </table:table-cell>
          <table:table-cell office:value-type="float" office:value="65.2256" calcext:value-type="float">
            <text:p>65.2256</text:p>
          </table:table-cell>
          <table:table-cell office:value-type="string" calcext:value-type="string">
            <text:p><text:s/></text:p>
          </table:table-cell>
          <table:table-cell office:value-type="float" office:value="-0.0191961" calcext:value-type="float">
            <text:p>-0.0191961</text:p>
          </table:table-cell>
          <table:table-cell office:value-type="float" office:value="-0.366123" calcext:value-type="float">
            <text:p>-0.366123</text:p>
          </table:table-cell>
          <table:table-cell office:value-type="float" office:value="0.0528585" calcext:value-type="float">
            <text:p>0.0528585</text:p>
          </table:table-cell>
          <table:table-cell office:value-type="float" office:value="0.70163" calcext:value-type="float">
            <text:p>0.70163</text:p>
          </table:table-cell>
          <table:table-cell office:value-type="float" office:value="-0.110403" calcext:value-type="float">
            <text:p>-0.110403</text:p>
          </table:table-cell>
          <table:table-cell office:value-type="float" office:value="0.158971" calcext:value-type="float">
            <text:p>0.158971</text:p>
          </table:table-cell>
          <table:table-cell office:value-type="float" office:value="-0.0847853" calcext:value-type="float">
            <text:p>-0.0847853</text:p>
          </table:table-cell>
          <table:table-cell office:value-type="string" calcext:value-type="string">
            <text:p><text:s/></text:p>
          </table:table-cell>
          <table:table-cell office:value-type="float" office:value="-0.741163" calcext:value-type="float">
            <text:p>-0.741163</text:p>
          </table:table-cell>
          <table:table-cell office:value-type="float" office:value="0.0371374" calcext:value-type="float">
            <text:p>0.0371374</text:p>
          </table:table-cell>
          <table:table-cell office:value-type="float" office:value="-0.0228572" calcext:value-type="float">
            <text:p>-0.0228572</text:p>
          </table:table-cell>
          <table:table-cell office:value-type="float" office:value="0.125889" calcext:value-type="float">
            <text:p>0.125889</text:p>
          </table:table-cell>
          <table:table-cell office:value-type="float" office:value="-0.488809" calcext:value-type="float">
            <text:p>-0.488809</text:p>
          </table:table-cell>
          <table:table-cell office:value-type="float" office:value="0.197445" calcext:value-type="float">
            <text:p>0.197445</text:p>
          </table:table-cell>
          <table:table-cell office:value-type="float" office:value="-0.358677" calcext:value-type="float">
            <text:p>-0.3586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6657" calcext:value-type="float">
            <text:p>51.6657</text:p>
          </table:table-cell>
          <table:table-cell office:value-type="float" office:value="46.7776" calcext:value-type="float">
            <text:p>46.7776</text:p>
          </table:table-cell>
          <table:table-cell office:value-type="float" office:value="72.0888" calcext:value-type="float">
            <text:p>72.0888</text:p>
          </table:table-cell>
          <table:table-cell office:value-type="string" calcext:value-type="string">
            <text:p><text:s/></text:p>
          </table:table-cell>
          <table:table-cell office:value-type="float" office:value="-0.0276586" calcext:value-type="float">
            <text:p>-0.0276586</text:p>
          </table:table-cell>
          <table:table-cell office:value-type="float" office:value="-0.361241" calcext:value-type="float">
            <text:p>-0.361241</text:p>
          </table:table-cell>
          <table:table-cell office:value-type="float" office:value="0.051736" calcext:value-type="float">
            <text:p>0.051736</text:p>
          </table:table-cell>
          <table:table-cell office:value-type="float" office:value="0.702488" calcext:value-type="float">
            <text:p>0.702488</text:p>
          </table:table-cell>
          <table:table-cell office:value-type="float" office:value="-0.121262" calcext:value-type="float">
            <text:p>-0.121262</text:p>
          </table:table-cell>
          <table:table-cell office:value-type="float" office:value="0.161167" calcext:value-type="float">
            <text:p>0.161167</text:p>
          </table:table-cell>
          <table:table-cell office:value-type="float" office:value="-0.0926895" calcext:value-type="float">
            <text:p>-0.0926895</text:p>
          </table:table-cell>
          <table:table-cell office:value-type="string" calcext:value-type="string">
            <text:p><text:s/></text:p>
          </table:table-cell>
          <table:table-cell office:value-type="float" office:value="-0.846251" calcext:value-type="float">
            <text:p>-0.846251</text:p>
          </table:table-cell>
          <table:table-cell office:value-type="float" office:value="0.244094" calcext:value-type="float">
            <text:p>0.244094</text:p>
          </table:table-cell>
          <table:table-cell office:value-type="float" office:value="-0.0561244" calcext:value-type="float">
            <text:p>-0.0561244</text:p>
          </table:table-cell>
          <table:table-cell office:value-type="float" office:value="0.0429125" calcext:value-type="float">
            <text:p>0.0429125</text:p>
          </table:table-cell>
          <table:table-cell office:value-type="float" office:value="-0.542977" calcext:value-type="float">
            <text:p>-0.542977</text:p>
          </table:table-cell>
          <table:table-cell office:value-type="float" office:value="0.109816" calcext:value-type="float">
            <text:p>0.109816</text:p>
          </table:table-cell>
          <table:table-cell office:value-type="float" office:value="-0.395207" calcext:value-type="float">
            <text:p>-0.3952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8162" calcext:value-type="float">
            <text:p>47.8162</text:p>
          </table:table-cell>
          <table:table-cell office:value-type="float" office:value="47.3177" calcext:value-type="float">
            <text:p>47.3177</text:p>
          </table:table-cell>
          <table:table-cell office:value-type="float" office:value="70.8468" calcext:value-type="float">
            <text:p>70.8468</text:p>
          </table:table-cell>
          <table:table-cell office:value-type="string" calcext:value-type="string">
            <text:p><text:s/></text:p>
          </table:table-cell>
          <table:table-cell office:value-type="float" office:value="-0.0361278" calcext:value-type="float">
            <text:p>-0.0361278</text:p>
          </table:table-cell>
          <table:table-cell office:value-type="float" office:value="-0.353394" calcext:value-type="float">
            <text:p>-0.353394</text:p>
          </table:table-cell>
          <table:table-cell office:value-type="float" office:value="0.0500476" calcext:value-type="float">
            <text:p>0.0500476</text:p>
          </table:table-cell>
          <table:table-cell office:value-type="float" office:value="0.702059" calcext:value-type="float">
            <text:p>0.702059</text:p>
          </table:table-cell>
          <table:table-cell office:value-type="float" office:value="-0.131871" calcext:value-type="float">
            <text:p>-0.131871</text:p>
          </table:table-cell>
          <table:table-cell office:value-type="float" office:value="0.161939" calcext:value-type="float">
            <text:p>0.161939</text:p>
          </table:table-cell>
          <table:table-cell office:value-type="float" office:value="-0.100357" calcext:value-type="float">
            <text:p>-0.100357</text:p>
          </table:table-cell>
          <table:table-cell office:value-type="string" calcext:value-type="string">
            <text:p><text:s/></text:p>
          </table:table-cell>
          <table:table-cell office:value-type="float" office:value="-0.846914" calcext:value-type="float">
            <text:p>-0.846914</text:p>
          </table:table-cell>
          <table:table-cell office:value-type="float" office:value="0.392373" calcext:value-type="float">
            <text:p>0.392373</text:p>
          </table:table-cell>
          <table:table-cell office:value-type="float" office:value="-0.0844178" calcext:value-type="float">
            <text:p>-0.0844178</text:p>
          </table:table-cell>
          <table:table-cell office:value-type="float" office:value="-0.0214442" calcext:value-type="float">
            <text:p>-0.0214442</text:p>
          </table:table-cell>
          <table:table-cell office:value-type="float" office:value="-0.53043" calcext:value-type="float">
            <text:p>-0.53043</text:p>
          </table:table-cell>
          <table:table-cell office:value-type="float" office:value="0.0385787" calcext:value-type="float">
            <text:p>0.0385787</text:p>
          </table:table-cell>
          <table:table-cell office:value-type="float" office:value="-0.38336" calcext:value-type="float">
            <text:p>-0.3833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4138" calcext:value-type="float">
            <text:p>44.4138</text:p>
          </table:table-cell>
          <table:table-cell office:value-type="float" office:value="48.1185" calcext:value-type="float">
            <text:p>48.1185</text:p>
          </table:table-cell>
          <table:table-cell office:value-type="float" office:value="69.7055" calcext:value-type="float">
            <text:p>69.7055</text:p>
          </table:table-cell>
          <table:table-cell office:value-type="string" calcext:value-type="string">
            <text:p><text:s/></text:p>
          </table:table-cell>
          <table:table-cell office:value-type="float" office:value="-0.0446103" calcext:value-type="float">
            <text:p>-0.0446103</text:p>
          </table:table-cell>
          <table:table-cell office:value-type="float" office:value="-0.343203" calcext:value-type="float">
            <text:p>-0.343203</text:p>
          </table:table-cell>
          <table:table-cell office:value-type="float" office:value="0.0479101" calcext:value-type="float">
            <text:p>0.0479101</text:p>
          </table:table-cell>
          <table:table-cell office:value-type="float" office:value="0.700728" calcext:value-type="float">
            <text:p>0.700728</text:p>
          </table:table-cell>
          <table:table-cell office:value-type="float" office:value="-0.142363" calcext:value-type="float">
            <text:p>-0.142363</text:p>
          </table:table-cell>
          <table:table-cell office:value-type="float" office:value="0.16178" calcext:value-type="float">
            <text:p>0.16178</text:p>
          </table:table-cell>
          <table:table-cell office:value-type="float" office:value="-0.107902" calcext:value-type="float">
            <text:p>-0.107902</text:p>
          </table:table-cell>
          <table:table-cell office:value-type="string" calcext:value-type="string">
            <text:p><text:s/></text:p>
          </table:table-cell>
          <table:table-cell office:value-type="float" office:value="-0.848252" calcext:value-type="float">
            <text:p>-0.848252</text:p>
          </table:table-cell>
          <table:table-cell office:value-type="float" office:value="0.509527" calcext:value-type="float">
            <text:p>0.509527</text:p>
          </table:table-cell>
          <table:table-cell office:value-type="float" office:value="-0.106874" calcext:value-type="float">
            <text:p>-0.106874</text:p>
          </table:table-cell>
          <table:table-cell office:value-type="float" office:value="-0.0665479" calcext:value-type="float">
            <text:p>-0.0665479</text:p>
          </table:table-cell>
          <table:table-cell office:value-type="float" office:value="-0.524601" calcext:value-type="float">
            <text:p>-0.524601</text:p>
          </table:table-cell>
          <table:table-cell office:value-type="float" office:value="-0.00794409" calcext:value-type="float">
            <text:p>-0.00794409</text:p>
          </table:table-cell>
          <table:table-cell office:value-type="float" office:value="-0.377263" calcext:value-type="float">
            <text:p>-0.37726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0942" calcext:value-type="float">
            <text:p>41.0942</text:p>
          </table:table-cell>
          <table:table-cell office:value-type="float" office:value="49.0898" calcext:value-type="float">
            <text:p>49.0898</text:p>
          </table:table-cell>
          <table:table-cell office:value-type="float" office:value="67.975" calcext:value-type="float">
            <text:p>67.975</text:p>
          </table:table-cell>
          <table:table-cell office:value-type="string" calcext:value-type="string">
            <text:p><text:s/></text:p>
          </table:table-cell>
          <table:table-cell office:value-type="float" office:value="-0.0530764" calcext:value-type="float">
            <text:p>-0.0530764</text:p>
          </table:table-cell>
          <table:table-cell office:value-type="float" office:value="-0.330316" calcext:value-type="float">
            <text:p>-0.330316</text:p>
          </table:table-cell>
          <table:table-cell office:value-type="float" office:value="0.0452242" calcext:value-type="float">
            <text:p>0.0452242</text:p>
          </table:table-cell>
          <table:table-cell office:value-type="float" office:value="0.698215" calcext:value-type="float">
            <text:p>0.698215</text:p>
          </table:table-cell>
          <table:table-cell office:value-type="float" office:value="-0.15269" calcext:value-type="float">
            <text:p>-0.15269</text:p>
          </table:table-cell>
          <table:table-cell office:value-type="float" office:value="0.160479" calcext:value-type="float">
            <text:p>0.160479</text:p>
          </table:table-cell>
          <table:table-cell office:value-type="float" office:value="-0.115279" calcext:value-type="float">
            <text:p>-0.115279</text:p>
          </table:table-cell>
          <table:table-cell office:value-type="string" calcext:value-type="string">
            <text:p><text:s/></text:p>
          </table:table-cell>
          <table:table-cell office:value-type="float" office:value="-0.846611" calcext:value-type="float">
            <text:p>-0.846611</text:p>
          </table:table-cell>
          <table:table-cell office:value-type="float" office:value="0.644339" calcext:value-type="float">
            <text:p>0.644339</text:p>
          </table:table-cell>
          <table:table-cell office:value-type="float" office:value="-0.134299" calcext:value-type="float">
            <text:p>-0.134299</text:p>
          </table:table-cell>
          <table:table-cell office:value-type="float" office:value="-0.125661" calcext:value-type="float">
            <text:p>-0.125661</text:p>
          </table:table-cell>
          <table:table-cell office:value-type="float" office:value="-0.516348" calcext:value-type="float">
            <text:p>-0.516348</text:p>
          </table:table-cell>
          <table:table-cell office:value-type="float" office:value="-0.0650552" calcext:value-type="float">
            <text:p>-0.0650552</text:p>
          </table:table-cell>
          <table:table-cell office:value-type="float" office:value="-0.368857" calcext:value-type="float">
            <text:p>-0.3688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3869" calcext:value-type="float">
            <text:p>38.3869</text:p>
          </table:table-cell>
          <table:table-cell office:value-type="float" office:value="50.1486" calcext:value-type="float">
            <text:p>50.1486</text:p>
          </table:table-cell>
          <table:table-cell office:value-type="float" office:value="66.1006" calcext:value-type="float">
            <text:p>66.1006</text:p>
          </table:table-cell>
          <table:table-cell office:value-type="string" calcext:value-type="string">
            <text:p><text:s/></text:p>
          </table:table-cell>
          <table:table-cell office:value-type="float" office:value="-0.0615685" calcext:value-type="float">
            <text:p>-0.0615685</text:p>
          </table:table-cell>
          <table:table-cell office:value-type="float" office:value="-0.314564" calcext:value-type="float">
            <text:p>-0.314564</text:p>
          </table:table-cell>
          <table:table-cell office:value-type="float" office:value="0.041993" calcext:value-type="float">
            <text:p>0.041993</text:p>
          </table:table-cell>
          <table:table-cell office:value-type="float" office:value="0.694404" calcext:value-type="float">
            <text:p>0.694404</text:p>
          </table:table-cell>
          <table:table-cell office:value-type="float" office:value="-0.162985" calcext:value-type="float">
            <text:p>-0.162985</text:p>
          </table:table-cell>
          <table:table-cell office:value-type="float" office:value="0.15802" calcext:value-type="float">
            <text:p>0.15802</text:p>
          </table:table-cell>
          <table:table-cell office:value-type="float" office:value="-0.122587" calcext:value-type="float">
            <text:p>-0.122587</text:p>
          </table:table-cell>
          <table:table-cell office:value-type="string" calcext:value-type="string">
            <text:p><text:s/></text:p>
          </table:table-cell>
          <table:table-cell office:value-type="float" office:value="-0.849214" calcext:value-type="float">
            <text:p>-0.849214</text:p>
          </table:table-cell>
          <table:table-cell office:value-type="float" office:value="0.787596" calcext:value-type="float">
            <text:p>0.787596</text:p>
          </table:table-cell>
          <table:table-cell office:value-type="float" office:value="-0.16156" calcext:value-type="float">
            <text:p>-0.16156</text:p>
          </table:table-cell>
          <table:table-cell office:value-type="float" office:value="-0.190543" calcext:value-type="float">
            <text:p>-0.190543</text:p>
          </table:table-cell>
          <table:table-cell office:value-type="float" office:value="-0.514766" calcext:value-type="float">
            <text:p>-0.514766</text:p>
          </table:table-cell>
          <table:table-cell office:value-type="float" office:value="-0.122963" calcext:value-type="float">
            <text:p>-0.122963</text:p>
          </table:table-cell>
          <table:table-cell office:value-type="float" office:value="-0.365419" calcext:value-type="float">
            <text:p>-0.36541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023" calcext:value-type="float">
            <text:p>36.023</text:p>
          </table:table-cell>
          <table:table-cell office:value-type="float" office:value="51.3828" calcext:value-type="float">
            <text:p>51.3828</text:p>
          </table:table-cell>
          <table:table-cell office:value-type="float" office:value="63.647" calcext:value-type="float">
            <text:p>63.647</text:p>
          </table:table-cell>
          <table:table-cell office:value-type="string" calcext:value-type="string">
            <text:p><text:s/></text:p>
          </table:table-cell>
          <table:table-cell office:value-type="float" office:value="-0.0700632" calcext:value-type="float">
            <text:p>-0.0700632</text:p>
          </table:table-cell>
          <table:table-cell office:value-type="float" office:value="-0.295433" calcext:value-type="float">
            <text:p>-0.295433</text:p>
          </table:table-cell>
          <table:table-cell office:value-type="float" office:value="0.038091" calcext:value-type="float">
            <text:p>0.038091</text:p>
          </table:table-cell>
          <table:table-cell office:value-type="float" office:value="0.688873" calcext:value-type="float">
            <text:p>0.688873</text:p>
          </table:table-cell>
          <table:table-cell office:value-type="float" office:value="-0.173184" calcext:value-type="float">
            <text:p>-0.173184</text:p>
          </table:table-cell>
          <table:table-cell office:value-type="float" office:value="0.154137" calcext:value-type="float">
            <text:p>0.154137</text:p>
          </table:table-cell>
          <table:table-cell office:value-type="float" office:value="-0.129765" calcext:value-type="float">
            <text:p>-0.129765</text:p>
          </table:table-cell>
          <table:table-cell office:value-type="string" calcext:value-type="string">
            <text:p><text:s/></text:p>
          </table:table-cell>
          <table:table-cell office:value-type="float" office:value="-0.849465" calcext:value-type="float">
            <text:p>-0.849465</text:p>
          </table:table-cell>
          <table:table-cell office:value-type="float" office:value="0.95658" calcext:value-type="float">
            <text:p>0.95658</text:p>
          </table:table-cell>
          <table:table-cell office:value-type="float" office:value="-0.195097" calcext:value-type="float">
            <text:p>-0.195097</text:p>
          </table:table-cell>
          <table:table-cell office:value-type="float" office:value="-0.276585" calcext:value-type="float">
            <text:p>-0.276585</text:p>
          </table:table-cell>
          <table:table-cell office:value-type="float" office:value="-0.509925" calcext:value-type="float">
            <text:p>-0.509925</text:p>
          </table:table-cell>
          <table:table-cell office:value-type="float" office:value="-0.194121" calcext:value-type="float">
            <text:p>-0.194121</text:p>
          </table:table-cell>
          <table:table-cell office:value-type="float" office:value="-0.358883" calcext:value-type="float">
            <text:p>-0.35888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.2242" calcext:value-type="float">
            <text:p>34.2242</text:p>
          </table:table-cell>
          <table:table-cell office:value-type="float" office:value="52.7509" calcext:value-type="float">
            <text:p>52.7509</text:p>
          </table:table-cell>
          <table:table-cell office:value-type="float" office:value="61.0634" calcext:value-type="float">
            <text:p>61.0634</text:p>
          </table:table-cell>
          <table:table-cell office:value-type="string" calcext:value-type="string">
            <text:p><text:s/></text:p>
          </table:table-cell>
          <table:table-cell office:value-type="float" office:value="-0.078594" calcext:value-type="float">
            <text:p>-0.078594</text:p>
          </table:table-cell>
          <table:table-cell office:value-type="float" office:value="-0.275433" calcext:value-type="float">
            <text:p>-0.275433</text:p>
          </table:table-cell>
          <table:table-cell office:value-type="float" office:value="0.0336366" calcext:value-type="float">
            <text:p>0.0336366</text:p>
          </table:table-cell>
          <table:table-cell office:value-type="float" office:value="0.68166" calcext:value-type="float">
            <text:p>0.68166</text:p>
          </table:table-cell>
          <table:table-cell office:value-type="float" office:value="-0.183482" calcext:value-type="float">
            <text:p>-0.183482</text:p>
          </table:table-cell>
          <table:table-cell office:value-type="float" office:value="0.14906" calcext:value-type="float">
            <text:p>0.14906</text:p>
          </table:table-cell>
          <table:table-cell office:value-type="float" office:value="-0.136972" calcext:value-type="float">
            <text:p>-0.136972</text:p>
          </table:table-cell>
          <table:table-cell office:value-type="string" calcext:value-type="string">
            <text:p><text:s/></text:p>
          </table:table-cell>
          <table:table-cell office:value-type="float" office:value="-0.85308" calcext:value-type="float">
            <text:p>-0.85308</text:p>
          </table:table-cell>
          <table:table-cell office:value-type="float" office:value="1" calcext:value-type="float">
            <text:p>1</text:p>
          </table:table-cell>
          <table:table-cell office:value-type="float" office:value="-0.222722" calcext:value-type="float">
            <text:p>-0.222722</text:p>
          </table:table-cell>
          <table:table-cell office:value-type="float" office:value="-0.360637" calcext:value-type="float">
            <text:p>-0.360637</text:p>
          </table:table-cell>
          <table:table-cell office:value-type="float" office:value="-0.514945" calcext:value-type="float">
            <text:p>-0.514945</text:p>
          </table:table-cell>
          <table:table-cell office:value-type="float" office:value="-0.253852" calcext:value-type="float">
            <text:p>-0.253852</text:p>
          </table:table-cell>
          <table:table-cell office:value-type="float" office:value="-0.360359" calcext:value-type="float">
            <text:p>-0.36035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.2056" calcext:value-type="float">
            <text:p>31.2056</text:p>
          </table:table-cell>
          <table:table-cell office:value-type="float" office:value="54.7264" calcext:value-type="float">
            <text:p>54.7264</text:p>
          </table:table-cell>
          <table:table-cell office:value-type="float" office:value="55.9278" calcext:value-type="float">
            <text:p>55.9278</text:p>
          </table:table-cell>
          <table:table-cell office:value-type="string" calcext:value-type="string">
            <text:p><text:s/></text:p>
          </table:table-cell>
          <table:table-cell office:value-type="float" office:value="-0.0871355" calcext:value-type="float">
            <text:p>-0.0871355</text:p>
          </table:table-cell>
          <table:table-cell office:value-type="float" office:value="-0.255433" calcext:value-type="float">
            <text:p>-0.255433</text:p>
          </table:table-cell>
          <table:table-cell office:value-type="float" office:value="0.0286417" calcext:value-type="float">
            <text:p>0.0286417</text:p>
          </table:table-cell>
          <table:table-cell office:value-type="float" office:value="0.672936" calcext:value-type="float">
            <text:p>0.672936</text:p>
          </table:table-cell>
          <table:table-cell office:value-type="float" office:value="-0.193935" calcext:value-type="float">
            <text:p>-0.193935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-0.144272" calcext:value-type="float">
            <text:p>-0.144272</text:p>
          </table:table-cell>
          <table:table-cell office:value-type="string" calcext:value-type="string">
            <text:p><text:s/></text:p>
          </table:table-cell>
          <table:table-cell office:value-type="float" office:value="-0.85415" calcext:value-type="float">
            <text:p>-0.85415</text:p>
          </table:table-cell>
          <table:table-cell office:value-type="float" office:value="1" calcext:value-type="float">
            <text:p>1</text:p>
          </table:table-cell>
          <table:table-cell office:value-type="float" office:value="-0.249745" calcext:value-type="float">
            <text:p>-0.249745</text:p>
          </table:table-cell>
          <table:table-cell office:value-type="float" office:value="-0.436219" calcext:value-type="float">
            <text:p>-0.436219</text:p>
          </table:table-cell>
          <table:table-cell office:value-type="float" office:value="-0.522632" calcext:value-type="float">
            <text:p>-0.522632</text:p>
          </table:table-cell>
          <table:table-cell office:value-type="float" office:value="-0.326874" calcext:value-type="float">
            <text:p>-0.326874</text:p>
          </table:table-cell>
          <table:table-cell office:value-type="float" office:value="-0.364973" calcext:value-type="float">
            <text:p>-0.364973</text:p>
          </table:table-cell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1:53:39.954223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0:48:49.291538671</meta:creation-date>
    <dc:date>2016-12-16T01:54:40.540112827</dc:date>
    <meta:editing-duration>PT16M18S</meta:editing-duration>
    <meta:editing-cycles>4</meta:editing-cycles>
    <meta:generator>LibreOffice/5.2.3.3$Linux_X86_64 LibreOffice_project/20m0$Build-3</meta:generator>
    <meta:document-statistic meta:table-count="1" meta:cell-count="1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Sheet1.A1:Sheet1.D50" chart:data-source-has-labels="row" svg:x="1.331cm" svg:y="0.18cm" svg:width="12.079cm" svg:height="7.659cm">
          <chartooo:coordinate-region svg:x="1.952cm" svg:y="0.379cm" svg:width="11.272cm" svg:height="6.813cm"/>
          <chart:axis chart:dimension="x" chart:name="primary-x" chart:style-name="ch4">
            <chart:title svg:x="5.858cm" svg:y="8.019cm" chart:style-name="ch5">
              <text:p>Marker motion steps</text:p>
            </chart:title>
          </chart:axis>
          <chart:axis chart:dimension="y" chart:name="primary-y" chart:style-name="ch4">
            <chart:title svg:x="0.451cm" svg:y="5.058cm" chart:style-name="ch6">
              <text:p>Tracking error</text:p>
            </chart:title>
            <chart:grid chart:style-name="ch7" chart:class="major"/>
          </chart:axis>
          <chart:series chart:style-name="ch8" chart:values-cell-range-address="Sheet1.B1:Sheet1.B50" loext:label-string="point1" chart:class="chart:scatter">
            <chart:domain table:cell-range-address="Sheet1.A1:Sheet1.A50"/>
            <chart:data-point chart:repeated="50"/>
          </chart:series>
          <chart:series chart:style-name="ch9" chart:values-cell-range-address="Sheet1.C1:Sheet1.C50" loext:label-string="point2" chart:class="chart:scatter">
            <chart:data-point chart:repeated="50"/>
          </chart:series>
          <chart:series chart:style-name="ch10" chart:values-cell-range-address="Sheet1.D1:Sheet1.D50" loext:label-string="point3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int1</text:p>
              </table:table-cell>
              <table:table-cell office:value-type="string">
                <text:p>point2</text:p>
              </table:table-cell>
              <table:table-cell office:value-type="string">
                <text:p>point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B1:Sheet1.B50</svg:desc>
                </draw:g>
              </table:table-cell>
              <table:table-cell office:value-type="float" office:value="0">
                <text:p>0</text:p>
                <draw:g>
                  <svg:desc>Sheet1.C1:Sheet1.C50</svg:desc>
                </draw:g>
              </table:table-cell>
              <table:table-cell office:value-type="float" office:value="0">
                <text:p>0</text:p>
                <draw:g>
                  <svg:desc>Sheet1.D1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2166">
                <text:p>58.2166</text:p>
              </table:table-cell>
              <table:table-cell office:value-type="float" office:value="58.1924">
                <text:p>58.1924</text:p>
              </table:table-cell>
              <table:table-cell office:value-type="float" office:value="58.2977">
                <text:p>58.2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7.0643">
                <text:p>57.0643</text:p>
              </table:table-cell>
              <table:table-cell office:value-type="float" office:value="57.7158">
                <text:p>57.7158</text:p>
              </table:table-cell>
              <table:table-cell office:value-type="float" office:value="57.8146">
                <text:p>57.8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9915">
                <text:p>55.9915</text:p>
              </table:table-cell>
              <table:table-cell office:value-type="float" office:value="57.4449">
                <text:p>57.4449</text:p>
              </table:table-cell>
              <table:table-cell office:value-type="float" office:value="57.8582">
                <text:p>57.8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.9415">
                <text:p>54.9415</text:p>
              </table:table-cell>
              <table:table-cell office:value-type="float" office:value="56.9448">
                <text:p>56.9448</text:p>
              </table:table-cell>
              <table:table-cell office:value-type="float" office:value="57.9654">
                <text:p>57.9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3.5487">
                <text:p>53.5487</text:p>
              </table:table-cell>
              <table:table-cell office:value-type="float" office:value="56.4006">
                <text:p>56.4006</text:p>
              </table:table-cell>
              <table:table-cell office:value-type="float" office:value="57.9485">
                <text:p>57.9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2.2284">
                <text:p>52.2284</text:p>
              </table:table-cell>
              <table:table-cell office:value-type="float" office:value="55.9672">
                <text:p>55.9672</text:p>
              </table:table-cell>
              <table:table-cell office:value-type="float" office:value="58.0088">
                <text:p>58.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.7828">
                <text:p>50.7828</text:p>
              </table:table-cell>
              <table:table-cell office:value-type="float" office:value="55.2939">
                <text:p>55.2939</text:p>
              </table:table-cell>
              <table:table-cell office:value-type="float" office:value="58.1206">
                <text:p>58.1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9.2766">
                <text:p>49.2766</text:p>
              </table:table-cell>
              <table:table-cell office:value-type="float" office:value="54.7187">
                <text:p>54.7187</text:p>
              </table:table-cell>
              <table:table-cell office:value-type="float" office:value="58.2434">
                <text:p>58.2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7.5864">
                <text:p>47.5864</text:p>
              </table:table-cell>
              <table:table-cell office:value-type="float" office:value="54.0689">
                <text:p>54.0689</text:p>
              </table:table-cell>
              <table:table-cell office:value-type="float" office:value="58.2968">
                <text:p>58.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4607">
                <text:p>11.4607</text:p>
              </table:table-cell>
              <table:table-cell office:value-type="float" office:value="10.1796">
                <text:p>10.1796</text:p>
              </table:table-cell>
              <table:table-cell office:value-type="float" office:value="16.9441">
                <text:p>16.9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.4917">
                <text:p>11.4917</text:p>
              </table:table-cell>
              <table:table-cell office:value-type="float" office:value="10.6102">
                <text:p>10.6102</text:p>
              </table:table-cell>
              <table:table-cell office:value-type="float" office:value="16.6021">
                <text:p>16.6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.8343">
                <text:p>11.8343</text:p>
              </table:table-cell>
              <table:table-cell office:value-type="float" office:value="9.33208">
                <text:p>9.33208</text:p>
              </table:table-cell>
              <table:table-cell office:value-type="float" office:value="17.3792">
                <text:p>17.3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.6877">
                <text:p>12.6877</text:p>
              </table:table-cell>
              <table:table-cell office:value-type="float" office:value="8.7917">
                <text:p>8.7917</text:p>
              </table:table-cell>
              <table:table-cell office:value-type="float" office:value="17.6548">
                <text:p>17.6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.5503">
                <text:p>13.5503</text:p>
              </table:table-cell>
              <table:table-cell office:value-type="float" office:value="8.08844">
                <text:p>8.08844</text:p>
              </table:table-cell>
              <table:table-cell office:value-type="float" office:value="17.671">
                <text:p>17.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.4108">
                <text:p>14.4108</text:p>
              </table:table-cell>
              <table:table-cell office:value-type="float" office:value="7.55783">
                <text:p>7.55783</text:p>
              </table:table-cell>
              <table:table-cell office:value-type="float" office:value="17.7167">
                <text:p>17.7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.2026">
                <text:p>15.2026</text:p>
              </table:table-cell>
              <table:table-cell office:value-type="float" office:value="6.85932">
                <text:p>6.85932</text:p>
              </table:table-cell>
              <table:table-cell office:value-type="float" office:value="17.5182">
                <text:p>17.5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.9577">
                <text:p>15.9577</text:p>
              </table:table-cell>
              <table:table-cell office:value-type="float" office:value="6.10448">
                <text:p>6.10448</text:p>
              </table:table-cell>
              <table:table-cell office:value-type="float" office:value="17.2124">
                <text:p>17.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.5789">
                <text:p>16.5789</text:p>
              </table:table-cell>
              <table:table-cell office:value-type="float" office:value="5.6464">
                <text:p>5.6464</text:p>
              </table:table-cell>
              <table:table-cell office:value-type="float" office:value="16.8878">
                <text:p>16.8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.0109">
                <text:p>17.0109</text:p>
              </table:table-cell>
              <table:table-cell office:value-type="float" office:value="4.9662">
                <text:p>4.9662</text:p>
              </table:table-cell>
              <table:table-cell office:value-type="float" office:value="16.5024">
                <text:p>16.5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9.4146">
                <text:p>59.4146</text:p>
              </table:table-cell>
              <table:table-cell office:value-type="float" office:value="54.4772">
                <text:p>54.4772</text:p>
              </table:table-cell>
              <table:table-cell office:value-type="float" office:value="44.3864">
                <text:p>44.3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4.3278">
                <text:p>64.3278</text:p>
              </table:table-cell>
              <table:table-cell office:value-type="float" office:value="61.2121">
                <text:p>61.2121</text:p>
              </table:table-cell>
              <table:table-cell office:value-type="float" office:value="52.443">
                <text:p>52.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4.2375">
                <text:p>64.2375</text:p>
              </table:table-cell>
              <table:table-cell office:value-type="float" office:value="61.8812">
                <text:p>61.8812</text:p>
              </table:table-cell>
              <table:table-cell office:value-type="float" office:value="53.8605">
                <text:p>53.8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4.0713">
                <text:p>64.0713</text:p>
              </table:table-cell>
              <table:table-cell office:value-type="float" office:value="62.545">
                <text:p>62.545</text:p>
              </table:table-cell>
              <table:table-cell office:value-type="float" office:value="55.3421">
                <text:p>55.3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3.9726">
                <text:p>63.9726</text:p>
              </table:table-cell>
              <table:table-cell office:value-type="float" office:value="62.8457">
                <text:p>62.8457</text:p>
              </table:table-cell>
              <table:table-cell office:value-type="float" office:value="56.6411">
                <text:p>56.6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3.8801">
                <text:p>63.8801</text:p>
              </table:table-cell>
              <table:table-cell office:value-type="float" office:value="63.2265">
                <text:p>63.2265</text:p>
              </table:table-cell>
              <table:table-cell office:value-type="float" office:value="57.9499">
                <text:p>57.9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3.6694">
                <text:p>63.6694</text:p>
              </table:table-cell>
              <table:table-cell office:value-type="float" office:value="63.4516">
                <text:p>63.4516</text:p>
              </table:table-cell>
              <table:table-cell office:value-type="float" office:value="59.2115">
                <text:p>59.2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3.5975">
                <text:p>63.5975</text:p>
              </table:table-cell>
              <table:table-cell office:value-type="float" office:value="63.3445">
                <text:p>63.3445</text:p>
              </table:table-cell>
              <table:table-cell office:value-type="float" office:value="60.3766">
                <text:p>60.3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3.5394">
                <text:p>63.5394</text:p>
              </table:table-cell>
              <table:table-cell office:value-type="float" office:value="63.275">
                <text:p>63.275</text:p>
              </table:table-cell>
              <table:table-cell office:value-type="float" office:value="61.4413">
                <text:p>61.4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4041">
                <text:p>63.4041</text:p>
              </table:table-cell>
              <table:table-cell office:value-type="float" office:value="63.029">
                <text:p>63.029</text:p>
              </table:table-cell>
              <table:table-cell office:value-type="float" office:value="62.5207">
                <text:p>62.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.10675">
                <text:p>6.10675</text:p>
              </table:table-cell>
              <table:table-cell office:value-type="float" office:value="6.03509">
                <text:p>6.03509</text:p>
              </table:table-cell>
              <table:table-cell office:value-type="float" office:value="4.40104">
                <text:p>4.40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37968">
                <text:p>0.737968</text:p>
              </table:table-cell>
              <table:table-cell office:value-type="float" office:value="0.556247">
                <text:p>0.556247</text:p>
              </table:table-cell>
              <table:table-cell office:value-type="float" office:value="0.68048">
                <text:p>0.68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16441">
                <text:p>0.816441</text:p>
              </table:table-cell>
              <table:table-cell office:value-type="float" office:value="0.565769">
                <text:p>0.565769</text:p>
              </table:table-cell>
              <table:table-cell office:value-type="float" office:value="0.574056">
                <text:p>0.574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04217">
                <text:p>0.804217</text:p>
              </table:table-cell>
              <table:table-cell office:value-type="float" office:value="0.570401">
                <text:p>0.570401</text:p>
              </table:table-cell>
              <table:table-cell office:value-type="float" office:value="0.585632">
                <text:p>0.585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04754">
                <text:p>0.804754</text:p>
              </table:table-cell>
              <table:table-cell office:value-type="float" office:value="0.564511">
                <text:p>0.564511</text:p>
              </table:table-cell>
              <table:table-cell office:value-type="float" office:value="0.580371">
                <text:p>0.580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04754">
                <text:p>0.804754</text:p>
              </table:table-cell>
              <table:table-cell office:value-type="float" office:value="0.564511">
                <text:p>0.564511</text:p>
              </table:table-cell>
              <table:table-cell office:value-type="float" office:value="0.58382">
                <text:p>0.58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04754">
                <text:p>0.804754</text:p>
              </table:table-cell>
              <table:table-cell office:value-type="float" office:value="0.570057">
                <text:p>0.570057</text:p>
              </table:table-cell>
              <table:table-cell office:value-type="float" office:value="0.580371">
                <text:p>0.580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08333">
                <text:p>0.808333</text:p>
              </table:table-cell>
              <table:table-cell office:value-type="float" office:value="0.564511">
                <text:p>0.564511</text:p>
              </table:table-cell>
              <table:table-cell office:value-type="float" office:value="0.57854">
                <text:p>0.57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04754">
                <text:p>0.804754</text:p>
              </table:table-cell>
              <table:table-cell office:value-type="float" office:value="0.570057">
                <text:p>0.570057</text:p>
              </table:table-cell>
              <table:table-cell office:value-type="float" office:value="0.588496">
                <text:p>0.588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08018">
                <text:p>0.808018</text:p>
              </table:table-cell>
              <table:table-cell office:value-type="float" office:value="0.570057">
                <text:p>0.570057</text:p>
              </table:table-cell>
              <table:table-cell office:value-type="float" office:value="0.58382">
                <text:p>0.58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8.9791">
                <text:p>48.9791</text:p>
              </table:table-cell>
              <table:table-cell office:value-type="float" office:value="41.6221">
                <text:p>41.6221</text:p>
              </table:table-cell>
              <table:table-cell office:value-type="float" office:value="65.2256">
                <text:p>65.2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1.6657">
                <text:p>51.6657</text:p>
              </table:table-cell>
              <table:table-cell office:value-type="float" office:value="46.7776">
                <text:p>46.7776</text:p>
              </table:table-cell>
              <table:table-cell office:value-type="float" office:value="72.0888">
                <text:p>72.0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8162">
                <text:p>47.8162</text:p>
              </table:table-cell>
              <table:table-cell office:value-type="float" office:value="47.3177">
                <text:p>47.3177</text:p>
              </table:table-cell>
              <table:table-cell office:value-type="float" office:value="70.8468">
                <text:p>70.8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.4138">
                <text:p>44.4138</text:p>
              </table:table-cell>
              <table:table-cell office:value-type="float" office:value="48.1185">
                <text:p>48.1185</text:p>
              </table:table-cell>
              <table:table-cell office:value-type="float" office:value="69.7055">
                <text:p>69.7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1.0942">
                <text:p>41.0942</text:p>
              </table:table-cell>
              <table:table-cell office:value-type="float" office:value="49.0898">
                <text:p>49.0898</text:p>
              </table:table-cell>
              <table:table-cell office:value-type="float" office:value="67.975">
                <text:p>67.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8.3869">
                <text:p>38.3869</text:p>
              </table:table-cell>
              <table:table-cell office:value-type="float" office:value="50.1486">
                <text:p>50.1486</text:p>
              </table:table-cell>
              <table:table-cell office:value-type="float" office:value="66.1006">
                <text:p>66.1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.023">
                <text:p>36.023</text:p>
              </table:table-cell>
              <table:table-cell office:value-type="float" office:value="51.3828">
                <text:p>51.3828</text:p>
              </table:table-cell>
              <table:table-cell office:value-type="float" office:value="63.647">
                <text:p>63.6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4.2242">
                <text:p>34.2242</text:p>
              </table:table-cell>
              <table:table-cell office:value-type="float" office:value="52.7509">
                <text:p>52.7509</text:p>
              </table:table-cell>
              <table:table-cell office:value-type="float" office:value="61.0634">
                <text:p>61.0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1.2056">
                <text:p>31.2056</text:p>
              </table:table-cell>
              <table:table-cell office:value-type="float" office:value="54.7264">
                <text:p>54.7264</text:p>
              </table:table-cell>
              <table:table-cell office:value-type="float" office:value="55.9278">
                <text:p>55.9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2.707cm" style:legend-expansion="high" chart:style-name="ch2"/>
        <chart:plot-area chart:style-name="ch3" table:cell-range-address="Sheet1.A1:Sheet1.A50 Sheet1.F1:Sheet1.L50" chart:data-source-has-labels="row" svg:x="1.331cm" svg:y="0.18cm" svg:width="12.449cm" svg:height="7.659cm">
          <chartooo:coordinate-region svg:x="2.164cm" svg:y="0.379cm" svg:width="11.429cm" svg:height="7.261cm"/>
          <chart:axis chart:dimension="x" chart:name="primary-x" chart:style-name="ch4">
            <chart:title svg:x="6.043cm" svg:y="8.019cm" chart:style-name="ch5">
              <text:p>Marker motion steps</text:p>
            </chart:title>
          </chart:axis>
          <chart:axis chart:dimension="y" chart:name="primary-y" chart:style-name="ch4">
            <chart:title svg:x="0.451cm" svg:y="5.984cm" chart:style-name="ch6">
              <text:p>Normalized Joint variables</text:p>
            </chart:title>
            <chart:grid chart:style-name="ch7" chart:class="major"/>
          </chart:axis>
          <chart:series chart:style-name="ch8" chart:values-cell-range-address="Sheet1.F1:Sheet1.F50" loext:label-string="q_0" chart:class="chart:scatter">
            <chart:domain table:cell-range-address="Sheet1.A1:Sheet1.A50"/>
            <chart:data-point chart:repeated="50"/>
          </chart:series>
          <chart:series chart:style-name="ch9" chart:values-cell-range-address="Sheet1.G1:Sheet1.G50" loext:label-string="q_1" chart:class="chart:scatter">
            <chart:data-point chart:repeated="50"/>
          </chart:series>
          <chart:series chart:style-name="ch10" chart:values-cell-range-address="Sheet1.H1:Sheet1.H50" loext:label-string="q_2" chart:class="chart:scatter">
            <chart:data-point chart:repeated="50"/>
          </chart:series>
          <chart:series chart:style-name="ch11" chart:values-cell-range-address="Sheet1.I1:Sheet1.I50" loext:label-string="q_3" chart:class="chart:scatter">
            <chart:data-point chart:repeated="50"/>
          </chart:series>
          <chart:series chart:style-name="ch12" chart:values-cell-range-address="Sheet1.J1:Sheet1.J50" loext:label-string="q_4" chart:class="chart:scatter">
            <chart:data-point chart:repeated="50"/>
          </chart:series>
          <chart:series chart:style-name="ch13" chart:values-cell-range-address="Sheet1.K1:Sheet1.K50" loext:label-string="q_5" chart:class="chart:scatter">
            <chart:data-point chart:repeated="50"/>
          </chart:series>
          <chart:series chart:style-name="ch14" chart:values-cell-range-address="Sheet1.L1:Sheet1.L50" loext:label-string="q_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F1:Sheet1.F50</svg:desc>
                </draw:g>
              </table:table-cell>
              <table:table-cell office:value-type="float" office:value="-0.396194">
                <text:p>-0.396194</text:p>
                <draw:g>
                  <svg:desc>Sheet1.G1:Sheet1.G50</svg:desc>
                </draw:g>
              </table:table-cell>
              <table:table-cell office:value-type="float" office:value="0">
                <text:p>0</text:p>
                <draw:g>
                  <svg:desc>Sheet1.H1:Sheet1.H50</svg:desc>
                </draw:g>
              </table:table-cell>
              <table:table-cell office:value-type="float" office:value="0.721206">
                <text:p>0.721206</text:p>
                <draw:g>
                  <svg:desc>Sheet1.I1:Sheet1.I50</svg:desc>
                </draw:g>
              </table:table-cell>
              <table:table-cell office:value-type="float" office:value="0">
                <text:p>0</text:p>
                <draw:g>
                  <svg:desc>Sheet1.J1:Sheet1.J50</svg:desc>
                </draw:g>
              </table:table-cell>
              <table:table-cell office:value-type="float" office:value="0.200535">
                <text:p>0.200535</text:p>
                <draw:g>
                  <svg:desc>Sheet1.K1:Sheet1.K50</svg:desc>
                </draw:g>
              </table:table-cell>
              <table:table-cell office:value-type="float" office:value="0">
                <text:p>0</text:p>
                <draw:g>
                  <svg:desc>Sheet1.L1:Sheet1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396194">
                <text:p>-0.396194</text:p>
              </table:table-cell>
              <table:table-cell office:value-type="float" office:value="0">
                <text:p>0</text:p>
              </table:table-cell>
              <table:table-cell office:value-type="float" office:value="0.721206">
                <text:p>0.721206</text:p>
              </table:table-cell>
              <table:table-cell office:value-type="float" office:value="0">
                <text:p>0</text:p>
              </table:table-cell>
              <table:table-cell office:value-type="float" office:value="0.200535">
                <text:p>0.2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545954">
                <text:p>-0.00545954</text:p>
              </table:table-cell>
              <table:table-cell office:value-type="float" office:value="-0.391622">
                <text:p>-0.391622</text:p>
              </table:table-cell>
              <table:table-cell office:value-type="float" office:value="-0.00588514">
                <text:p>-0.00588514</text:p>
              </table:table-cell>
              <table:table-cell office:value-type="float" office:value="0.720232">
                <text:p>0.720232</text:p>
              </table:table-cell>
              <table:table-cell office:value-type="float" office:value="-0.0021851">
                <text:p>-0.0021851</text:p>
              </table:table-cell>
              <table:table-cell office:value-type="float" office:value="0.198287">
                <text:p>0.198287</text:p>
              </table:table-cell>
              <table:table-cell office:value-type="float" office:value="-0.000891972">
                <text:p>-0.000891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08087">
                <text:p>-0.0108087</text:p>
              </table:table-cell>
              <table:table-cell office:value-type="float" office:value="-0.385986">
                <text:p>-0.385986</text:p>
              </table:table-cell>
              <table:table-cell office:value-type="float" office:value="-0.0117844">
                <text:p>-0.0117844</text:p>
              </table:table-cell>
              <table:table-cell office:value-type="float" office:value="0.718848">
                <text:p>0.718848</text:p>
              </table:table-cell>
              <table:table-cell office:value-type="float" office:value="-0.00429929">
                <text:p>-0.00429929</text:p>
              </table:table-cell>
              <table:table-cell office:value-type="float" office:value="0.195398">
                <text:p>0.195398</text:p>
              </table:table-cell>
              <table:table-cell office:value-type="float" office:value="-0.00175809">
                <text:p>-0.00175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60607">
                <text:p>-0.0160607</text:p>
              </table:table-cell>
              <table:table-cell office:value-type="float" office:value="-0.378671">
                <text:p>-0.378671</text:p>
              </table:table-cell>
              <table:table-cell office:value-type="float" office:value="-0.0177464">
                <text:p>-0.0177464</text:p>
              </table:table-cell>
              <table:table-cell office:value-type="float" office:value="0.716964">
                <text:p>0.716964</text:p>
              </table:table-cell>
              <table:table-cell office:value-type="float" office:value="-0.00637269">
                <text:p>-0.00637269</text:p>
              </table:table-cell>
              <table:table-cell office:value-type="float" office:value="0.191618">
                <text:p>0.191618</text:p>
              </table:table-cell>
              <table:table-cell office:value-type="float" office:value="-0.00262413">
                <text:p>-0.00262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212018">
                <text:p>-0.0212018</text:p>
              </table:table-cell>
              <table:table-cell office:value-type="float" office:value="-0.369104">
                <text:p>-0.369104</text:p>
              </table:table-cell>
              <table:table-cell office:value-type="float" office:value="-0.0237656">
                <text:p>-0.0237656</text:p>
              </table:table-cell>
              <table:table-cell office:value-type="float" office:value="0.714466">
                <text:p>0.714466</text:p>
              </table:table-cell>
              <table:table-cell office:value-type="float" office:value="-0.00846049">
                <text:p>-0.00846049</text:p>
              </table:table-cell>
              <table:table-cell office:value-type="float" office:value="0.18671">
                <text:p>0.18671</text:p>
              </table:table-cell>
              <table:table-cell office:value-type="float" office:value="-0.00354014">
                <text:p>-0.00354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261863">
                <text:p>-0.0261863</text:p>
              </table:table-cell>
              <table:table-cell office:value-type="float" office:value="-0.357341">
                <text:p>-0.357341</text:p>
              </table:table-cell>
              <table:table-cell office:value-type="float" office:value="-0.0299104">
                <text:p>-0.0299104</text:p>
              </table:table-cell>
              <table:table-cell office:value-type="float" office:value="0.711282">
                <text:p>0.711282</text:p>
              </table:table-cell>
              <table:table-cell office:value-type="float" office:value="-0.0104361">
                <text:p>-0.0104361</text:p>
              </table:table-cell>
              <table:table-cell office:value-type="float" office:value="0.180656">
                <text:p>0.180656</text:p>
              </table:table-cell>
              <table:table-cell office:value-type="float" office:value="-0.00440978">
                <text:p>-0.00440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310324">
                <text:p>-0.0310324</text:p>
              </table:table-cell>
              <table:table-cell office:value-type="float" office:value="-0.344003">
                <text:p>-0.344003</text:p>
              </table:table-cell>
              <table:table-cell office:value-type="float" office:value="-0.0361307">
                <text:p>-0.0361307</text:p>
              </table:table-cell>
              <table:table-cell office:value-type="float" office:value="0.707561">
                <text:p>0.707561</text:p>
              </table:table-cell>
              <table:table-cell office:value-type="float" office:value="-0.0123263">
                <text:p>-0.0123263</text:p>
              </table:table-cell>
              <table:table-cell office:value-type="float" office:value="0.173832">
                <text:p>0.173832</text:p>
              </table:table-cell>
              <table:table-cell office:value-type="float" office:value="-0.00525209">
                <text:p>-0.0052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35715">
                <text:p>-0.035715</text:p>
              </table:table-cell>
              <table:table-cell office:value-type="float" office:value="-0.328388">
                <text:p>-0.328388</text:p>
              </table:table-cell>
              <table:table-cell office:value-type="float" office:value="-0.0424776">
                <text:p>-0.0424776</text:p>
              </table:table-cell>
              <table:table-cell office:value-type="float" office:value="0.703095">
                <text:p>0.703095</text:p>
              </table:table-cell>
              <table:table-cell office:value-type="float" office:value="-0.014111">
                <text:p>-0.014111</text:p>
              </table:table-cell>
              <table:table-cell office:value-type="float" office:value="0.165902">
                <text:p>0.165902</text:p>
              </table:table-cell>
              <table:table-cell office:value-type="float" office:value="-0.00605653">
                <text:p>-0.00605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402469">
                <text:p>-0.0402469</text:p>
              </table:table-cell>
              <table:table-cell office:value-type="float" office:value="-0.310882">
                <text:p>-0.310882</text:p>
              </table:table-cell>
              <table:table-cell office:value-type="float" office:value="-0.0489304">
                <text:p>-0.0489304</text:p>
              </table:table-cell>
              <table:table-cell office:value-type="float" office:value="0.697942">
                <text:p>0.697942</text:p>
              </table:table-cell>
              <table:table-cell office:value-type="float" office:value="-0.0157745">
                <text:p>-0.0157745</text:p>
              </table:table-cell>
              <table:table-cell office:value-type="float" office:value="0.157096">
                <text:p>0.157096</text:p>
              </table:table-cell>
              <table:table-cell office:value-type="float" office:value="-0.00681092">
                <text:p>-0.00681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446102">
                <text:p>-0.0446102</text:p>
              </table:table-cell>
              <table:table-cell office:value-type="float" office:value="-0.291204">
                <text:p>-0.291204</text:p>
              </table:table-cell>
              <table:table-cell office:value-type="float" office:value="-0.0555547">
                <text:p>-0.0555547</text:p>
              </table:table-cell>
              <table:table-cell office:value-type="float" office:value="0.691961">
                <text:p>0.691961</text:p>
              </table:table-cell>
              <table:table-cell office:value-type="float" office:value="-0.0172123">
                <text:p>-0.0172123</text:p>
              </table:table-cell>
              <table:table-cell office:value-type="float" office:value="0.147267">
                <text:p>0.147267</text:p>
              </table:table-cell>
              <table:table-cell office:value-type="float" office:value="-0.00743649">
                <text:p>-0.00743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463604">
                <text:p>-0.0463604</text:p>
              </table:table-cell>
              <table:table-cell office:value-type="float" office:value="-0.297159">
                <text:p>-0.297159</text:p>
              </table:table-cell>
              <table:table-cell office:value-type="float" office:value="-0.0510407">
                <text:p>-0.0510407</text:p>
              </table:table-cell>
              <table:table-cell office:value-type="float" office:value="0.693939">
                <text:p>0.693939</text:p>
              </table:table-cell>
              <table:table-cell office:value-type="float" office:value="-0.0257671">
                <text:p>-0.0257671</text:p>
              </table:table-cell>
              <table:table-cell office:value-type="float" office:value="0.152098">
                <text:p>0.152098</text:p>
              </table:table-cell>
              <table:table-cell office:value-type="float" office:value="-0.0140597">
                <text:p>-0.0140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479021">
                <text:p>-0.0479021</text:p>
              </table:table-cell>
              <table:table-cell office:value-type="float" office:value="-0.298029">
                <text:p>-0.298029</text:p>
              </table:table-cell>
              <table:table-cell office:value-type="float" office:value="-0.0457551">
                <text:p>-0.0457551</text:p>
              </table:table-cell>
              <table:table-cell office:value-type="float" office:value="0.694954">
                <text:p>0.694954</text:p>
              </table:table-cell>
              <table:table-cell office:value-type="float" office:value="-0.0353804">
                <text:p>-0.0353804</text:p>
              </table:table-cell>
              <table:table-cell office:value-type="float" office:value="0.154932">
                <text:p>0.154932</text:p>
              </table:table-cell>
              <table:table-cell office:value-type="float" office:value="-0.0215464">
                <text:p>-0.021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494618">
                <text:p>-0.0494618</text:p>
              </table:table-cell>
              <table:table-cell office:value-type="float" office:value="-0.297439">
                <text:p>-0.297439</text:p>
              </table:table-cell>
              <table:table-cell office:value-type="float" office:value="-0.0406862">
                <text:p>-0.0406862</text:p>
              </table:table-cell>
              <table:table-cell office:value-type="float" office:value="0.695851">
                <text:p>0.695851</text:p>
              </table:table-cell>
              <table:table-cell office:value-type="float" office:value="-0.0448518">
                <text:p>-0.0448518</text:p>
              </table:table-cell>
              <table:table-cell office:value-type="float" office:value="0.157167">
                <text:p>0.157167</text:p>
              </table:table-cell>
              <table:table-cell office:value-type="float" office:value="-0.0289147">
                <text:p>-0.0289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510417">
                <text:p>-0.0510417</text:p>
              </table:table-cell>
              <table:table-cell office:value-type="float" office:value="-0.297056">
                <text:p>-0.297056</text:p>
              </table:table-cell>
              <table:table-cell office:value-type="float" office:value="-0.035684">
                <text:p>-0.035684</text:p>
              </table:table-cell>
              <table:table-cell office:value-type="float" office:value="0.696996">
                <text:p>0.696996</text:p>
              </table:table-cell>
              <table:table-cell office:value-type="float" office:value="-0.0542405">
                <text:p>-0.0542405</text:p>
              </table:table-cell>
              <table:table-cell office:value-type="float" office:value="0.159541">
                <text:p>0.159541</text:p>
              </table:table-cell>
              <table:table-cell office:value-type="float" office:value="-0.036215">
                <text:p>-0.036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526315">
                <text:p>-0.0526315</text:p>
              </table:table-cell>
              <table:table-cell office:value-type="float" office:value="-0.29608">
                <text:p>-0.29608</text:p>
              </table:table-cell>
              <table:table-cell office:value-type="float" office:value="-0.0308249">
                <text:p>-0.0308249</text:p>
              </table:table-cell>
              <table:table-cell office:value-type="float" office:value="0.698165">
                <text:p>0.698165</text:p>
              </table:table-cell>
              <table:table-cell office:value-type="float" office:value="-0.0635114">
                <text:p>-0.0635114</text:p>
              </table:table-cell>
              <table:table-cell office:value-type="float" office:value="0.161662">
                <text:p>0.161662</text:p>
              </table:table-cell>
              <table:table-cell office:value-type="float" office:value="-0.0434169">
                <text:p>-0.0434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542443">
                <text:p>-0.0542443</text:p>
              </table:table-cell>
              <table:table-cell office:value-type="float" office:value="-0.295397">
                <text:p>-0.295397</text:p>
              </table:table-cell>
              <table:table-cell office:value-type="float" office:value="-0.0260227">
                <text:p>-0.0260227</text:p>
              </table:table-cell>
              <table:table-cell office:value-type="float" office:value="0.699586">
                <text:p>0.699586</text:p>
              </table:table-cell>
              <table:table-cell office:value-type="float" office:value="-0.0727142">
                <text:p>-0.0727142</text:p>
              </table:table-cell>
              <table:table-cell office:value-type="float" office:value="0.163956">
                <text:p>0.163956</text:p>
              </table:table-cell>
              <table:table-cell office:value-type="float" office:value="-0.0505623">
                <text:p>-0.0505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558958">
                <text:p>-0.0558958</text:p>
              </table:table-cell>
              <table:table-cell office:value-type="float" office:value="-0.293668">
                <text:p>-0.293668</text:p>
              </table:table-cell>
              <table:table-cell office:value-type="float" office:value="-0.0213835">
                <text:p>-0.0213835</text:p>
              </table:table-cell>
              <table:table-cell office:value-type="float" office:value="0.700891">
                <text:p>0.700891</text:p>
              </table:table-cell>
              <table:table-cell office:value-type="float" office:value="-0.0818806">
                <text:p>-0.0818806</text:p>
              </table:table-cell>
              <table:table-cell office:value-type="float" office:value="0.165801">
                <text:p>0.165801</text:p>
              </table:table-cell>
              <table:table-cell office:value-type="float" office:value="-0.0576663">
                <text:p>-0.0576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575947">
                <text:p>-0.0575947</text:p>
              </table:table-cell>
              <table:table-cell office:value-type="float" office:value="-0.291203">
                <text:p>-0.291203</text:p>
              </table:table-cell>
              <table:table-cell office:value-type="float" office:value="-0.0169598">
                <text:p>-0.0169598</text:p>
              </table:table-cell>
              <table:table-cell office:value-type="float" office:value="0.702093">
                <text:p>0.702093</text:p>
              </table:table-cell>
              <table:table-cell office:value-type="float" office:value="-0.0909511">
                <text:p>-0.0909511</text:p>
              </table:table-cell>
              <table:table-cell office:value-type="float" office:value="0.167295">
                <text:p>0.167295</text:p>
              </table:table-cell>
              <table:table-cell office:value-type="float" office:value="-0.0646784">
                <text:p>-0.0646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593231">
                <text:p>-0.0593231</text:p>
              </table:table-cell>
              <table:table-cell office:value-type="float" office:value="-0.289058">
                <text:p>-0.289058</text:p>
              </table:table-cell>
              <table:table-cell office:value-type="float" office:value="-0.0125772">
                <text:p>-0.0125772</text:p>
              </table:table-cell>
              <table:table-cell office:value-type="float" office:value="0.703539">
                <text:p>0.703539</text:p>
              </table:table-cell>
              <table:table-cell office:value-type="float" office:value="-0.10002">
                <text:p>-0.10002</text:p>
              </table:table-cell>
              <table:table-cell office:value-type="float" office:value="0.168986">
                <text:p>0.168986</text:p>
              </table:table-cell>
              <table:table-cell office:value-type="float" office:value="-0.0716845">
                <text:p>-0.0716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611403">
                <text:p>-0.0611403</text:p>
              </table:table-cell>
              <table:table-cell office:value-type="float" office:value="-0.285788">
                <text:p>-0.285788</text:p>
              </table:table-cell>
              <table:table-cell office:value-type="float" office:value="-0.00841022">
                <text:p>-0.00841022</text:p>
              </table:table-cell>
              <table:table-cell office:value-type="float" office:value="0.704779">
                <text:p>0.704779</text:p>
              </table:table-cell>
              <table:table-cell office:value-type="float" office:value="-0.109115">
                <text:p>-0.109115</text:p>
              </table:table-cell>
              <table:table-cell office:value-type="float" office:value="0.170203">
                <text:p>0.170203</text:p>
              </table:table-cell>
              <table:table-cell office:value-type="float" office:value="-0.0786866">
                <text:p>-0.0786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567409">
                <text:p>-0.0567409</text:p>
              </table:table-cell>
              <table:table-cell office:value-type="float" office:value="-0.301446">
                <text:p>-0.301446</text:p>
              </table:table-cell>
              <table:table-cell office:value-type="float" office:value="-0.00192793">
                <text:p>-0.00192793</text:p>
              </table:table-cell>
              <table:table-cell office:value-type="float" office:value="0.707555">
                <text:p>0.707555</text:p>
              </table:table-cell>
              <table:table-cell office:value-type="float" office:value="-0.109108">
                <text:p>-0.109108</text:p>
              </table:table-cell>
              <table:table-cell office:value-type="float" office:value="0.172892">
                <text:p>0.172892</text:p>
              </table:table-cell>
              <table:table-cell office:value-type="float" office:value="-0.0792699">
                <text:p>-0.0792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515846">
                <text:p>-0.0515846</text:p>
              </table:table-cell>
              <table:table-cell office:value-type="float" office:value="-0.317955">
                <text:p>-0.317955</text:p>
              </table:table-cell>
              <table:table-cell office:value-type="float" office:value="0.00487399">
                <text:p>0.00487399</text:p>
              </table:table-cell>
              <table:table-cell office:value-type="float" office:value="0.710172">
                <text:p>0.710172</text:p>
              </table:table-cell>
              <table:table-cell office:value-type="float" office:value="-0.108152">
                <text:p>-0.108152</text:p>
              </table:table-cell>
              <table:table-cell office:value-type="float" office:value="0.175225">
                <text:p>0.175225</text:p>
              </table:table-cell>
              <table:table-cell office:value-type="float" office:value="-0.0792057">
                <text:p>-0.0792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46469">
                <text:p>-0.046469</text:p>
              </table:table-cell>
              <table:table-cell office:value-type="float" office:value="-0.331615">
                <text:p>-0.331615</text:p>
              </table:table-cell>
              <table:table-cell office:value-type="float" office:value="0.0114241">
                <text:p>0.0114241</text:p>
              </table:table-cell>
              <table:table-cell office:value-type="float" office:value="0.711635">
                <text:p>0.711635</text:p>
              </table:table-cell>
              <table:table-cell office:value-type="float" office:value="-0.10716">
                <text:p>-0.10716</text:p>
              </table:table-cell>
              <table:table-cell office:value-type="float" office:value="0.176203">
                <text:p>0.176203</text:p>
              </table:table-cell>
              <table:table-cell office:value-type="float" office:value="-0.079077">
                <text:p>-0.079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413529">
                <text:p>-0.0413529</text:p>
              </table:table-cell>
              <table:table-cell office:value-type="float" office:value="-0.343393">
                <text:p>-0.343393</text:p>
              </table:table-cell>
              <table:table-cell office:value-type="float" office:value="0.0178379">
                <text:p>0.0178379</text:p>
              </table:table-cell>
              <table:table-cell office:value-type="float" office:value="0.712359">
                <text:p>0.712359</text:p>
              </table:table-cell>
              <table:table-cell office:value-type="float" office:value="-0.106137">
                <text:p>-0.106137</text:p>
              </table:table-cell>
              <table:table-cell office:value-type="float" office:value="0.176285">
                <text:p>0.176285</text:p>
              </table:table-cell>
              <table:table-cell office:value-type="float" office:value="-0.0789038">
                <text:p>-0.0789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362719">
                <text:p>-0.0362719</text:p>
              </table:table-cell>
              <table:table-cell office:value-type="float" office:value="-0.35268">
                <text:p>-0.35268</text:p>
              </table:table-cell>
              <table:table-cell office:value-type="float" office:value="0.024028">
                <text:p>0.024028</text:p>
              </table:table-cell>
              <table:table-cell office:value-type="float" office:value="0.712156">
                <text:p>0.712156</text:p>
              </table:table-cell>
              <table:table-cell office:value-type="float" office:value="-0.105077">
                <text:p>-0.105077</text:p>
              </table:table-cell>
              <table:table-cell office:value-type="float" office:value="0.17522">
                <text:p>0.17522</text:p>
              </table:table-cell>
              <table:table-cell office:value-type="float" office:value="-0.0786659">
                <text:p>-0.0786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312502">
                <text:p>-0.0312502</text:p>
              </table:table-cell>
              <table:table-cell office:value-type="float" office:value="-0.359748">
                <text:p>-0.359748</text:p>
              </table:table-cell>
              <table:table-cell office:value-type="float" office:value="0.030053">
                <text:p>0.030053</text:p>
              </table:table-cell>
              <table:table-cell office:value-type="float" office:value="0.711128">
                <text:p>0.711128</text:p>
              </table:table-cell>
              <table:table-cell office:value-type="float" office:value="-0.104052">
                <text:p>-0.104052</text:p>
              </table:table-cell>
              <table:table-cell office:value-type="float" office:value="0.173128">
                <text:p>0.173128</text:p>
              </table:table-cell>
              <table:table-cell office:value-type="float" office:value="-0.0784195">
                <text:p>-0.0784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262946">
                <text:p>-0.0262946</text:p>
              </table:table-cell>
              <table:table-cell office:value-type="float" office:value="-0.364646">
                <text:p>-0.364646</text:p>
              </table:table-cell>
              <table:table-cell office:value-type="float" office:value="0.035908">
                <text:p>0.035908</text:p>
              </table:table-cell>
              <table:table-cell office:value-type="float" office:value="0.709312">
                <text:p>0.709312</text:p>
              </table:table-cell>
              <table:table-cell office:value-type="float" office:value="-0.103041">
                <text:p>-0.103041</text:p>
              </table:table-cell>
              <table:table-cell office:value-type="float" office:value="0.170055">
                <text:p>0.170055</text:p>
              </table:table-cell>
              <table:table-cell office:value-type="float" office:value="-0.0781474">
                <text:p>-0.0781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214487">
                <text:p>-0.0214487</text:p>
              </table:table-cell>
              <table:table-cell office:value-type="float" office:value="-0.367059">
                <text:p>-0.367059</text:p>
              </table:table-cell>
              <table:table-cell office:value-type="float" office:value="0.0415707">
                <text:p>0.0415707</text:p>
              </table:table-cell>
              <table:table-cell office:value-type="float" office:value="0.706598">
                <text:p>0.706598</text:p>
              </table:table-cell>
              <table:table-cell office:value-type="float" office:value="-0.10207">
                <text:p>-0.10207</text:p>
              </table:table-cell>
              <table:table-cell office:value-type="float" office:value="0.16588">
                <text:p>0.16588</text:p>
              </table:table-cell>
              <table:table-cell office:value-type="float" office:value="-0.0778628">
                <text:p>-0.0778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167442">
                <text:p>-0.0167442</text:p>
              </table:table-cell>
              <table:table-cell office:value-type="float" office:value="-0.367112">
                <text:p>-0.367112</text:p>
              </table:table-cell>
              <table:table-cell office:value-type="float" office:value="0.0471055">
                <text:p>0.0471055</text:p>
              </table:table-cell>
              <table:table-cell office:value-type="float" office:value="0.703048">
                <text:p>0.703048</text:p>
              </table:table-cell>
              <table:table-cell office:value-type="float" office:value="-0.101211">
                <text:p>-0.101211</text:p>
              </table:table-cell>
              <table:table-cell office:value-type="float" office:value="0.160689">
                <text:p>0.160689</text:p>
              </table:table-cell>
              <table:table-cell office:value-type="float" office:value="-0.0776229">
                <text:p>-0.0776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121607">
                <text:p>-0.0121607</text:p>
              </table:table-cell>
              <table:table-cell office:value-type="float" office:value="-0.365178">
                <text:p>-0.365178</text:p>
              </table:table-cell>
              <table:table-cell office:value-type="float" office:value="0.052507">
                <text:p>0.052507</text:p>
              </table:table-cell>
              <table:table-cell office:value-type="float" office:value="0.698746">
                <text:p>0.698746</text:p>
              </table:table-cell>
              <table:table-cell office:value-type="float" office:value="-0.10039">
                <text:p>-0.10039</text:p>
              </table:table-cell>
              <table:table-cell office:value-type="float" office:value="0.154644">
                <text:p>0.154644</text:p>
              </table:table-cell>
              <table:table-cell office:value-type="float" office:value="-0.0773737">
                <text:p>-0.0773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117797">
                <text:p>-0.0117797</text:p>
              </table:table-cell>
              <table:table-cell office:value-type="float" office:value="-0.366799">
                <text:p>-0.366799</text:p>
              </table:table-cell>
              <table:table-cell office:value-type="float" office:value="0.0533091">
                <text:p>0.0533091</text:p>
              </table:table-cell>
              <table:table-cell office:value-type="float" office:value="0.699077">
                <text:p>0.699077</text:p>
              </table:table-cell>
              <table:table-cell office:value-type="float" office:value="-0.100616">
                <text:p>-0.100616</text:p>
              </table:table-cell>
              <table:table-cell office:value-type="float" office:value="0.154979">
                <text:p>0.154979</text:p>
              </table:table-cell>
              <table:table-cell office:value-type="float" office:value="-0.0776035">
                <text:p>-0.0776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117866">
                <text:p>-0.0117866</text:p>
              </table:table-cell>
              <table:table-cell office:value-type="float" office:value="-0.366771">
                <text:p>-0.366771</text:p>
              </table:table-cell>
              <table:table-cell office:value-type="float" office:value="0.0532931">
                <text:p>0.0532931</text:p>
              </table:table-cell>
              <table:table-cell office:value-type="float" office:value="0.699074">
                <text:p>0.699074</text:p>
              </table:table-cell>
              <table:table-cell office:value-type="float" office:value="-0.100611">
                <text:p>-0.100611</text:p>
              </table:table-cell>
              <table:table-cell office:value-type="float" office:value="0.154976">
                <text:p>0.154976</text:p>
              </table:table-cell>
              <table:table-cell office:value-type="float" office:value="-0.077598">
                <text:p>-0.077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11783">
                <text:p>-0.011783</text:p>
              </table:table-cell>
              <table:table-cell office:value-type="float" office:value="-0.366857">
                <text:p>-0.366857</text:p>
              </table:table-cell>
              <table:table-cell office:value-type="float" office:value="0.0533106">
                <text:p>0.0533106</text:p>
              </table:table-cell>
              <table:table-cell office:value-type="float" office:value="0.699107">
                <text:p>0.699107</text:p>
              </table:table-cell>
              <table:table-cell office:value-type="float" office:value="-0.10062">
                <text:p>-0.10062</text:p>
              </table:table-cell>
              <table:table-cell office:value-type="float" office:value="0.155017">
                <text:p>0.155017</text:p>
              </table:table-cell>
              <table:table-cell office:value-type="float" office:value="-0.0776065">
                <text:p>-0.0776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117829">
                <text:p>-0.0117829</text:p>
              </table:table-cell>
              <table:table-cell office:value-type="float" office:value="-0.366876">
                <text:p>-0.366876</text:p>
              </table:table-cell>
              <table:table-cell office:value-type="float" office:value="0.0533143">
                <text:p>0.0533143</text:p>
              </table:table-cell>
              <table:table-cell office:value-type="float" office:value="0.699114">
                <text:p>0.699114</text:p>
              </table:table-cell>
              <table:table-cell office:value-type="float" office:value="-0.100623">
                <text:p>-0.100623</text:p>
              </table:table-cell>
              <table:table-cell office:value-type="float" office:value="0.155026">
                <text:p>0.155026</text:p>
              </table:table-cell>
              <table:table-cell office:value-type="float" office:value="-0.0776089">
                <text:p>-0.0776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117837">
                <text:p>-0.0117837</text:p>
              </table:table-cell>
              <table:table-cell office:value-type="float" office:value="-0.366868">
                <text:p>-0.366868</text:p>
              </table:table-cell>
              <table:table-cell office:value-type="float" office:value="0.0533144">
                <text:p>0.0533144</text:p>
              </table:table-cell>
              <table:table-cell office:value-type="float" office:value="0.699112">
                <text:p>0.699112</text:p>
              </table:table-cell>
              <table:table-cell office:value-type="float" office:value="-0.100624">
                <text:p>-0.100624</text:p>
              </table:table-cell>
              <table:table-cell office:value-type="float" office:value="0.155022">
                <text:p>0.155022</text:p>
              </table:table-cell>
              <table:table-cell office:value-type="float" office:value="-0.07761">
                <text:p>-0.07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117839">
                <text:p>-0.0117839</text:p>
              </table:table-cell>
              <table:table-cell office:value-type="float" office:value="-0.366872">
                <text:p>-0.366872</text:p>
              </table:table-cell>
              <table:table-cell office:value-type="float" office:value="0.0533158">
                <text:p>0.0533158</text:p>
              </table:table-cell>
              <table:table-cell office:value-type="float" office:value="0.699114">
                <text:p>0.699114</text:p>
              </table:table-cell>
              <table:table-cell office:value-type="float" office:value="-0.100626">
                <text:p>-0.100626</text:p>
              </table:table-cell>
              <table:table-cell office:value-type="float" office:value="0.155025">
                <text:p>0.155025</text:p>
              </table:table-cell>
              <table:table-cell office:value-type="float" office:value="-0.0776112">
                <text:p>-0.0776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117839">
                <text:p>-0.0117839</text:p>
              </table:table-cell>
              <table:table-cell office:value-type="float" office:value="-0.366871">
                <text:p>-0.366871</text:p>
              </table:table-cell>
              <table:table-cell office:value-type="float" office:value="0.0533157">
                <text:p>0.0533157</text:p>
              </table:table-cell>
              <table:table-cell office:value-type="float" office:value="0.699114">
                <text:p>0.699114</text:p>
              </table:table-cell>
              <table:table-cell office:value-type="float" office:value="-0.100626">
                <text:p>-0.100626</text:p>
              </table:table-cell>
              <table:table-cell office:value-type="float" office:value="0.155024">
                <text:p>0.155024</text:p>
              </table:table-cell>
              <table:table-cell office:value-type="float" office:value="-0.0776111">
                <text:p>-0.0776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117836">
                <text:p>-0.0117836</text:p>
              </table:table-cell>
              <table:table-cell office:value-type="float" office:value="-0.366868">
                <text:p>-0.366868</text:p>
              </table:table-cell>
              <table:table-cell office:value-type="float" office:value="0.0533153">
                <text:p>0.0533153</text:p>
              </table:table-cell>
              <table:table-cell office:value-type="float" office:value="0.699113">
                <text:p>0.699113</text:p>
              </table:table-cell>
              <table:table-cell office:value-type="float" office:value="-0.100625">
                <text:p>-0.100625</text:p>
              </table:table-cell>
              <table:table-cell office:value-type="float" office:value="0.155023">
                <text:p>0.155023</text:p>
              </table:table-cell>
              <table:table-cell office:value-type="float" office:value="-0.0776106">
                <text:p>-0.0776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117857">
                <text:p>-0.0117857</text:p>
              </table:table-cell>
              <table:table-cell office:value-type="float" office:value="-0.366856">
                <text:p>-0.366856</text:p>
              </table:table-cell>
              <table:table-cell office:value-type="float" office:value="0.0533155">
                <text:p>0.0533155</text:p>
              </table:table-cell>
              <table:table-cell office:value-type="float" office:value="0.699109">
                <text:p>0.699109</text:p>
              </table:table-cell>
              <table:table-cell office:value-type="float" office:value="-0.100628">
                <text:p>-0.100628</text:p>
              </table:table-cell>
              <table:table-cell office:value-type="float" office:value="0.155017">
                <text:p>0.155017</text:p>
              </table:table-cell>
              <table:table-cell office:value-type="float" office:value="-0.0776132">
                <text:p>-0.0776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117845">
                <text:p>-0.0117845</text:p>
              </table:table-cell>
              <table:table-cell office:value-type="float" office:value="-0.366866">
                <text:p>-0.366866</text:p>
              </table:table-cell>
              <table:table-cell office:value-type="float" office:value="0.0533156">
                <text:p>0.0533156</text:p>
              </table:table-cell>
              <table:table-cell office:value-type="float" office:value="0.699112">
                <text:p>0.699112</text:p>
              </table:table-cell>
              <table:table-cell office:value-type="float" office:value="-0.100626">
                <text:p>-0.100626</text:p>
              </table:table-cell>
              <table:table-cell office:value-type="float" office:value="0.155022">
                <text:p>0.155022</text:p>
              </table:table-cell>
              <table:table-cell office:value-type="float" office:value="-0.0776118">
                <text:p>-0.0776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191961">
                <text:p>-0.0191961</text:p>
              </table:table-cell>
              <table:table-cell office:value-type="float" office:value="-0.366123">
                <text:p>-0.366123</text:p>
              </table:table-cell>
              <table:table-cell office:value-type="float" office:value="0.0528585">
                <text:p>0.0528585</text:p>
              </table:table-cell>
              <table:table-cell office:value-type="float" office:value="0.70163">
                <text:p>0.70163</text:p>
              </table:table-cell>
              <table:table-cell office:value-type="float" office:value="-0.110403">
                <text:p>-0.110403</text:p>
              </table:table-cell>
              <table:table-cell office:value-type="float" office:value="0.158971">
                <text:p>0.158971</text:p>
              </table:table-cell>
              <table:table-cell office:value-type="float" office:value="-0.0847853">
                <text:p>-0.0847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276586">
                <text:p>-0.0276586</text:p>
              </table:table-cell>
              <table:table-cell office:value-type="float" office:value="-0.361241">
                <text:p>-0.361241</text:p>
              </table:table-cell>
              <table:table-cell office:value-type="float" office:value="0.051736">
                <text:p>0.051736</text:p>
              </table:table-cell>
              <table:table-cell office:value-type="float" office:value="0.702488">
                <text:p>0.702488</text:p>
              </table:table-cell>
              <table:table-cell office:value-type="float" office:value="-0.121262">
                <text:p>-0.121262</text:p>
              </table:table-cell>
              <table:table-cell office:value-type="float" office:value="0.161167">
                <text:p>0.161167</text:p>
              </table:table-cell>
              <table:table-cell office:value-type="float" office:value="-0.0926895">
                <text:p>-0.0926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361278">
                <text:p>-0.0361278</text:p>
              </table:table-cell>
              <table:table-cell office:value-type="float" office:value="-0.353394">
                <text:p>-0.353394</text:p>
              </table:table-cell>
              <table:table-cell office:value-type="float" office:value="0.0500476">
                <text:p>0.0500476</text:p>
              </table:table-cell>
              <table:table-cell office:value-type="float" office:value="0.702059">
                <text:p>0.702059</text:p>
              </table:table-cell>
              <table:table-cell office:value-type="float" office:value="-0.131871">
                <text:p>-0.131871</text:p>
              </table:table-cell>
              <table:table-cell office:value-type="float" office:value="0.161939">
                <text:p>0.161939</text:p>
              </table:table-cell>
              <table:table-cell office:value-type="float" office:value="-0.100357">
                <text:p>-0.100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446103">
                <text:p>-0.0446103</text:p>
              </table:table-cell>
              <table:table-cell office:value-type="float" office:value="-0.343203">
                <text:p>-0.343203</text:p>
              </table:table-cell>
              <table:table-cell office:value-type="float" office:value="0.0479101">
                <text:p>0.0479101</text:p>
              </table:table-cell>
              <table:table-cell office:value-type="float" office:value="0.700728">
                <text:p>0.700728</text:p>
              </table:table-cell>
              <table:table-cell office:value-type="float" office:value="-0.142363">
                <text:p>-0.142363</text:p>
              </table:table-cell>
              <table:table-cell office:value-type="float" office:value="0.16178">
                <text:p>0.16178</text:p>
              </table:table-cell>
              <table:table-cell office:value-type="float" office:value="-0.107902">
                <text:p>-0.107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530764">
                <text:p>-0.0530764</text:p>
              </table:table-cell>
              <table:table-cell office:value-type="float" office:value="-0.330316">
                <text:p>-0.330316</text:p>
              </table:table-cell>
              <table:table-cell office:value-type="float" office:value="0.0452242">
                <text:p>0.0452242</text:p>
              </table:table-cell>
              <table:table-cell office:value-type="float" office:value="0.698215">
                <text:p>0.698215</text:p>
              </table:table-cell>
              <table:table-cell office:value-type="float" office:value="-0.15269">
                <text:p>-0.15269</text:p>
              </table:table-cell>
              <table:table-cell office:value-type="float" office:value="0.160479">
                <text:p>0.160479</text:p>
              </table:table-cell>
              <table:table-cell office:value-type="float" office:value="-0.115279">
                <text:p>-0.115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615685">
                <text:p>-0.0615685</text:p>
              </table:table-cell>
              <table:table-cell office:value-type="float" office:value="-0.314564">
                <text:p>-0.314564</text:p>
              </table:table-cell>
              <table:table-cell office:value-type="float" office:value="0.041993">
                <text:p>0.041993</text:p>
              </table:table-cell>
              <table:table-cell office:value-type="float" office:value="0.694404">
                <text:p>0.694404</text:p>
              </table:table-cell>
              <table:table-cell office:value-type="float" office:value="-0.162985">
                <text:p>-0.162985</text:p>
              </table:table-cell>
              <table:table-cell office:value-type="float" office:value="0.15802">
                <text:p>0.15802</text:p>
              </table:table-cell>
              <table:table-cell office:value-type="float" office:value="-0.122587">
                <text:p>-0.122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700632">
                <text:p>-0.0700632</text:p>
              </table:table-cell>
              <table:table-cell office:value-type="float" office:value="-0.295433">
                <text:p>-0.295433</text:p>
              </table:table-cell>
              <table:table-cell office:value-type="float" office:value="0.038091">
                <text:p>0.038091</text:p>
              </table:table-cell>
              <table:table-cell office:value-type="float" office:value="0.688873">
                <text:p>0.688873</text:p>
              </table:table-cell>
              <table:table-cell office:value-type="float" office:value="-0.173184">
                <text:p>-0.173184</text:p>
              </table:table-cell>
              <table:table-cell office:value-type="float" office:value="0.154137">
                <text:p>0.154137</text:p>
              </table:table-cell>
              <table:table-cell office:value-type="float" office:value="-0.129765">
                <text:p>-0.129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78594">
                <text:p>-0.078594</text:p>
              </table:table-cell>
              <table:table-cell office:value-type="float" office:value="-0.275433">
                <text:p>-0.275433</text:p>
              </table:table-cell>
              <table:table-cell office:value-type="float" office:value="0.0336366">
                <text:p>0.0336366</text:p>
              </table:table-cell>
              <table:table-cell office:value-type="float" office:value="0.68166">
                <text:p>0.68166</text:p>
              </table:table-cell>
              <table:table-cell office:value-type="float" office:value="-0.183482">
                <text:p>-0.183482</text:p>
              </table:table-cell>
              <table:table-cell office:value-type="float" office:value="0.14906">
                <text:p>0.14906</text:p>
              </table:table-cell>
              <table:table-cell office:value-type="float" office:value="-0.136972">
                <text:p>-0.136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871355">
                <text:p>-0.0871355</text:p>
              </table:table-cell>
              <table:table-cell office:value-type="float" office:value="-0.255433">
                <text:p>-0.255433</text:p>
              </table:table-cell>
              <table:table-cell office:value-type="float" office:value="0.0286417">
                <text:p>0.0286417</text:p>
              </table:table-cell>
              <table:table-cell office:value-type="float" office:value="0.672936">
                <text:p>0.672936</text:p>
              </table:table-cell>
              <table:table-cell office:value-type="float" office:value="-0.193935">
                <text:p>-0.193935</text:p>
              </table:table-cell>
              <table:table-cell office:value-type="float" office:value="0.142523">
                <text:p>0.142523</text:p>
              </table:table-cell>
              <table:table-cell office:value-type="float" office:value="-0.144272">
                <text:p>-0.144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2.707cm" style:legend-expansion="high" chart:style-name="ch2"/>
        <chart:plot-area chart:style-name="ch3" table:cell-range-address="Sheet1.A1:Sheet1.A50 Sheet1.N1:Sheet1.T50" chart:data-source-has-labels="row" svg:x="1.331cm" svg:y="0.18cm" svg:width="12.449cm" svg:height="7.659cm">
          <chartooo:coordinate-region svg:x="2.164cm" svg:y="0.379cm" svg:width="11.429cm" svg:height="7.261cm"/>
          <chart:axis chart:dimension="x" chart:name="primary-x" chart:style-name="ch4">
            <chart:title svg:x="6.043cm" svg:y="8.019cm" chart:style-name="ch5">
              <text:p>Marker motion steps</text:p>
            </chart:title>
          </chart:axis>
          <chart:axis chart:dimension="y" chart:name="primary-y" chart:style-name="ch4">
            <chart:title svg:x="0.451cm" svg:y="5.032cm" chart:style-name="ch6">
              <text:p>Joint velocitiy</text:p>
            </chart:title>
            <chart:grid chart:style-name="ch7" chart:class="major"/>
          </chart:axis>
          <chart:series chart:style-name="ch8" chart:values-cell-range-address="Sheet1.N1:Sheet1.N50" loext:label-string="q_0" chart:class="chart:scatter">
            <chart:domain table:cell-range-address="Sheet1.A1:Sheet1.A50"/>
            <chart:data-point chart:repeated="50"/>
          </chart:series>
          <chart:series chart:style-name="ch9" chart:values-cell-range-address="Sheet1.O1:Sheet1.O50" loext:label-string="q_1" chart:class="chart:scatter">
            <chart:data-point chart:repeated="50"/>
          </chart:series>
          <chart:series chart:style-name="ch10" chart:values-cell-range-address="Sheet1.P1:Sheet1.P50" loext:label-string="q_2" chart:class="chart:scatter">
            <chart:data-point chart:repeated="50"/>
          </chart:series>
          <chart:series chart:style-name="ch11" chart:values-cell-range-address="Sheet1.Q1:Sheet1.Q50" loext:label-string="q_3" chart:class="chart:scatter">
            <chart:data-point chart:repeated="50"/>
          </chart:series>
          <chart:series chart:style-name="ch12" chart:values-cell-range-address="Sheet1.R1:Sheet1.R50" loext:label-string="q_4" chart:class="chart:scatter">
            <chart:data-point chart:repeated="50"/>
          </chart:series>
          <chart:series chart:style-name="ch13" chart:values-cell-range-address="Sheet1.S1:Sheet1.S50" loext:label-string="q_5" chart:class="chart:scatter">
            <chart:data-point chart:repeated="50"/>
          </chart:series>
          <chart:series chart:style-name="ch14" chart:values-cell-range-address="Sheet1.T1:Sheet1.T50" loext:label-string="q_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N1:Sheet1.N50</svg:desc>
                </draw:g>
              </table:table-cell>
              <table:table-cell office:value-type="float" office:value="0">
                <text:p>0</text:p>
                <draw:g>
                  <svg:desc>Sheet1.O1:Sheet1.O50</svg:desc>
                </draw:g>
              </table:table-cell>
              <table:table-cell office:value-type="float" office:value="0">
                <text:p>0</text:p>
                <draw:g>
                  <svg:desc>Sheet1.P1:Sheet1.P50</svg:desc>
                </draw:g>
              </table:table-cell>
              <table:table-cell office:value-type="float" office:value="0">
                <text:p>0</text:p>
                <draw:g>
                  <svg:desc>Sheet1.Q1:Sheet1.Q50</svg:desc>
                </draw:g>
              </table:table-cell>
              <table:table-cell office:value-type="float" office:value="0">
                <text:p>0</text:p>
                <draw:g>
                  <svg:desc>Sheet1.R1:Sheet1.R50</svg:desc>
                </draw:g>
              </table:table-cell>
              <table:table-cell office:value-type="float" office:value="0">
                <text:p>0</text:p>
                <draw:g>
                  <svg:desc>Sheet1.S1:Sheet1.S50</svg:desc>
                </draw:g>
              </table:table-cell>
              <table:table-cell office:value-type="float" office:value="0">
                <text:p>0</text:p>
                <draw:g>
                  <svg:desc>Sheet1.T1:Sheet1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545954">
                <text:p>-0.545954</text:p>
              </table:table-cell>
              <table:table-cell office:value-type="float" office:value="0.228613">
                <text:p>0.228613</text:p>
              </table:table-cell>
              <table:table-cell office:value-type="float" office:value="-0.294257">
                <text:p>-0.294257</text:p>
              </table:table-cell>
              <table:table-cell office:value-type="float" office:value="-0.0486798">
                <text:p>-0.0486798</text:p>
              </table:table-cell>
              <table:table-cell office:value-type="float" office:value="-0.109255">
                <text:p>-0.109255</text:p>
              </table:table-cell>
              <table:table-cell office:value-type="float" office:value="-0.112391">
                <text:p>-0.112391</text:p>
              </table:table-cell>
              <table:table-cell office:value-type="float" office:value="-0.0445986">
                <text:p>-0.0445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534914">
                <text:p>-0.534914</text:p>
              </table:table-cell>
              <table:table-cell office:value-type="float" office:value="0.281778">
                <text:p>0.281778</text:p>
              </table:table-cell>
              <table:table-cell office:value-type="float" office:value="-0.294966">
                <text:p>-0.294966</text:p>
              </table:table-cell>
              <table:table-cell office:value-type="float" office:value="-0.0691815">
                <text:p>-0.0691815</text:p>
              </table:table-cell>
              <table:table-cell office:value-type="float" office:value="-0.10571">
                <text:p>-0.10571</text:p>
              </table:table-cell>
              <table:table-cell office:value-type="float" office:value="-0.144453">
                <text:p>-0.144453</text:p>
              </table:table-cell>
              <table:table-cell office:value-type="float" office:value="-0.0433057">
                <text:p>-0.0433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525203">
                <text:p>-0.525203</text:p>
              </table:table-cell>
              <table:table-cell office:value-type="float" office:value="0.36575">
                <text:p>0.36575</text:p>
              </table:table-cell>
              <table:table-cell office:value-type="float" office:value="-0.298098">
                <text:p>-0.298098</text:p>
              </table:table-cell>
              <table:table-cell office:value-type="float" office:value="-0.0942142">
                <text:p>-0.0942142</text:p>
              </table:table-cell>
              <table:table-cell office:value-type="float" office:value="-0.10367">
                <text:p>-0.10367</text:p>
              </table:table-cell>
              <table:table-cell office:value-type="float" office:value="-0.189019">
                <text:p>-0.189019</text:p>
              </table:table-cell>
              <table:table-cell office:value-type="float" office:value="-0.0433022">
                <text:p>-0.0433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514106">
                <text:p>-0.514106</text:p>
              </table:table-cell>
              <table:table-cell office:value-type="float" office:value="0.478382">
                <text:p>0.478382</text:p>
              </table:table-cell>
              <table:table-cell office:value-type="float" office:value="-0.300959">
                <text:p>-0.300959</text:p>
              </table:table-cell>
              <table:table-cell office:value-type="float" office:value="-0.124916">
                <text:p>-0.124916</text:p>
              </table:table-cell>
              <table:table-cell office:value-type="float" office:value="-0.10439">
                <text:p>-0.10439</text:p>
              </table:table-cell>
              <table:table-cell office:value-type="float" office:value="-0.24538">
                <text:p>-0.24538</text:p>
              </table:table-cell>
              <table:table-cell office:value-type="float" office:value="-0.0458006">
                <text:p>-0.0458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498456">
                <text:p>-0.498456</text:p>
              </table:table-cell>
              <table:table-cell office:value-type="float" office:value="0.588134">
                <text:p>0.588134</text:p>
              </table:table-cell>
              <table:table-cell office:value-type="float" office:value="-0.307241">
                <text:p>-0.307241</text:p>
              </table:table-cell>
              <table:table-cell office:value-type="float" office:value="-0.159181">
                <text:p>-0.159181</text:p>
              </table:table-cell>
              <table:table-cell office:value-type="float" office:value="-0.0987816">
                <text:p>-0.0987816</text:p>
              </table:table-cell>
              <table:table-cell office:value-type="float" office:value="-0.302695">
                <text:p>-0.302695</text:p>
              </table:table-cell>
              <table:table-cell office:value-type="float" office:value="-0.0434817">
                <text:p>-0.0434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484606">
                <text:p>-0.484606</text:p>
              </table:table-cell>
              <table:table-cell office:value-type="float" office:value="0.666903">
                <text:p>0.666903</text:p>
              </table:table-cell>
              <table:table-cell office:value-type="float" office:value="-0.311017">
                <text:p>-0.311017</text:p>
              </table:table-cell>
              <table:table-cell office:value-type="float" office:value="-0.186082">
                <text:p>-0.186082</text:p>
              </table:table-cell>
              <table:table-cell office:value-type="float" office:value="-0.09451">
                <text:p>-0.09451</text:p>
              </table:table-cell>
              <table:table-cell office:value-type="float" office:value="-0.341221">
                <text:p>-0.341221</text:p>
              </table:table-cell>
              <table:table-cell office:value-type="float" office:value="-0.0421156">
                <text:p>-0.0421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468264">
                <text:p>-0.468264</text:p>
              </table:table-cell>
              <table:table-cell office:value-type="float" office:value="0.780751">
                <text:p>0.780751</text:p>
              </table:table-cell>
              <table:table-cell office:value-type="float" office:value="-0.317343">
                <text:p>-0.317343</text:p>
              </table:table-cell>
              <table:table-cell office:value-type="float" office:value="-0.223289">
                <text:p>-0.223289</text:p>
              </table:table-cell>
              <table:table-cell office:value-type="float" office:value="-0.0892336">
                <text:p>-0.0892336</text:p>
              </table:table-cell>
              <table:table-cell office:value-type="float" office:value="-0.396516">
                <text:p>-0.396516</text:p>
              </table:table-cell>
              <table:table-cell office:value-type="float" office:value="-0.0402221">
                <text:p>-0.0402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453184">
                <text:p>-0.453184</text:p>
              </table:table-cell>
              <table:table-cell office:value-type="float" office:value="0.875281">
                <text:p>0.875281</text:p>
              </table:table-cell>
              <table:table-cell office:value-type="float" office:value="-0.322639">
                <text:p>-0.322639</text:p>
              </table:table-cell>
              <table:table-cell office:value-type="float" office:value="-0.257613">
                <text:p>-0.257613</text:p>
              </table:table-cell>
              <table:table-cell office:value-type="float" office:value="-0.0831776">
                <text:p>-0.0831776</text:p>
              </table:table-cell>
              <table:table-cell office:value-type="float" office:value="-0.440297">
                <text:p>-0.440297</text:p>
              </table:table-cell>
              <table:table-cell office:value-type="float" office:value="-0.0377196">
                <text:p>-0.0377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436335">
                <text:p>-0.436335</text:p>
              </table:table-cell>
              <table:table-cell office:value-type="float" office:value="0.9839">
                <text:p>0.9839</text:p>
              </table:table-cell>
              <table:table-cell office:value-type="float" office:value="-0.331215">
                <text:p>-0.331215</text:p>
              </table:table-cell>
              <table:table-cell office:value-type="float" office:value="-0.299087">
                <text:p>-0.299087</text:p>
              </table:table-cell>
              <table:table-cell office:value-type="float" office:value="-0.0718864">
                <text:p>-0.0718864</text:p>
              </table:table-cell>
              <table:table-cell office:value-type="float" office:value="-0.491455">
                <text:p>-0.491455</text:p>
              </table:table-cell>
              <table:table-cell office:value-type="float" office:value="-0.0312782">
                <text:p>-0.0312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175022">
                <text:p>-0.175022</text:p>
              </table:table-cell>
              <table:table-cell office:value-type="float" office:value="-0.297744">
                <text:p>-0.297744</text:p>
              </table:table-cell>
              <table:table-cell office:value-type="float" office:value="0.225697">
                <text:p>0.225697</text:p>
              </table:table-cell>
              <table:table-cell office:value-type="float" office:value="0.0989265">
                <text:p>0.0989265</text:p>
              </table:table-cell>
              <table:table-cell office:value-type="float" office:value="-0.427742">
                <text:p>-0.427742</text:p>
              </table:table-cell>
              <table:table-cell office:value-type="float" office:value="0.241577">
                <text:p>0.241577</text:p>
              </table:table-cell>
              <table:table-cell office:value-type="float" office:value="-0.331163">
                <text:p>-0.331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15417">
                <text:p>-0.15417</text:p>
              </table:table-cell>
              <table:table-cell office:value-type="float" office:value="-0.0434916">
                <text:p>-0.0434916</text:p>
              </table:table-cell>
              <table:table-cell office:value-type="float" office:value="0.26428">
                <text:p>0.26428</text:p>
              </table:table-cell>
              <table:table-cell office:value-type="float" office:value="0.0507155">
                <text:p>0.0507155</text:p>
              </table:table-cell>
              <table:table-cell office:value-type="float" office:value="-0.480664">
                <text:p>-0.480664</text:p>
              </table:table-cell>
              <table:table-cell office:value-type="float" office:value="0.141677">
                <text:p>0.141677</text:p>
              </table:table-cell>
              <table:table-cell office:value-type="float" office:value="-0.374335">
                <text:p>-0.374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155961">
                <text:p>-0.155961</text:p>
              </table:table-cell>
              <table:table-cell office:value-type="float" office:value="0.0295048">
                <text:p>0.0295048</text:p>
              </table:table-cell>
              <table:table-cell office:value-type="float" office:value="0.253444">
                <text:p>0.253444</text:p>
              </table:table-cell>
              <table:table-cell office:value-type="float" office:value="0.0448741">
                <text:p>0.0448741</text:p>
              </table:table-cell>
              <table:table-cell office:value-type="float" office:value="-0.473572">
                <text:p>-0.473572</text:p>
              </table:table-cell>
              <table:table-cell office:value-type="float" office:value="0.11177">
                <text:p>0.11177</text:p>
              </table:table-cell>
              <table:table-cell office:value-type="float" office:value="-0.368414">
                <text:p>-0.368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157993">
                <text:p>-0.157993</text:p>
              </table:table-cell>
              <table:table-cell office:value-type="float" office:value="0.0191262">
                <text:p>0.0191262</text:p>
              </table:table-cell>
              <table:table-cell office:value-type="float" office:value="0.250114">
                <text:p>0.250114</text:p>
              </table:table-cell>
              <table:table-cell office:value-type="float" office:value="0.0572628">
                <text:p>0.0572628</text:p>
              </table:table-cell>
              <table:table-cell office:value-type="float" office:value="-0.469432">
                <text:p>-0.469432</text:p>
              </table:table-cell>
              <table:table-cell office:value-type="float" office:value="0.118705">
                <text:p>0.118705</text:p>
              </table:table-cell>
              <table:table-cell office:value-type="float" office:value="-0.365015">
                <text:p>-0.365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58985">
                <text:p>-0.158985</text:p>
              </table:table-cell>
              <table:table-cell office:value-type="float" office:value="0.0488457">
                <text:p>0.0488457</text:p>
              </table:table-cell>
              <table:table-cell office:value-type="float" office:value="0.242955">
                <text:p>0.242955</text:p>
              </table:table-cell>
              <table:table-cell office:value-type="float" office:value="0.0584341">
                <text:p>0.0584341</text:p>
              </table:table-cell>
              <table:table-cell office:value-type="float" office:value="-0.463545">
                <text:p>-0.463545</text:p>
              </table:table-cell>
              <table:table-cell office:value-type="float" office:value="0.106042">
                <text:p>0.106042</text:p>
              </table:table-cell>
              <table:table-cell office:value-type="float" office:value="-0.360092">
                <text:p>-0.360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161273">
                <text:p>-0.161273</text:p>
              </table:table-cell>
              <table:table-cell office:value-type="float" office:value="0.0341052">
                <text:p>0.0341052</text:p>
              </table:table-cell>
              <table:table-cell office:value-type="float" office:value="0.240106">
                <text:p>0.240106</text:p>
              </table:table-cell>
              <table:table-cell office:value-type="float" office:value="0.0710309">
                <text:p>0.0710309</text:p>
              </table:table-cell>
              <table:table-cell office:value-type="float" office:value="-0.46014">
                <text:p>-0.46014</text:p>
              </table:table-cell>
              <table:table-cell office:value-type="float" office:value="0.114676">
                <text:p>0.114676</text:p>
              </table:table-cell>
              <table:table-cell office:value-type="float" office:value="-0.357273">
                <text:p>-0.35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165156">
                <text:p>-0.165156</text:p>
              </table:table-cell>
              <table:table-cell office:value-type="float" office:value="0.0864718">
                <text:p>0.0864718</text:p>
              </table:table-cell>
              <table:table-cell office:value-type="float" office:value="0.231961">
                <text:p>0.231961</text:p>
              </table:table-cell>
              <table:table-cell office:value-type="float" office:value="0.065282">
                <text:p>0.065282</text:p>
              </table:table-cell>
              <table:table-cell office:value-type="float" office:value="-0.458323">
                <text:p>-0.458323</text:p>
              </table:table-cell>
              <table:table-cell office:value-type="float" office:value="0.0922636">
                <text:p>0.0922636</text:p>
              </table:table-cell>
              <table:table-cell office:value-type="float" office:value="-0.355196">
                <text:p>-0.35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169883">
                <text:p>-0.169883</text:p>
              </table:table-cell>
              <table:table-cell office:value-type="float" office:value="0.123273">
                <text:p>0.123273</text:p>
              </table:table-cell>
              <table:table-cell office:value-type="float" office:value="0.221188">
                <text:p>0.221188</text:p>
              </table:table-cell>
              <table:table-cell office:value-type="float" office:value="0.0601039">
                <text:p>0.0601039</text:p>
              </table:table-cell>
              <table:table-cell office:value-type="float" office:value="-0.453522">
                <text:p>-0.453522</text:p>
              </table:table-cell>
              <table:table-cell office:value-type="float" office:value="0.0747098">
                <text:p>0.0747098</text:p>
              </table:table-cell>
              <table:table-cell office:value-type="float" office:value="-0.350607">
                <text:p>-0.350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172841">
                <text:p>-0.172841</text:p>
              </table:table-cell>
              <table:table-cell office:value-type="float" office:value="0.107206">
                <text:p>0.107206</text:p>
              </table:table-cell>
              <table:table-cell office:value-type="float" office:value="0.21913">
                <text:p>0.21913</text:p>
              </table:table-cell>
              <table:table-cell office:value-type="float" office:value="0.0722951">
                <text:p>0.0722951</text:p>
              </table:table-cell>
              <table:table-cell office:value-type="float" office:value="-0.453459">
                <text:p>-0.453459</text:p>
              </table:table-cell>
              <table:table-cell office:value-type="float" office:value="0.0845321">
                <text:p>0.0845321</text:p>
              </table:table-cell>
              <table:table-cell office:value-type="float" office:value="-0.350307">
                <text:p>-0.350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181728">
                <text:p>-0.181728</text:p>
              </table:table-cell>
              <table:table-cell office:value-type="float" office:value="0.1635">
                <text:p>0.1635</text:p>
              </table:table-cell>
              <table:table-cell office:value-type="float" office:value="0.208347">
                <text:p>0.208347</text:p>
              </table:table-cell>
              <table:table-cell office:value-type="float" office:value="0.0620023">
                <text:p>0.0620023</text:p>
              </table:table-cell>
              <table:table-cell office:value-type="float" office:value="-0.454761">
                <text:p>-0.454761</text:p>
              </table:table-cell>
              <table:table-cell office:value-type="float" office:value="0.0608532">
                <text:p>0.0608532</text:p>
              </table:table-cell>
              <table:table-cell office:value-type="float" office:value="-0.3501">
                <text:p>-0.3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39947">
                <text:p>0.439947</text:p>
              </table:table-cell>
              <table:table-cell office:value-type="float" office:value="-0.782897">
                <text:p>-0.782897</text:p>
              </table:table-cell>
              <table:table-cell office:value-type="float" office:value="0.324114">
                <text:p>0.324114</text:p>
              </table:table-cell>
              <table:table-cell office:value-type="float" office:value="0.138791">
                <text:p>0.138791</text:p>
              </table:table-cell>
              <table:table-cell office:value-type="float" office:value="0.000384787">
                <text:p>0.000384787</text:p>
              </table:table-cell>
              <table:table-cell office:value-type="float" office:value="0.13448">
                <text:p>0.13448</text:p>
              </table:table-cell>
              <table:table-cell office:value-type="float" office:value="-0.0291681">
                <text:p>-0.0291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15631">
                <text:p>0.515631</text:p>
              </table:table-cell>
              <table:table-cell office:value-type="float" office:value="-0.825413">
                <text:p>-0.825413</text:p>
              </table:table-cell>
              <table:table-cell office:value-type="float" office:value="0.340096">
                <text:p>0.340096</text:p>
              </table:table-cell>
              <table:table-cell office:value-type="float" office:value="0.130859">
                <text:p>0.130859</text:p>
              </table:table-cell>
              <table:table-cell office:value-type="float" office:value="0.0477701">
                <text:p>0.0477701</text:p>
              </table:table-cell>
              <table:table-cell office:value-type="float" office:value="0.116639">
                <text:p>0.116639</text:p>
              </table:table-cell>
              <table:table-cell office:value-type="float" office:value="0.00321121">
                <text:p>0.00321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11552">
                <text:p>0.511552</text:p>
              </table:table-cell>
              <table:table-cell office:value-type="float" office:value="-0.683018">
                <text:p>-0.683018</text:p>
              </table:table-cell>
              <table:table-cell office:value-type="float" office:value="0.327504">
                <text:p>0.327504</text:p>
              </table:table-cell>
              <table:table-cell office:value-type="float" office:value="0.0731302">
                <text:p>0.0731302</text:p>
              </table:table-cell>
              <table:table-cell office:value-type="float" office:value="0.0496235">
                <text:p>0.0496235</text:p>
              </table:table-cell>
              <table:table-cell office:value-type="float" office:value="0.0489125">
                <text:p>0.0489125</text:p>
              </table:table-cell>
              <table:table-cell office:value-type="float" office:value="0.00643548">
                <text:p>0.00643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11619">
                <text:p>0.511619</text:p>
              </table:table-cell>
              <table:table-cell office:value-type="float" office:value="-0.588918">
                <text:p>-0.588918</text:p>
              </table:table-cell>
              <table:table-cell office:value-type="float" office:value="0.320691">
                <text:p>0.320691</text:p>
              </table:table-cell>
              <table:table-cell office:value-type="float" office:value="0.0362102">
                <text:p>0.0362102</text:p>
              </table:table-cell>
              <table:table-cell office:value-type="float" office:value="0.0511207">
                <text:p>0.0511207</text:p>
              </table:table-cell>
              <table:table-cell office:value-type="float" office:value="0.00408856">
                <text:p>0.00408856</text:p>
              </table:table-cell>
              <table:table-cell office:value-type="float" office:value="0.00865843">
                <text:p>0.00865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08099">
                <text:p>0.508099</text:p>
              </table:table-cell>
              <table:table-cell office:value-type="float" office:value="-0.464353">
                <text:p>-0.464353</text:p>
              </table:table-cell>
              <table:table-cell office:value-type="float" office:value="0.309504">
                <text:p>0.309504</text:p>
              </table:table-cell>
              <table:table-cell office:value-type="float" office:value="-0.0101412">
                <text:p>-0.0101412</text:p>
              </table:table-cell>
              <table:table-cell office:value-type="float" office:value="0.0530088">
                <text:p>0.0530088</text:p>
              </table:table-cell>
              <table:table-cell office:value-type="float" office:value="-0.0532648">
                <text:p>-0.0532648</text:p>
              </table:table-cell>
              <table:table-cell office:value-type="float" office:value="0.0118935">
                <text:p>0.0118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02165">
                <text:p>0.502165</text:p>
              </table:table-cell>
              <table:table-cell office:value-type="float" office:value="-0.353377">
                <text:p>-0.353377</text:p>
              </table:table-cell>
              <table:table-cell office:value-type="float" office:value="0.30125">
                <text:p>0.30125</text:p>
              </table:table-cell>
              <table:table-cell office:value-type="float" office:value="-0.0514131">
                <text:p>-0.0514131</text:p>
              </table:table-cell>
              <table:table-cell office:value-type="float" office:value="0.0512612">
                <text:p>0.0512612</text:p>
              </table:table-cell>
              <table:table-cell office:value-type="float" office:value="-0.104587">
                <text:p>-0.104587</text:p>
              </table:table-cell>
              <table:table-cell office:value-type="float" office:value="0.0123217">
                <text:p>0.0123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95566">
                <text:p>0.495566</text:p>
              </table:table-cell>
              <table:table-cell office:value-type="float" office:value="-0.244918">
                <text:p>-0.244918</text:p>
              </table:table-cell>
              <table:table-cell office:value-type="float" office:value="0.29275">
                <text:p>0.29275</text:p>
              </table:table-cell>
              <table:table-cell office:value-type="float" office:value="-0.0907763">
                <text:p>-0.0907763</text:p>
              </table:table-cell>
              <table:table-cell office:value-type="float" office:value="0.0505678">
                <text:p>0.0505678</text:p>
              </table:table-cell>
              <table:table-cell office:value-type="float" office:value="-0.153645">
                <text:p>-0.153645</text:p>
              </table:table-cell>
              <table:table-cell office:value-type="float" office:value="0.0136069">
                <text:p>0.0136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484587">
                <text:p>0.484587</text:p>
              </table:table-cell>
              <table:table-cell office:value-type="float" office:value="-0.120628">
                <text:p>-0.120628</text:p>
              </table:table-cell>
              <table:table-cell office:value-type="float" office:value="0.283138">
                <text:p>0.283138</text:p>
              </table:table-cell>
              <table:table-cell office:value-type="float" office:value="-0.135734">
                <text:p>-0.135734</text:p>
              </table:table-cell>
              <table:table-cell office:value-type="float" office:value="0.0485459">
                <text:p>0.0485459</text:p>
              </table:table-cell>
              <table:table-cell office:value-type="float" office:value="-0.208783">
                <text:p>-0.208783</text:p>
              </table:table-cell>
              <table:table-cell office:value-type="float" office:value="0.0142307">
                <text:p>0.014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70446">
                <text:p>0.470446</text:p>
              </table:table-cell>
              <table:table-cell office:value-type="float" office:value="-0.0026442">
                <text:p>-0.0026442</text:p>
              </table:table-cell>
              <table:table-cell office:value-type="float" office:value="0.276737">
                <text:p>0.276737</text:p>
              </table:table-cell>
              <table:table-cell office:value-type="float" office:value="-0.177512">
                <text:p>-0.177512</text:p>
              </table:table-cell>
              <table:table-cell office:value-type="float" office:value="0.0429511">
                <text:p>0.0429511</text:p>
              </table:table-cell>
              <table:table-cell office:value-type="float" office:value="-0.25953">
                <text:p>-0.25953</text:p>
              </table:table-cell>
              <table:table-cell office:value-type="float" office:value="0.011994">
                <text:p>0.011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58349">
                <text:p>0.458349</text:p>
              </table:table-cell>
              <table:table-cell office:value-type="float" office:value="0.0966729">
                <text:p>0.0966729</text:p>
              </table:table-cell>
              <table:table-cell office:value-type="float" office:value="0.270074">
                <text:p>0.270074</text:p>
              </table:table-cell>
              <table:table-cell office:value-type="float" office:value="-0.215082">
                <text:p>-0.215082</text:p>
              </table:table-cell>
              <table:table-cell office:value-type="float" office:value="0.0410571">
                <text:p>0.0410571</text:p>
              </table:table-cell>
              <table:table-cell office:value-type="float" office:value="-0.302262">
                <text:p>-0.302262</text:p>
              </table:table-cell>
              <table:table-cell office:value-type="float" office:value="0.0124577">
                <text:p>0.0124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381071">
                <text:p>0.0381071</text:p>
              </table:table-cell>
              <table:table-cell office:value-type="float" office:value="-0.0810486">
                <text:p>-0.0810486</text:p>
              </table:table-cell>
              <table:table-cell office:value-type="float" office:value="0.040106">
                <text:p>0.040106</text:p>
              </table:table-cell>
              <table:table-cell office:value-type="float" office:value="0.0165457">
                <text:p>0.0165457</text:p>
              </table:table-cell>
              <table:table-cell office:value-type="float" office:value="-0.01134">
                <text:p>-0.01134</text:p>
              </table:table-cell>
              <table:table-cell office:value-type="float" office:value="0.0167544">
                <text:p>0.0167544</text:p>
              </table:table-cell>
              <table:table-cell office:value-type="float" office:value="-0.0114874">
                <text:p>-0.0114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00692192">
                <text:p>-0.000692192</text:p>
              </table:table-cell>
              <table:table-cell office:value-type="float" office:value="0.00141852">
                <text:p>0.00141852</text:p>
              </table:table-cell>
              <table:table-cell office:value-type="float" office:value="-0.000800203">
                <text:p>-0.000800203</text:p>
              </table:table-cell>
              <table:table-cell office:value-type="float" office:value="-0.000121879">
                <text:p>-0.000121879</text:p>
              </table:table-cell>
              <table:table-cell office:value-type="float" office:value="0.000289105">
                <text:p>0.000289105</text:p>
              </table:table-cell>
              <table:table-cell office:value-type="float" office:value="-0.000130014">
                <text:p>-0.000130014</text:p>
              </table:table-cell>
              <table:table-cell office:value-type="float" office:value="0.000270891">
                <text:p>0.000270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357806">
                <text:p>0.000357806</text:p>
              </table:table-cell>
              <table:table-cell office:value-type="float" office:value="-0.00431311">
                <text:p>-0.00431311</text:p>
              </table:table-cell>
              <table:table-cell office:value-type="float" office:value="0.000874619">
                <text:p>0.000874619</text:p>
              </table:table-cell>
              <table:table-cell office:value-type="float" office:value="0.00163672">
                <text:p>0.00163672</text:p>
              </table:table-cell>
              <table:table-cell office:value-type="float" office:value="-0.000460221">
                <text:p>-0.000460221</text:p>
              </table:table-cell>
              <table:table-cell office:value-type="float" office:value="0.00202559">
                <text:p>0.00202559</text:p>
              </table:table-cell>
              <table:table-cell office:value-type="float" office:value="-0.000421235">
                <text:p>-0.000421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0127093">
                <text:p>0.0000127093</text:p>
              </table:table-cell>
              <table:table-cell office:value-type="float" office:value="-0.00093761">
                <text:p>-0.00093761</text:p>
              </table:table-cell>
              <table:table-cell office:value-type="float" office:value="0.000188001">
                <text:p>0.000188001</text:p>
              </table:table-cell>
              <table:table-cell office:value-type="float" office:value="0.000354884">
                <text:p>0.000354884</text:p>
              </table:table-cell>
              <table:table-cell office:value-type="float" office:value="-0.00014416">
                <text:p>-0.00014416</text:p>
              </table:table-cell>
              <table:table-cell office:value-type="float" office:value="0.000446404">
                <text:p>0.000446404</text:p>
              </table:table-cell>
              <table:table-cell office:value-type="float" office:value="-0.000123575">
                <text:p>-0.000123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000817129">
                <text:p>-0.0000817129</text:p>
              </table:table-cell>
              <table:table-cell office:value-type="float" office:value="0.000405421">
                <text:p>0.000405421</text:p>
              </table:table-cell>
              <table:table-cell office:value-type="float" office:value="0.00000105265">
                <text:p>0.00000105265</text:p>
              </table:table-cell>
              <table:table-cell office:value-type="float" office:value="-0.000121261">
                <text:p>-0.000121261</text:p>
              </table:table-cell>
              <table:table-cell office:value-type="float" office:value="-0.0000704867">
                <text:p>-0.0000704867</text:p>
              </table:table-cell>
              <table:table-cell office:value-type="float" office:value="-0.000178078">
                <text:p>-0.000178078</text:p>
              </table:table-cell>
              <table:table-cell office:value-type="float" office:value="-0.000051148">
                <text:p>-0.000051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000204777">
                <text:p>-0.0000204777</text:p>
              </table:table-cell>
              <table:table-cell office:value-type="float" office:value="-0.000215733">
                <text:p>-0.000215733</text:p>
              </table:table-cell>
              <table:table-cell office:value-type="float" office:value="0.0000703601">
                <text:p>0.0000703601</text:p>
              </table:table-cell>
              <table:table-cell office:value-type="float" office:value="0.000117244">
                <text:p>0.000117244</text:p>
              </table:table-cell>
              <table:table-cell office:value-type="float" office:value="-0.0000734375">
                <text:p>-0.0000734375</text:p>
              </table:table-cell>
              <table:table-cell office:value-type="float" office:value="0.000128884">
                <text:p>0.000128884</text:p>
              </table:table-cell>
              <table:table-cell office:value-type="float" office:value="-0.000060973">
                <text:p>-0.000060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000766847">
                <text:p>0.000000766847</text:p>
              </table:table-cell>
              <table:table-cell office:value-type="float" office:value="0.0000331516">
                <text:p>0.0000331516</text:p>
              </table:table-cell>
              <table:table-cell office:value-type="float" office:value="-0.00000423464">
                <text:p>-0.00000423464</text:p>
              </table:table-cell>
              <table:table-cell office:value-type="float" office:value="-0.0000297385">
                <text:p>-0.0000297385</text:p>
              </table:table-cell>
              <table:table-cell office:value-type="float" office:value="0.00000201999">
                <text:p>0.00000201999</text:p>
              </table:table-cell>
              <table:table-cell office:value-type="float" office:value="-0.000031212">
                <text:p>-0.000031212</text:p>
              </table:table-cell>
              <table:table-cell office:value-type="float" office:value="0.00000236031">
                <text:p>0.00000236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0308102">
                <text:p>0.0000308102</text:p>
              </table:table-cell>
              <table:table-cell office:value-type="float" office:value="0.000164226">
                <text:p>0.000164226</text:p>
              </table:table-cell>
              <table:table-cell office:value-type="float" office:value="-0.0000167671">
                <text:p>-0.0000167671</text:p>
              </table:table-cell>
              <table:table-cell office:value-type="float" office:value="-0.000046119">
                <text:p>-0.000046119</text:p>
              </table:table-cell>
              <table:table-cell office:value-type="float" office:value="0.0000341226">
                <text:p>0.0000341226</text:p>
              </table:table-cell>
              <table:table-cell office:value-type="float" office:value="-0.0000715531">
                <text:p>-0.0000715531</text:p>
              </table:table-cell>
              <table:table-cell office:value-type="float" office:value="0.000026377">
                <text:p>0.000026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00208005">
                <text:p>-0.000208005</text:p>
              </table:table-cell>
              <table:table-cell office:value-type="float" office:value="0.000610453">
                <text:p>0.000610453</text:p>
              </table:table-cell>
              <table:table-cell office:value-type="float" office:value="0.00000889341">
                <text:p>0.00000889341</text:p>
              </table:table-cell>
              <table:table-cell office:value-type="float" office:value="-0.000188982">
                <text:p>-0.000188982</text:p>
              </table:table-cell>
              <table:table-cell office:value-type="float" office:value="-0.000174263">
                <text:p>-0.000174263</text:p>
              </table:table-cell>
              <table:table-cell office:value-type="float" office:value="-0.000267193">
                <text:p>-0.000267193</text:p>
              </table:table-cell>
              <table:table-cell office:value-type="float" office:value="-0.000127188">
                <text:p>-0.00012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1188">
                <text:p>0.0001188</text:p>
              </table:table-cell>
              <table:table-cell office:value-type="float" office:value="-0.000493113">
                <text:p>-0.000493113</text:p>
              </table:table-cell>
              <table:table-cell office:value-type="float" office:value="0.0000045328">
                <text:p>0.0000045328</text:p>
              </table:table-cell>
              <table:table-cell office:value-type="float" office:value="0.000169431">
                <text:p>0.000169431</text:p>
              </table:table-cell>
              <table:table-cell office:value-type="float" office:value="0.0000957265">
                <text:p>0.0000957265</text:p>
              </table:table-cell>
              <table:table-cell office:value-type="float" office:value="0.000232102">
                <text:p>0.000232102</text:p>
              </table:table-cell>
              <table:table-cell office:value-type="float" office:value="0.0000684678">
                <text:p>0.0000684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741163">
                <text:p>-0.741163</text:p>
              </table:table-cell>
              <table:table-cell office:value-type="float" office:value="0.0371374">
                <text:p>0.0371374</text:p>
              </table:table-cell>
              <table:table-cell office:value-type="float" office:value="-0.0228572">
                <text:p>-0.0228572</text:p>
              </table:table-cell>
              <table:table-cell office:value-type="float" office:value="0.125889">
                <text:p>0.125889</text:p>
              </table:table-cell>
              <table:table-cell office:value-type="float" office:value="-0.488809">
                <text:p>-0.488809</text:p>
              </table:table-cell>
              <table:table-cell office:value-type="float" office:value="0.197445">
                <text:p>0.197445</text:p>
              </table:table-cell>
              <table:table-cell office:value-type="float" office:value="-0.358677">
                <text:p>-0.358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846251">
                <text:p>-0.846251</text:p>
              </table:table-cell>
              <table:table-cell office:value-type="float" office:value="0.244094">
                <text:p>0.244094</text:p>
              </table:table-cell>
              <table:table-cell office:value-type="float" office:value="-0.0561244">
                <text:p>-0.0561244</text:p>
              </table:table-cell>
              <table:table-cell office:value-type="float" office:value="0.0429125">
                <text:p>0.0429125</text:p>
              </table:table-cell>
              <table:table-cell office:value-type="float" office:value="-0.542977">
                <text:p>-0.542977</text:p>
              </table:table-cell>
              <table:table-cell office:value-type="float" office:value="0.109816">
                <text:p>0.109816</text:p>
              </table:table-cell>
              <table:table-cell office:value-type="float" office:value="-0.395207">
                <text:p>-0.39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846914">
                <text:p>-0.846914</text:p>
              </table:table-cell>
              <table:table-cell office:value-type="float" office:value="0.392373">
                <text:p>0.392373</text:p>
              </table:table-cell>
              <table:table-cell office:value-type="float" office:value="-0.0844178">
                <text:p>-0.0844178</text:p>
              </table:table-cell>
              <table:table-cell office:value-type="float" office:value="-0.0214442">
                <text:p>-0.0214442</text:p>
              </table:table-cell>
              <table:table-cell office:value-type="float" office:value="-0.53043">
                <text:p>-0.53043</text:p>
              </table:table-cell>
              <table:table-cell office:value-type="float" office:value="0.0385787">
                <text:p>0.0385787</text:p>
              </table:table-cell>
              <table:table-cell office:value-type="float" office:value="-0.38336">
                <text:p>-0.38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848252">
                <text:p>-0.848252</text:p>
              </table:table-cell>
              <table:table-cell office:value-type="float" office:value="0.509527">
                <text:p>0.509527</text:p>
              </table:table-cell>
              <table:table-cell office:value-type="float" office:value="-0.106874">
                <text:p>-0.106874</text:p>
              </table:table-cell>
              <table:table-cell office:value-type="float" office:value="-0.0665479">
                <text:p>-0.0665479</text:p>
              </table:table-cell>
              <table:table-cell office:value-type="float" office:value="-0.524601">
                <text:p>-0.524601</text:p>
              </table:table-cell>
              <table:table-cell office:value-type="float" office:value="-0.00794409">
                <text:p>-0.00794409</text:p>
              </table:table-cell>
              <table:table-cell office:value-type="float" office:value="-0.377263">
                <text:p>-0.377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846611">
                <text:p>-0.846611</text:p>
              </table:table-cell>
              <table:table-cell office:value-type="float" office:value="0.644339">
                <text:p>0.644339</text:p>
              </table:table-cell>
              <table:table-cell office:value-type="float" office:value="-0.134299">
                <text:p>-0.134299</text:p>
              </table:table-cell>
              <table:table-cell office:value-type="float" office:value="-0.125661">
                <text:p>-0.125661</text:p>
              </table:table-cell>
              <table:table-cell office:value-type="float" office:value="-0.516348">
                <text:p>-0.516348</text:p>
              </table:table-cell>
              <table:table-cell office:value-type="float" office:value="-0.0650552">
                <text:p>-0.0650552</text:p>
              </table:table-cell>
              <table:table-cell office:value-type="float" office:value="-0.368857">
                <text:p>-0.368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849214">
                <text:p>-0.849214</text:p>
              </table:table-cell>
              <table:table-cell office:value-type="float" office:value="0.787596">
                <text:p>0.787596</text:p>
              </table:table-cell>
              <table:table-cell office:value-type="float" office:value="-0.16156">
                <text:p>-0.16156</text:p>
              </table:table-cell>
              <table:table-cell office:value-type="float" office:value="-0.190543">
                <text:p>-0.190543</text:p>
              </table:table-cell>
              <table:table-cell office:value-type="float" office:value="-0.514766">
                <text:p>-0.514766</text:p>
              </table:table-cell>
              <table:table-cell office:value-type="float" office:value="-0.122963">
                <text:p>-0.122963</text:p>
              </table:table-cell>
              <table:table-cell office:value-type="float" office:value="-0.365419">
                <text:p>-0.365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849465">
                <text:p>-0.849465</text:p>
              </table:table-cell>
              <table:table-cell office:value-type="float" office:value="0.95658">
                <text:p>0.95658</text:p>
              </table:table-cell>
              <table:table-cell office:value-type="float" office:value="-0.195097">
                <text:p>-0.195097</text:p>
              </table:table-cell>
              <table:table-cell office:value-type="float" office:value="-0.276585">
                <text:p>-0.276585</text:p>
              </table:table-cell>
              <table:table-cell office:value-type="float" office:value="-0.509925">
                <text:p>-0.509925</text:p>
              </table:table-cell>
              <table:table-cell office:value-type="float" office:value="-0.194121">
                <text:p>-0.194121</text:p>
              </table:table-cell>
              <table:table-cell office:value-type="float" office:value="-0.358883">
                <text:p>-0.358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85308">
                <text:p>-0.85308</text:p>
              </table:table-cell>
              <table:table-cell office:value-type="float" office:value="1">
                <text:p>1</text:p>
              </table:table-cell>
              <table:table-cell office:value-type="float" office:value="-0.222722">
                <text:p>-0.222722</text:p>
              </table:table-cell>
              <table:table-cell office:value-type="float" office:value="-0.360637">
                <text:p>-0.360637</text:p>
              </table:table-cell>
              <table:table-cell office:value-type="float" office:value="-0.514945">
                <text:p>-0.514945</text:p>
              </table:table-cell>
              <table:table-cell office:value-type="float" office:value="-0.253852">
                <text:p>-0.253852</text:p>
              </table:table-cell>
              <table:table-cell office:value-type="float" office:value="-0.360359">
                <text:p>-0.360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85415">
                <text:p>-0.85415</text:p>
              </table:table-cell>
              <table:table-cell office:value-type="float" office:value="1">
                <text:p>1</text:p>
              </table:table-cell>
              <table:table-cell office:value-type="float" office:value="-0.249745">
                <text:p>-0.249745</text:p>
              </table:table-cell>
              <table:table-cell office:value-type="float" office:value="-0.436219">
                <text:p>-0.436219</text:p>
              </table:table-cell>
              <table:table-cell office:value-type="float" office:value="-0.522632">
                <text:p>-0.522632</text:p>
              </table:table-cell>
              <table:table-cell office:value-type="float" office:value="-0.326874">
                <text:p>-0.326874</text:p>
              </table:table-cell>
              <table:table-cell office:value-type="float" office:value="-0.364973">
                <text:p>-0.3649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